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ce3" style:family="table-cell" style:parent-style-name="Default" style:data-style-name="N108"/>
    <style:style style:name="ce4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row table:style-name="ro1">
          <table:table-cell office:value-type="string">
            <text:p>serie</text:p>
          </table:table-cell>
          <table:table-cell office:value-type="string">
            <text:p>primi 100</text:p>
          </table:table-cell>
          <table:table-cell office:value-type="string">
            <text:p>secondi</text:p>
          </table:table-cell>
          <table:table-cell office:value-type="string">
            <text:p>terzi</text:p>
          </table:table-cell>
          <table:table-cell office:value-type="string">
            <text:p>quarti</text:p>
          </table:table-cell>
          <table:table-cell office:value-type="string">
            <text:p>quinti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.0009">
            <text:p>2.0009</text:p>
          </table:table-cell>
          <table:table-cell office:value-type="float" office:value="2.0016">
            <text:p>2.0016</text:p>
          </table:table-cell>
          <table:table-cell office:value-type="float" office:value="2.0014">
            <text:p>2.0014</text:p>
          </table:table-cell>
          <table:table-cell office:value-type="float" office:value="2.0012">
            <text:p>2.0012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2.0009">
            <text:p>2.0009</text:p>
          </table:table-cell>
          <table:table-cell office:value-type="float" office:value="2.0016">
            <text:p>2.0016</text:p>
          </table:table-cell>
          <table:table-cell table:number-columns-repeated="2" office:value-type="float" office:value="2.0013">
            <text:p>2.0013</text:p>
          </table:table-cell>
          <table:table-cell office:value-type="float" office:value="2.0012">
            <text:p>2.001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2.0009">
            <text:p>2.0009</text:p>
          </table:table-cell>
          <table:table-cell office:value-type="float" office:value="2.0016">
            <text:p>2.0016</text:p>
          </table:table-cell>
          <table:table-cell table:number-columns-repeated="2" office:value-type="float" office:value="2.0012">
            <text:p>2.0012</text:p>
          </table:table-cell>
          <table:table-cell office:value-type="float" office:value="2.0011">
            <text:p>2.001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2.0009">
            <text:p>2.0009</text:p>
          </table:table-cell>
          <table:table-cell office:value-type="float" office:value="2.0016">
            <text:p>2.0016</text:p>
          </table:table-cell>
          <table:table-cell table:number-columns-repeated="2" office:value-type="float" office:value="2.0013">
            <text:p>2.0013</text:p>
          </table:table-cell>
          <table:table-cell office:value-type="float" office:value="2.001">
            <text:p>2.001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2.0009">
            <text:p>2.0009</text:p>
          </table:table-cell>
          <table:table-cell office:value-type="float" office:value="2.0016">
            <text:p>2.0016</text:p>
          </table:table-cell>
          <table:table-cell office:value-type="float" office:value="2.0014">
            <text:p>2.0014</text:p>
          </table:table-cell>
          <table:table-cell office:value-type="float" office:value="2.0012">
            <text:p>2.0012</text:p>
          </table:table-cell>
          <table:table-cell office:value-type="float" office:value="2.001">
            <text:p>2.0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2.0007">
            <text:p>2.0007</text:p>
          </table:table-cell>
          <table:table-cell office:value-type="float" office:value="2.0015">
            <text:p>2.0015</text:p>
          </table:table-cell>
          <table:table-cell table:number-columns-repeated="3" office:value-type="float" office:value="2.0011">
            <text:p>2.001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2.0007">
            <text:p>2.0007</text:p>
          </table:table-cell>
          <table:table-cell office:value-type="float" office:value="2.0014">
            <text:p>2.0014</text:p>
          </table:table-cell>
          <table:table-cell office:value-type="float" office:value="2.0013">
            <text:p>2.0013</text:p>
          </table:table-cell>
          <table:table-cell office:value-type="float" office:value="2.0012">
            <text:p>2.0012</text:p>
          </table:table-cell>
          <table:table-cell office:value-type="float" office:value="2.001">
            <text:p>2.001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float" office:value="2.0007">
            <text:p>2.0007</text:p>
          </table:table-cell>
          <table:table-cell office:value-type="float" office:value="2.0015">
            <text:p>2.0015</text:p>
          </table:table-cell>
          <table:table-cell office:value-type="float" office:value="2.0013">
            <text:p>2.0013</text:p>
          </table:table-cell>
          <table:table-cell office:value-type="float" office:value="2.0011">
            <text:p>2.0011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float" office:value="2.0006">
            <text:p>2.0006</text:p>
          </table:table-cell>
          <table:table-cell office:value-type="float" office:value="2.0015">
            <text:p>2.0015</text:p>
          </table:table-cell>
          <table:table-cell table:number-columns-repeated="2" office:value-type="float" office:value="2.0011">
            <text:p>2.0011</text:p>
          </table:table-cell>
          <table:table-cell office:value-type="float" office:value="2.001">
            <text:p>2.00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float" office:value="2.0007">
            <text:p>2.0007</text:p>
          </table:table-cell>
          <table:table-cell office:value-type="float" office:value="2.0016">
            <text:p>2.0016</text:p>
          </table:table-cell>
          <table:table-cell table:number-columns-repeated="2" office:value-type="float" office:value="2.0011">
            <text:p>2.0011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float" office:value="2.0006">
            <text:p>2.0006</text:p>
          </table:table-cell>
          <table:table-cell office:value-type="float" office:value="2.0013">
            <text:p>2.0013</text:p>
          </table:table-cell>
          <table:table-cell office:value-type="float" office:value="2.0011">
            <text:p>2.0011</text:p>
          </table:table-cell>
          <table:table-cell office:value-type="float" office:value="2.001">
            <text:p>2.0010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float" office:value="2.0006">
            <text:p>2.0006</text:p>
          </table:table-cell>
          <table:table-cell office:value-type="float" office:value="2.0014">
            <text:p>2.0014</text:p>
          </table:table-cell>
          <table:table-cell office:value-type="float" office:value="2.0011">
            <text:p>2.0011</text:p>
          </table:table-cell>
          <table:table-cell office:value-type="float" office:value="2.001">
            <text:p>2.0010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float" office:value="2.0005">
            <text:p>2.0005</text:p>
          </table:table-cell>
          <table:table-cell office:value-type="float" office:value="2.0015">
            <text:p>2.0015</text:p>
          </table:table-cell>
          <table:table-cell table:number-columns-repeated="2" office:value-type="float" office:value="2.001">
            <text:p>2.0010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float" office:value="2.0005">
            <text:p>2.0005</text:p>
          </table:table-cell>
          <table:table-cell office:value-type="float" office:value="2.0014">
            <text:p>2.0014</text:p>
          </table:table-cell>
          <table:table-cell office:value-type="float" office:value="2.0011">
            <text:p>2.0011</text:p>
          </table:table-cell>
          <table:table-cell office:value-type="float" office:value="2.001">
            <text:p>2.0010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float" office:value="2.0004">
            <text:p>2.0004</text:p>
          </table:table-cell>
          <table:table-cell office:value-type="float" office:value="2.0012">
            <text:p>2.0012</text:p>
          </table:table-cell>
          <table:table-cell office:value-type="float" office:value="2.0011">
            <text:p>2.0011</text:p>
          </table:table-cell>
          <table:table-cell office:value-type="float" office:value="2.0008">
            <text:p>2.0008</text:p>
          </table:table-cell>
          <table:table-cell office:value-type="float" office:value="2.001">
            <text:p>2.00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float" office:value="2.0004">
            <text:p>2.0004</text:p>
          </table:table-cell>
          <table:table-cell office:value-type="float" office:value="2.0014">
            <text:p>2.0014</text:p>
          </table:table-cell>
          <table:table-cell table:number-columns-repeated="2" office:value-type="float" office:value="2.001">
            <text:p>2.0010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float" office:value="2.0004">
            <text:p>2.0004</text:p>
          </table:table-cell>
          <table:table-cell office:value-type="float" office:value="2.0013">
            <text:p>2.0013</text:p>
          </table:table-cell>
          <table:table-cell office:value-type="float" office:value="2.0009">
            <text:p>2.0009</text:p>
          </table:table-cell>
          <table:table-cell office:value-type="float" office:value="2.001">
            <text:p>2.0010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float" office:value="2.0005">
            <text:p>2.0005</text:p>
          </table:table-cell>
          <table:table-cell office:value-type="float" office:value="2.0014">
            <text:p>2.0014</text:p>
          </table:table-cell>
          <table:table-cell table:number-columns-repeated="2" office:value-type="float" office:value="2.0008">
            <text:p>2.0008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float" office:value="2.0004">
            <text:p>2.0004</text:p>
          </table:table-cell>
          <table:table-cell office:value-type="float" office:value="2.0012">
            <text:p>2.0012</text:p>
          </table:table-cell>
          <table:table-cell office:value-type="float" office:value="2.001">
            <text:p>2.0010</text:p>
          </table:table-cell>
          <table:table-cell table:number-columns-repeated="2" office:value-type="float" office:value="2.0008">
            <text:p>2.00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float" office:value="2.0003">
            <text:p>2.0003</text:p>
          </table:table-cell>
          <table:table-cell office:value-type="float" office:value="2.0013">
            <text:p>2.0013</text:p>
          </table:table-cell>
          <table:table-cell office:value-type="float" office:value="2.0008">
            <text:p>2.0008</text:p>
          </table:table-cell>
          <table:table-cell table:number-columns-repeated="2" office:value-type="float" office:value="2.0009">
            <text:p>2.000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float" office:value="2.0003">
            <text:p>2.0003</text:p>
          </table:table-cell>
          <table:table-cell office:value-type="float" office:value="2.0013">
            <text:p>2.0013</text:p>
          </table:table-cell>
          <table:table-cell office:value-type="float" office:value="2.0006">
            <text:p>2.0006</text:p>
          </table:table-cell>
          <table:table-cell office:value-type="float" office:value="2.0007">
            <text:p>2.0007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2" office:value-type="float" office:value="2.0004">
            <text:p>2.0004</text:p>
          </table:table-cell>
          <table:table-cell office:value-type="float" office:value="2.0013">
            <text:p>2.0013</text:p>
          </table:table-cell>
          <table:table-cell table:number-columns-repeated="2" office:value-type="float" office:value="2.0007">
            <text:p>2.0007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float" office:value="2.0003">
            <text:p>2.0003</text:p>
          </table:table-cell>
          <table:table-cell office:value-type="float" office:value="2.0016">
            <text:p>2.0016</text:p>
          </table:table-cell>
          <table:table-cell office:value-type="float" office:value="2.0006">
            <text:p>2.0006</text:p>
          </table:table-cell>
          <table:table-cell office:value-type="float" office:value="2.0007">
            <text:p>2.0007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float" office:value="2.0002">
            <text:p>2.0002</text:p>
          </table:table-cell>
          <table:table-cell office:value-type="float" office:value="2.0011">
            <text:p>2.0011</text:p>
          </table:table-cell>
          <table:table-cell office:value-type="float" office:value="2.0007">
            <text:p>2.0007</text:p>
          </table:table-cell>
          <table:table-cell office:value-type="float" office:value="2.0008">
            <text:p>2.0008</text:p>
          </table:table-cell>
          <table:table-cell office:value-type="float" office:value="2.0009">
            <text:p>2.000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float" office:value="2.0002">
            <text:p>2.0002</text:p>
          </table:table-cell>
          <table:table-cell office:value-type="float" office:value="2.0011">
            <text:p>2.0011</text:p>
          </table:table-cell>
          <table:table-cell office:value-type="float" office:value="2.0007">
            <text:p>2.0007</text:p>
          </table:table-cell>
          <table:table-cell office:value-type="float" office:value="2.0005">
            <text:p>2.0005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float" office:value="2.0002">
            <text:p>2.0002</text:p>
          </table:table-cell>
          <table:table-cell office:value-type="float" office:value="2.0011">
            <text:p>2.0011</text:p>
          </table:table-cell>
          <table:table-cell table:number-columns-repeated="2" office:value-type="float" office:value="2.0005">
            <text:p>2.0005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float" office:value="2.0001">
            <text:p>2.0001</text:p>
          </table:table-cell>
          <table:table-cell office:value-type="float" office:value="2.0012">
            <text:p>2.0012</text:p>
          </table:table-cell>
          <table:table-cell office:value-type="float" office:value="2.0006">
            <text:p>2.0006</text:p>
          </table:table-cell>
          <table:table-cell office:value-type="float" office:value="2.0004">
            <text:p>2.0004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float" office:value="2.0002">
            <text:p>2.0002</text:p>
          </table:table-cell>
          <table:table-cell office:value-type="float" office:value="2.0011">
            <text:p>2.0011</text:p>
          </table:table-cell>
          <table:table-cell office:value-type="float" office:value="2.0006">
            <text:p>2.0006</text:p>
          </table:table-cell>
          <table:table-cell office:value-type="float" office:value="2.0005">
            <text:p>2.0005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float" office:value="2">
            <text:p>2.0000</text:p>
          </table:table-cell>
          <table:table-cell office:value-type="float" office:value="2.0013">
            <text:p>2.0013</text:p>
          </table:table-cell>
          <table:table-cell table:number-columns-repeated="2" office:value-type="float" office:value="2.0004">
            <text:p>2.0004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2">
            <text:p>2.0000</text:p>
          </table:table-cell>
          <table:table-cell office:value-type="float" office:value="2.0009">
            <text:p>2.0009</text:p>
          </table:table-cell>
          <table:table-cell office:value-type="float" office:value="2.0006">
            <text:p>2.0006</text:p>
          </table:table-cell>
          <table:table-cell office:value-type="float" office:value="2.0002">
            <text:p>2.0002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float" office:value="2">
            <text:p>2.0000</text:p>
          </table:table-cell>
          <table:table-cell office:value-type="float" office:value="2.0011">
            <text:p>2.0011</text:p>
          </table:table-cell>
          <table:table-cell table:number-columns-repeated="2" office:value-type="float" office:value="2.0005">
            <text:p>2.0005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2" office:value-type="float" office:value="2.0001">
            <text:p>2.0001</text:p>
          </table:table-cell>
          <table:table-cell office:value-type="float" office:value="2.0011">
            <text:p>2.0011</text:p>
          </table:table-cell>
          <table:table-cell office:value-type="float" office:value="2.0004">
            <text:p>2.0004</text:p>
          </table:table-cell>
          <table:table-cell office:value-type="float" office:value="2.0001">
            <text:p>2.0001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2" office:value-type="float" office:value="2">
            <text:p>2.0000</text:p>
          </table:table-cell>
          <table:table-cell office:value-type="float" office:value="2.0011">
            <text:p>2.0011</text:p>
          </table:table-cell>
          <table:table-cell office:value-type="float" office:value="2.0003">
            <text:p>2.0003</text:p>
          </table:table-cell>
          <table:table-cell office:value-type="float" office:value="2.0001">
            <text:p>2.0001</text:p>
          </table:table-cell>
          <table:table-cell office:value-type="float" office:value="2.0008">
            <text:p>2.000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2" office:value-type="float" office:value="1.9999">
            <text:p>1.9999</text:p>
          </table:table-cell>
          <table:table-cell office:value-type="float" office:value="2.001">
            <text:p>2.0010</text:p>
          </table:table-cell>
          <table:table-cell office:value-type="float" office:value="2.0003">
            <text:p>2.0003</text:p>
          </table:table-cell>
          <table:table-cell office:value-type="float" office:value="2.0001">
            <text:p>2.0001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float" office:value="2">
            <text:p>2.0000</text:p>
          </table:table-cell>
          <table:table-cell office:value-type="float" office:value="2.0011">
            <text:p>2.0011</text:p>
          </table:table-cell>
          <table:table-cell office:value-type="float" office:value="2.0003">
            <text:p>2.0003</text:p>
          </table:table-cell>
          <table:table-cell office:value-type="float" office:value="2.0001">
            <text:p>2.0001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style-name="ce2" office:value-type="float" office:value="1.9999">
            <text:p>1.9999</text:p>
          </table:table-cell>
          <table:table-cell office:value-type="float" office:value="2.0011">
            <text:p>2.0011</text:p>
          </table:table-cell>
          <table:table-cell office:value-type="float" office:value="2.0004">
            <text:p>2.0004</text:p>
          </table:table-cell>
          <table:table-cell office:value-type="float" office:value="2.0002">
            <text:p>2.0002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style-name="ce2" office:value-type="float" office:value="1.9998">
            <text:p>1.9998</text:p>
          </table:table-cell>
          <table:table-cell office:value-type="float" office:value="2.001">
            <text:p>2.0010</text:p>
          </table:table-cell>
          <table:table-cell office:value-type="float" office:value="2.0001">
            <text:p>2.0001</text:p>
          </table:table-cell>
          <table:table-cell office:value-type="float" office:value="2.0003">
            <text:p>2.0003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style-name="ce2" office:value-type="float" office:value="1.9998">
            <text:p>1.9998</text:p>
          </table:table-cell>
          <table:table-cell office:value-type="float" office:value="2.0008">
            <text:p>2.0008</text:p>
          </table:table-cell>
          <table:table-cell office:value-type="float" office:value="2.0001">
            <text:p>2.0001</text:p>
          </table:table-cell>
          <table:table-cell office:value-type="float" office:value="2.0002">
            <text:p>2.0002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style-name="ce2" office:value-type="float" office:value="1.9999">
            <text:p>1.9999</text:p>
          </table:table-cell>
          <table:table-cell office:value-type="float" office:value="2.0009">
            <text:p>2.0009</text:p>
          </table:table-cell>
          <table:table-cell office:value-type="float" office:value="2.0004">
            <text:p>2.0004</text:p>
          </table:table-cell>
          <table:table-cell office:value-type="float" office:value="2.0002">
            <text:p>2.0002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style-name="ce2" office:value-type="float" office:value="1.9997">
            <text:p>1.9997</text:p>
          </table:table-cell>
          <table:table-cell office:value-type="float" office:value="2.0009">
            <text:p>2.0009</text:p>
          </table:table-cell>
          <table:table-cell office:value-type="float" office:value="2.0001">
            <text:p>2.0001</text:p>
          </table:table-cell>
          <table:table-cell office:value-type="float" office:value="2.0002">
            <text:p>2.0002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style-name="ce2" office:value-type="float" office:value="1.9997">
            <text:p>1.9997</text:p>
          </table:table-cell>
          <table:table-cell office:value-type="float" office:value="2.0009">
            <text:p>2.0009</text:p>
          </table:table-cell>
          <table:table-cell office:value-type="float" office:value="2.0003">
            <text:p>2.0003</text:p>
          </table:table-cell>
          <table:table-cell office:value-type="float" office:value="2">
            <text:p>2.0000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style-name="ce2" office:value-type="float" office:value="1.9998">
            <text:p>1.9998</text:p>
          </table:table-cell>
          <table:table-cell office:value-type="float" office:value="2.0008">
            <text:p>2.0008</text:p>
          </table:table-cell>
          <table:table-cell table:number-columns-repeated="2" office:value-type="float" office:value="2.0002">
            <text:p>2.0002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style-name="ce2" office:value-type="float" office:value="1.9997">
            <text:p>1.9997</text:p>
          </table:table-cell>
          <table:table-cell office:value-type="float" office:value="2.0009">
            <text:p>2.0009</text:p>
          </table:table-cell>
          <table:table-cell office:value-type="float" office:value="2.0002">
            <text:p>2.0002</text:p>
          </table:table-cell>
          <table:table-cell office:value-type="float" office:value="2.0001">
            <text:p>2.0001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style-name="ce2" office:value-type="float" office:value="1.9996">
            <text:p>1.9996</text:p>
          </table:table-cell>
          <table:table-cell office:value-type="float" office:value="2.0008">
            <text:p>2.0008</text:p>
          </table:table-cell>
          <table:table-cell office:value-type="float" office:value="2.0002">
            <text:p>2.0002</text:p>
          </table:table-cell>
          <table:table-cell office:value-type="float" office:value="2.0004">
            <text:p>2.0004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style-name="ce2" office:value-type="float" office:value="1.9997">
            <text:p>1.9997</text:p>
          </table:table-cell>
          <table:table-cell office:value-type="float" office:value="2.0008">
            <text:p>2.0008</text:p>
          </table:table-cell>
          <table:table-cell office:value-type="float" office:value="2.0001">
            <text:p>2.0001</text:p>
          </table:table-cell>
          <table:table-cell office:value-type="float" office:value="2.0002">
            <text:p>2.0002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style-name="ce2" office:value-type="float" office:value="1.9997">
            <text:p>1.9997</text:p>
          </table:table-cell>
          <table:table-cell office:value-type="float" office:value="2.0007">
            <text:p>2.0007</text:p>
          </table:table-cell>
          <table:table-cell office:value-type="float" office:value="2.0002">
            <text:p>2.0002</text:p>
          </table:table-cell>
          <table:table-cell office:value-type="float" office:value="2">
            <text:p>2.0000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style-name="ce2" office:value-type="float" office:value="1.9995">
            <text:p>1.9995</text:p>
          </table:table-cell>
          <table:table-cell office:value-type="float" office:value="2.0008">
            <text:p>2.0008</text:p>
          </table:table-cell>
          <table:table-cell office:value-type="float" office:value="2">
            <text:p>2.0000</text:p>
          </table:table-cell>
          <table:table-cell office:value-type="float" office:value="2.0001">
            <text:p>2.0001</text:p>
          </table:table-cell>
          <table:table-cell office:value-type="float" office:value="2.0007">
            <text:p>2.000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style-name="ce2" office:value-type="float" office:value="1.9996">
            <text:p>1.9996</text:p>
          </table:table-cell>
          <table:table-cell office:value-type="float" office:value="2.0007">
            <text:p>2.0007</text:p>
          </table:table-cell>
          <table:table-cell table:number-columns-repeated="2" office:value-type="float" office:value="2.0001">
            <text:p>2.0001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style-name="ce2" office:value-type="float" office:value="1.9996">
            <text:p>1.9996</text:p>
          </table:table-cell>
          <table:table-cell office:value-type="float" office:value="2.0007">
            <text:p>2.0007</text:p>
          </table:table-cell>
          <table:table-cell table:number-columns-repeated="2" office:value-type="float" office:value="2.0001">
            <text:p>2.0001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1.9995">
            <text:p>1.9995</text:p>
          </table:table-cell>
          <table:table-cell office:value-type="float" office:value="2.0006">
            <text:p>2.0006</text:p>
          </table:table-cell>
          <table:table-cell office:value-type="float" office:value="2">
            <text:p>2.0000</text:p>
          </table:table-cell>
          <table:table-cell office:value-type="float" office:value="2.0001">
            <text:p>2.0001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2" office:value-type="float" office:value="1.9995">
            <text:p>1.9995</text:p>
          </table:table-cell>
          <table:table-cell office:value-type="float" office:value="2.0004">
            <text:p>2.0004</text:p>
          </table:table-cell>
          <table:table-cell office:value-type="float" office:value="2">
            <text:p>2.0000</text:p>
          </table:table-cell>
          <table:table-cell office:value-type="float" office:value="2.0002">
            <text:p>2.0002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style-name="ce2" office:value-type="float" office:value="1.9995">
            <text:p>1.9995</text:p>
          </table:table-cell>
          <table:table-cell office:value-type="float" office:value="2.0006">
            <text:p>2.0006</text:p>
          </table:table-cell>
          <table:table-cell office:value-type="float" office:value="2.0001">
            <text:p>2.0001</text:p>
          </table:table-cell>
          <table:table-cell office:value-type="float" office:value="2">
            <text:p>2.0000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style-name="ce2" office:value-type="float" office:value="1.9994">
            <text:p>1.9994</text:p>
          </table:table-cell>
          <table:table-cell office:value-type="float" office:value="2.0004">
            <text:p>2.0004</text:p>
          </table:table-cell>
          <table:table-cell office:value-type="float" office:value="2.0001">
            <text:p>2.0001</text:p>
          </table:table-cell>
          <table:table-cell office:value-type="float" office:value="2.0002">
            <text:p>2.0002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style-name="ce2" office:value-type="float" office:value="1.9995">
            <text:p>1.9995</text:p>
          </table:table-cell>
          <table:table-cell office:value-type="float" office:value="2.0004">
            <text:p>2.0004</text:p>
          </table:table-cell>
          <table:table-cell table:number-columns-repeated="2" office:value-type="float" office:value="2">
            <text:p>2.0000</text:p>
          </table:table-cell>
          <table:table-cell office:value-type="float" office:value="2.0006">
            <text:p>2.000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style-name="ce2" office:value-type="float" office:value="1.9994">
            <text:p>1.9994</text:p>
          </table:table-cell>
          <table:table-cell office:value-type="float" office:value="2.0002">
            <text:p>2.0002</text:p>
          </table:table-cell>
          <table:table-cell office:value-type="float" office:value="2.0001">
            <text:p>2.0001</text:p>
          </table:table-cell>
          <table:table-cell office:value-type="float" office:value="2">
            <text:p>2.0000</text:p>
          </table:table-cell>
          <table:table-cell office:value-type="float" office:value="2.0004">
            <text:p>2.0004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style-name="ce2" office:value-type="float" office:value="1.9994">
            <text:p>1.9994</text:p>
          </table:table-cell>
          <table:table-cell office:value-type="float" office:value="2.0004">
            <text:p>2.0004</text:p>
          </table:table-cell>
          <table:table-cell office:value-type="float" office:value="1.9998">
            <text:p>1.9998</text:p>
          </table:table-cell>
          <table:table-cell office:value-type="float" office:value="2.0001">
            <text:p>2.0001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style-name="ce2" office:value-type="float" office:value="1.9995">
            <text:p>1.9995</text:p>
          </table:table-cell>
          <table:table-cell office:value-type="float" office:value="2.0004">
            <text:p>2.0004</text:p>
          </table:table-cell>
          <table:table-cell table:number-columns-repeated="2" office:value-type="float" office:value="2.0001">
            <text:p>2.0001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style-name="ce2" office:value-type="float" office:value="1.9994">
            <text:p>1.9994</text:p>
          </table:table-cell>
          <table:table-cell office:value-type="float" office:value="2.0002">
            <text:p>2.0002</text:p>
          </table:table-cell>
          <table:table-cell table:number-columns-repeated="2" office:value-type="float" office:value="2">
            <text:p>2.0000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style-name="ce2" office:value-type="float" office:value="1.9994">
            <text:p>1.9994</text:p>
          </table:table-cell>
          <table:table-cell office:value-type="float" office:value="2.0002">
            <text:p>2.0002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  <table:table-cell office:value-type="float" office:value="2.0005">
            <text:p>2.0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float" office:value="1.9996">
            <text:p>1.9996</text:p>
          </table:table-cell>
          <table:table-cell office:value-type="float" office:value="2.0002">
            <text:p>2.0002</text:p>
          </table:table-cell>
          <table:table-cell office:value-type="float" office:value="1.9998">
            <text:p>1.9998</text:p>
          </table:table-cell>
          <table:table-cell office:value-type="float" office:value="1.9999">
            <text:p>1.9999</text:p>
          </table:table-cell>
          <table:table-cell office:value-type="float" office:value="2.0004">
            <text:p>2.000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style-name="ce2" office:value-type="float" office:value="1.9994">
            <text:p>1.9994</text:p>
          </table:table-cell>
          <table:table-cell table:number-columns-repeated="2" office:value-type="float" office:value="2">
            <text:p>2.0000</text:p>
          </table:table-cell>
          <table:table-cell office:value-type="float" office:value="2.0002">
            <text:p>2.0002</text:p>
          </table:table-cell>
          <table:table-cell office:value-type="float" office:value="2.0004">
            <text:p>2.0004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style-name="ce2" office:value-type="float" office:value="1.9994">
            <text:p>1.9994</text:p>
          </table:table-cell>
          <table:table-cell office:value-type="float" office:value="2.0002">
            <text:p>2.0002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  <table:table-cell office:value-type="float" office:value="2.0004">
            <text:p>2.000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style-name="ce2" office:value-type="float" office:value="1.9995">
            <text:p>1.9995</text:p>
          </table:table-cell>
          <table:table-cell office:value-type="float" office:value="2.0001">
            <text:p>2.0001</text:p>
          </table:table-cell>
          <table:table-cell office:value-type="float" office:value="1.9998">
            <text:p>1.9998</text:p>
          </table:table-cell>
          <table:table-cell office:value-type="float" office:value="2">
            <text:p>2.0000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2" office:value-type="float" office:value="1.9994">
            <text:p>1.9994</text:p>
          </table:table-cell>
          <table:table-cell table:number-columns-repeated="3" office:value-type="float" office:value="1.9999">
            <text:p>1.9999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style-name="ce2" office:value-type="float" office:value="1.9995">
            <text:p>1.9995</text:p>
          </table:table-cell>
          <table:table-cell office:value-type="float" office:value="2.0001">
            <text:p>2.0001</text:p>
          </table:table-cell>
          <table:table-cell office:value-type="float" office:value="1.9998">
            <text:p>1.9998</text:p>
          </table:table-cell>
          <table:table-cell office:value-type="float" office:value="1.9999">
            <text:p>1.9999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style-name="ce2" office:value-type="float" office:value="1.9995">
            <text:p>1.9995</text:p>
          </table:table-cell>
          <table:table-cell office:value-type="float" office:value="1.9995">
            <text:p>1.9995</text:p>
          </table:table-cell>
          <table:table-cell office:value-type="float" office:value="1.9999">
            <text:p>1.9999</text:p>
          </table:table-cell>
          <table:table-cell office:value-type="float" office:value="2.0001">
            <text:p>2.0001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style-name="ce2" office:value-type="float" office:value="1.9994">
            <text:p>1.9994</text:p>
          </table:table-cell>
          <table:table-cell office:value-type="float" office:value="2.0003">
            <text:p>2.0003</text:p>
          </table:table-cell>
          <table:table-cell office:value-type="float" office:value="1.9999">
            <text:p>1.9999</text:p>
          </table:table-cell>
          <table:table-cell office:value-type="float" office:value="1.9998">
            <text:p>1.9998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2" office:value-type="float" office:value="1.9995">
            <text:p>1.9995</text:p>
          </table:table-cell>
          <table:table-cell office:value-type="float" office:value="1.9999">
            <text:p>1.9999</text:p>
          </table:table-cell>
          <table:table-cell office:value-type="float" office:value="1.9997">
            <text:p>1.9997</text:p>
          </table:table-cell>
          <table:table-cell office:value-type="float" office:value="2.0001">
            <text:p>2.0001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style-name="ce2" office:value-type="float" office:value="1.9995">
            <text:p>1.9995</text:p>
          </table:table-cell>
          <table:table-cell office:value-type="float" office:value="1.9997">
            <text:p>1.9997</text:p>
          </table:table-cell>
          <table:table-cell office:value-type="float" office:value="1.9998">
            <text:p>1.9998</text:p>
          </table:table-cell>
          <table:table-cell office:value-type="float" office:value="2">
            <text:p>2.0000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float" office:value="1.9995">
            <text:p>1.9995</text:p>
          </table:table-cell>
          <table:table-cell office:value-type="float" office:value="2.0001">
            <text:p>2.0001</text:p>
          </table:table-cell>
          <table:table-cell office:value-type="float" office:value="1.9999">
            <text:p>1.9999</text:p>
          </table:table-cell>
          <table:table-cell office:value-type="float" office:value="1.9998">
            <text:p>1.9998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style-name="ce2"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table:style-name="ce2" office:value-type="float" office:value="1.9993">
            <text:p>1.9993</text:p>
          </table:table-cell>
          <table:table-cell table:number-columns-repeated="2" office:value-type="float" office:value="1.9998">
            <text:p>1.9998</text:p>
          </table:table-cell>
          <table:table-cell office:value-type="float" office:value="2">
            <text:p>2.0000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style-name="ce2" office:value-type="float" office:value="1.9996">
            <text:p>1.9996</text:p>
          </table:table-cell>
          <table:table-cell table:number-columns-repeated="3" office:value-type="float" office:value="1.9998">
            <text:p>1.9998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style-name="ce2" office:value-type="float" office:value="1.9995">
            <text:p>1.9995</text:p>
          </table:table-cell>
          <table:table-cell office:value-type="float" office:value="1.9999">
            <text:p>1.9999</text:p>
          </table:table-cell>
          <table:table-cell office:value-type="float" office:value="1.9996">
            <text:p>1.9996</text:p>
          </table:table-cell>
          <table:table-cell office:value-type="float" office:value="2">
            <text:p>2.0000</text:p>
          </table:table-cell>
          <table:table-cell office:value-type="float" office:value="2.0001">
            <text:p>2.000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style-name="ce2" office:value-type="float" office:value="1.9993">
            <text:p>1.9993</text:p>
          </table:table-cell>
          <table:table-cell table:number-columns-repeated="2" office:value-type="float" office:value="1.9998">
            <text:p>1.9998</text:p>
          </table:table-cell>
          <table:table-cell office:value-type="float" office:value="1.9999">
            <text:p>1.9999</text:p>
          </table:table-cell>
          <table:table-cell office:value-type="float" office:value="2.0003">
            <text:p>2.0003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style-name="ce2" office:value-type="float" office:value="1.9995">
            <text:p>1.9995</text:p>
          </table:table-cell>
          <table:table-cell office:value-type="float" office:value="2">
            <text:p>2.0000</text:p>
          </table:table-cell>
          <table:table-cell office:value-type="float" office:value="1.9996">
            <text:p>1.9996</text:p>
          </table:table-cell>
          <table:table-cell office:value-type="float" office:value="1.9998">
            <text:p>1.9998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style-name="ce2" office:value-type="float" office:value="1.9993">
            <text:p>1.9993</text:p>
          </table:table-cell>
          <table:table-cell table:number-columns-repeated="2" office:value-type="float" office:value="1.9998">
            <text:p>1.9998</text:p>
          </table:table-cell>
          <table:table-cell office:value-type="float" office:value="1.9999">
            <text:p>1.9999</text:p>
          </table:table-cell>
          <table:table-cell office:value-type="float" office:value="2.0002">
            <text:p>2.000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style-name="ce2" office:value-type="float" office:value="1.9995">
            <text:p>1.9995</text:p>
          </table:table-cell>
          <table:table-cell office:value-type="float" office:value="1.9998">
            <text:p>1.9998</text:p>
          </table:table-cell>
          <table:table-cell office:value-type="float" office:value="1.9996">
            <text:p>1.9996</text:p>
          </table:table-cell>
          <table:table-cell table:number-columns-repeated="2" office:value-type="float" office:value="2">
            <text:p>2.000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style-name="ce2"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2.0001">
            <text:p>2.000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style-name="ce2" office:value-type="float" office:value="1.9993">
            <text:p>1.9993</text:p>
          </table:table-cell>
          <table:table-cell office:value-type="float" office:value="1.9997">
            <text:p>1.9997</text:p>
          </table:table-cell>
          <table:table-cell office:value-type="float" office:value="1.9999">
            <text:p>1.9999</text:p>
          </table:table-cell>
          <table:table-cell office:value-type="float" office:value="2.0001">
            <text:p>2.0001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style-name="ce2"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6">
            <text:p>1.9996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2" office:value-type="float" office:value="1.9994">
            <text:p>1.9994</text:p>
          </table:table-cell>
          <table:table-cell office:value-type="float" office:value="1.9996">
            <text:p>1.9996</text:p>
          </table:table-cell>
          <table:table-cell office:value-type="float" office:value="1.9995">
            <text:p>1.9995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style-name="ce2" office:value-type="float" office:value="1.9994">
            <text:p>1.9994</text:p>
          </table:table-cell>
          <table:table-cell office:value-type="float" office:value="2">
            <text:p>2.0000</text:p>
          </table:table-cell>
          <table:table-cell office:value-type="float" office:value="1.9994">
            <text:p>1.9994</text:p>
          </table:table-cell>
          <table:table-cell office:value-type="float" office:value="1.9999">
            <text:p>1.9999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table:style-name="ce2" office:value-type="float" office:value="1.9994">
            <text:p>1.9994</text:p>
          </table:table-cell>
          <table:table-cell table:number-columns-repeated="3" office:value-type="float" office:value="1.9998">
            <text:p>1.9998</text:p>
          </table:table-cell>
          <table:table-cell office:value-type="float" office:value="1.9999">
            <text:p>1.999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style-name="ce2" office:value-type="float" office:value="1.9993">
            <text:p>1.9993</text:p>
          </table:table-cell>
          <table:table-cell office:value-type="float" office:value="1.9998">
            <text:p>1.9998</text:p>
          </table:table-cell>
          <table:table-cell office:value-type="float" office:value="1.9997">
            <text:p>1.9997</text:p>
          </table:table-cell>
          <table:table-cell table:number-columns-repeated="2" office:value-type="float" office:value="1.9999">
            <text:p>1.999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style-name="ce2" office:value-type="float" office:value="1.9994">
            <text:p>1.9994</text:p>
          </table:table-cell>
          <table:table-cell office:value-type="float" office:value="1.9997">
            <text:p>1.9997</text:p>
          </table:table-cell>
          <table:table-cell office:value-type="float" office:value="1.9995">
            <text:p>1.9995</text:p>
          </table:table-cell>
          <table:table-cell office:value-type="float" office:value="1.9998">
            <text:p>1.9998</text:p>
          </table:table-cell>
          <table:table-cell office:value-type="float" office:value="2">
            <text:p>2.000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style-name="ce2"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5">
            <text:p>1.9995</text:p>
          </table:table-cell>
          <table:table-cell office:value-type="float" office:value="1.9998">
            <text:p>1.9998</text:p>
          </table:table-cell>
          <table:table-cell office:value-type="float" office:value="1.9997">
            <text:p>1.999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style-name="ce2" office:value-type="float" office:value="1.9992">
            <text:p>1.9992</text:p>
          </table:table-cell>
          <table:table-cell office:value-type="float" office:value="1.9995">
            <text:p>1.9995</text:p>
          </table:table-cell>
          <table:table-cell office:value-type="float" office:value="1.9996">
            <text:p>1.9996</text:p>
          </table:table-cell>
          <table:table-cell office:value-type="float" office:value="1.9999">
            <text:p>1.9999</text:p>
          </table:table-cell>
          <table:table-cell office:value-type="float" office:value="1.9998">
            <text:p>1.999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style-name="ce2" office:value-type="float" office:value="1.9996">
            <text:p>1.9996</text:p>
          </table:table-cell>
          <table:table-cell office:value-type="float" office:value="1.9999">
            <text:p>1.9999</text:p>
          </table:table-cell>
          <table:table-cell office:value-type="float" office:value="1.9996">
            <text:p>1.9996</text:p>
          </table:table-cell>
          <table:table-cell office:value-type="float" office:value="1.9999">
            <text:p>1.9999</text:p>
          </table:table-cell>
          <table:table-cell office:value-type="float" office:value="1.9998">
            <text:p>1.999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style-name="ce2" office:value-type="float" office:value="1.9993">
            <text:p>1.9993</text:p>
          </table:table-cell>
          <table:table-cell office:value-type="float" office:value="1.9997">
            <text:p>1.9997</text:p>
          </table:table-cell>
          <table:table-cell office:value-type="float" office:value="1.9996">
            <text:p>1.9996</text:p>
          </table:table-cell>
          <table:table-cell office:value-type="float" office:value="1.9997">
            <text:p>1.9997</text:p>
          </table:table-cell>
          <table:table-cell office:value-type="float" office:value="1.9998">
            <text:p>1.9998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style-name="ce2" office:value-type="float" office:value="1.9993">
            <text:p>1.9993</text:p>
          </table:table-cell>
          <table:table-cell office:value-type="float" office:value="1.9996">
            <text:p>1.9996</text:p>
          </table:table-cell>
          <table:table-cell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7">
            <text:p>1.999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style-name="ce2" office:value-type="float" office:value="1.9992">
            <text:p>1.9992</text:p>
          </table:table-cell>
          <table:table-cell office:value-type="float" office:value="1.9997">
            <text:p>1.9997</text:p>
          </table:table-cell>
          <table:table-cell office:value-type="float" office:value="1.9996">
            <text:p>1.9996</text:p>
          </table:table-cell>
          <table:table-cell office:value-type="float" office:value="2">
            <text:p>2.0000</text:p>
          </table:table-cell>
          <table:table-cell office:value-type="float" office:value="1.9997">
            <text:p>1.999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style-name="ce2"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3">
            <text:p>1.9993</text:p>
          </table:table-cell>
          <table:table-cell office:value-type="float" office:value="1.9998">
            <text:p>1.9998</text:p>
          </table:table-cell>
          <table:table-cell office:value-type="float" office:value="1.9996">
            <text:p>1.999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style-name="ce2" office:value-type="float" office:value="1.9992">
            <text:p>1.9992</text:p>
          </table:table-cell>
          <table:table-cell office:value-type="float" office:value="1.9996">
            <text:p>1.9996</text:p>
          </table:table-cell>
          <table:table-cell office:value-type="float" office:value="1.9997">
            <text:p>1.9997</text:p>
          </table:table-cell>
          <table:table-cell office:value-type="float" office:value="1.9998">
            <text:p>1.9998</text:p>
          </table:table-cell>
          <table:table-cell office:value-type="float" office:value="1.9996">
            <text:p>1.999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style-name="ce2" office:value-type="float" office:value="1.9993">
            <text:p>1.9993</text:p>
          </table:table-cell>
          <table:table-cell office:value-type="float" office:value="1.9997">
            <text:p>1.9997</text:p>
          </table:table-cell>
          <table:table-cell office:value-type="float" office:value="1.9993">
            <text:p>1.9993</text:p>
          </table:table-cell>
          <table:table-cell table:number-columns-repeated="2" office:value-type="float" office:value="1.9997">
            <text:p>1.999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style-name="ce2" office:value-type="float" office:value="1.9991">
            <text:p>1.9991</text:p>
          </table:table-cell>
          <table:table-cell table:number-columns-repeated="2" office:value-type="float" office:value="1.9996">
            <text:p>1.9996</text:p>
          </table:table-cell>
          <table:table-cell office:value-type="float" office:value="2">
            <text:p>2.0000</text:p>
          </table:table-cell>
          <table:table-cell office:value-type="float" office:value="1.9995">
            <text:p>1.9995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2" office:value-type="float" office:value="1.9993">
            <text:p>1.9993</text:p>
          </table:table-cell>
          <table:table-cell office:value-type="float" office:value="1.9998">
            <text:p>1.9998</text:p>
          </table:table-cell>
          <table:table-cell office:value-type="float" office:value="1.9994">
            <text:p>1.9994</text:p>
          </table:table-cell>
          <table:table-cell office:value-type="float" office:value="1.9996">
            <text:p>1.9996</text:p>
          </table:table-cell>
          <table:table-cell office:value-type="float" office:value="1.9995">
            <text:p>1.999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style-name="ce2" office:value-type="float" office:value="1.9993">
            <text:p>1.9993</text:p>
          </table:table-cell>
          <table:table-cell office:value-type="float" office:value="1.9995">
            <text:p>1.9995</text:p>
          </table:table-cell>
          <table:table-cell office:value-type="float" office:value="1.9993">
            <text:p>1.9993</text:p>
          </table:table-cell>
          <table:table-cell office:value-type="float" office:value="1.9997">
            <text:p>1.9997</text:p>
          </table:table-cell>
          <table:table-cell office:value-type="float" office:value="1.9996">
            <text:p>1.999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table:style-name="ce2" office:value-type="float" office:value="1.9992">
            <text:p>1.9992</text:p>
          </table:table-cell>
          <table:table-cell office:value-type="float" office:value="1.9997">
            <text:p>1.9997</text:p>
          </table:table-cell>
          <table:table-cell office:value-type="float" office:value="1.9995">
            <text:p>1.9995</text:p>
          </table:table-cell>
          <table:table-cell table:number-columns-repeated="2" office:value-type="float" office:value="1.9996">
            <text:p>1.999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1.9993">
            <text:p>1.9993</text:p>
          </table:table-cell>
          <table:table-cell office:value-type="float" office:value="1.9997">
            <text:p>1.9997</text:p>
          </table:table-cell>
          <table:table-cell office:value-type="float" office:value="1.9994">
            <text:p>1.9994</text:p>
          </table:table-cell>
          <table:table-cell office:value-type="float" office:value="1.9998">
            <text:p>1.9998</text:p>
          </table:table-cell>
          <table:table-cell office:value-type="float" office:value="1.9994">
            <text:p>1.9994</text:p>
          </table:table-cell>
        </table:table-row>
        <table:table-row table:style-name="ro2">
          <table:table-cell/>
          <table:table-cell table:style-name="ce2"/>
          <table:table-cell table:number-columns-repeated="4"/>
        </table:table-row>
        <table:table-row table:style-name="ro2">
          <table:table-cell table:style-name="ce1"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" table:number-columns-repeated="2"/>
          <table:table-cell table:number-columns-repeated="4"/>
        </table:table-row>
        <table:table-row table:style-name="ro2" table:number-rows-repeated="6542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row table:style-name="ro2">
          <table:table-cell table:style-name="Default"/>
          <table:table-cell office:value-type="string">
            <text:p>primi 100</text:p>
          </table:table-cell>
          <table:table-cell/>
          <table:table-cell office:value-type="string">
            <text:p>scarti/tempo</text:p>
          </table:table-cell>
          <table:table-cell/>
          <table:table-cell office:value-type="string">
            <text:p>secondi</text:p>
          </table:table-cell>
          <table:table-cell table:number-columns-repeated="3"/>
          <table:table-cell office:value-type="string">
            <text:p>terzi</text:p>
          </table:table-cell>
          <table:table-cell table:number-columns-repeated="3"/>
          <table:table-cell office:value-type="string">
            <text:p>quarti</text:p>
          </table:table-cell>
          <table:table-cell table:number-columns-repeated="3"/>
          <table:table-cell office:value-type="string">
            <text:p>quinti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float" office:value="2.0009">
            <text:p>2.0009</text:p>
          </table:table-cell>
          <table:table-cell office:value-type="float" office:value="1">
            <text:p>1</text:p>
          </table:table-cell>
          <table:table-cell table:style-name="ce2" table:formula="oooc:=[.B2]-[.$B$103]" office:value-type="float" office:value="0.00110399999999866">
            <text:p>0.0011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1">
            <text:p>1</text:p>
          </table:table-cell>
          <table:table-cell table:style-name="ce2" table:formula="oooc:=[.F2]-[.$F$103]" office:value-type="float" office:value="0.0010560000000015">
            <text:p>0.0011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1">
            <text:p>1</text:p>
          </table:table-cell>
          <table:table-cell table:style-name="ce2" table:formula="oooc:=[.J2]-[.$J$103]" office:value-type="float" office:value="0.0012130000000008">
            <text:p>0.0012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1">
            <text:p>1</text:p>
          </table:table-cell>
          <table:table-cell table:style-name="ce2" table:formula="oooc:=[.N2]-[.$N$103]" office:value-type="float" office:value="0.00094300000000036">
            <text:p>0.0009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">
            <text:p>1</text:p>
          </table:table-cell>
          <table:table-cell table:style-name="ce2" table:formula="oooc:=[.R2]-[.$R$103]" office:value-type="float" office:value="0.000361999999999973">
            <text:p>0.0004</text:p>
          </table:table-cell>
          <table:table-cell table:style-name="ce2"/>
          <table:table-cell table:style-name="ce6" office:value-type="string">
            <text:p>1-20</text:p>
          </table:table-cell>
          <table:table-cell table:style-name="ce1" table:formula="oooc:=AVERAGE([.B2:.B11])" office:value-type="float" office:value="2.00079">
            <text:p>2.00079</text:p>
          </table:table-cell>
          <table:table-cell table:style-name="ce1" table:formula="oooc:=STDEV([.B2:.B11])" office:value-type="float" office:value="0.000119721899973812">
            <text:p>0.00012</text:p>
          </table:table-cell>
          <table:table-cell table:style-name="ce1"/>
          <table:table-cell table:style-name="ce1" table:formula="oooc:=AVERAGE([.F2:.F11])" office:value-type="float" office:value="2.00155">
            <text:p>2.00155</text:p>
          </table:table-cell>
          <table:table-cell table:style-name="ce1" table:formula="oooc:=STDEV([.F2:.F11])" office:value-type="float" office:value="0.0000707106781185946">
            <text:p>0.00007</text:p>
          </table:table-cell>
          <table:table-cell table:style-name="ce1"/>
          <table:table-cell table:style-name="ce1" table:formula="oooc:=AVERAGE([.J2:.J11])" office:value-type="float" office:value="2.00125">
            <text:p>2.00125</text:p>
          </table:table-cell>
          <table:table-cell table:style-name="ce1" table:formula="oooc:=STDEV([.J2:.J11])" office:value-type="float" office:value="0.000117851130197693">
            <text:p>0.00012</text:p>
          </table:table-cell>
          <table:table-cell table:style-name="ce1"/>
          <table:table-cell table:style-name="ce1" table:formula="oooc:=AVERAGE([.N2:.N11])" office:value-type="float" office:value="2.00118">
            <text:p>2.00118</text:p>
          </table:table-cell>
          <table:table-cell table:style-name="ce1" table:formula="oooc:=STDEV([.N2:.N11])" office:value-type="float" office:value="0.0000788810637746278">
            <text:p>0.00008</text:p>
          </table:table-cell>
          <table:table-cell table:style-name="ce1"/>
          <table:table-cell table:style-name="ce1" table:formula="oooc:=AVERAGE([.R2:.R11])" office:value-type="float" office:value="2.00099">
            <text:p>2.00099</text:p>
          </table:table-cell>
          <table:table-cell table:style-name="ce1" table:formula="oooc:=STDEV([.R2:.R11])" office:value-type="float" office:value="0.000128668393770803">
            <text:p>0.00013</text:p>
          </table:table-cell>
          <table:table-cell/>
          <table:table-cell table:style-name="ce1" office:value-type="string">
            <text:p>=</text:p>
          </table:table-cell>
        </table:table-row>
        <table:table-row table:style-name="ro2">
          <table:table-cell table:style-name="Default"/>
          <table:table-cell table:style-name="ce2" office:value-type="float" office:value="2.0009">
            <text:p>2.0009</text:p>
          </table:table-cell>
          <table:table-cell office:value-type="float" office:value="2">
            <text:p>2</text:p>
          </table:table-cell>
          <table:table-cell table:style-name="ce2" table:formula="oooc:=[.B3]-[.$B$103]" office:value-type="float" office:value="0.00110399999999866">
            <text:p>0.0011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2">
            <text:p>2</text:p>
          </table:table-cell>
          <table:table-cell table:style-name="ce2" table:formula="oooc:=[.F3]-[.$F$103]" office:value-type="float" office:value="0.0010560000000015">
            <text:p>0.0011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">
            <text:p>2</text:p>
          </table:table-cell>
          <table:table-cell table:style-name="ce2" table:formula="oooc:=[.J3]-[.$J$103]" office:value-type="float" office:value="0.00111300000000103">
            <text:p>0.0011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">
            <text:p>2</text:p>
          </table:table-cell>
          <table:table-cell table:style-name="ce2" table:formula="oooc:=[.N3]-[.$N$103]" office:value-type="float" office:value="0.00104300000000057">
            <text:p>0.0010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2">
            <text:p>2</text:p>
          </table:table-cell>
          <table:table-cell table:style-name="ce2" table:formula="oooc:=[.R3]-[.$R$103]" office:value-type="float" office:value="0.000761999999999929">
            <text:p>0.0008</text:p>
          </table:table-cell>
          <table:table-cell table:style-name="ce2"/>
          <table:table-cell office:value-type="string">
            <text:p>21-41</text:p>
          </table:table-cell>
          <table:table-cell table:style-name="ce1" table:formula="oooc:=AVERAGE([.B22:.B41])" office:value-type="float" office:value="2.00005">
            <text:p>2.00005</text:p>
          </table:table-cell>
          <table:table-cell table:style-name="ce1" table:formula="oooc:=STDEV([.B22:.B41])" office:value-type="float" office:value="0.000187784871314872">
            <text:p>0.00019</text:p>
          </table:table-cell>
          <table:table-cell table:style-name="ce1"/>
          <table:table-cell table:style-name="ce1" table:formula="oooc:=AVERAGE([.F22:.F41])" office:value-type="float" office:value="2.001105">
            <text:p>2.00111</text:p>
          </table:table-cell>
          <table:table-cell table:style-name="ce1" table:formula="oooc:=STDEV([.F22:.F41])" office:value-type="float" office:value="0.000179105966869929">
            <text:p>0.00018</text:p>
          </table:table-cell>
          <table:table-cell table:style-name="ce1"/>
          <table:table-cell table:style-name="ce1" table:formula="oooc:=AVERAGE([.J22:.J41])" office:value-type="float" office:value="2.000445">
            <text:p>2.00045</text:p>
          </table:table-cell>
          <table:table-cell table:style-name="ce1" table:formula="oooc:=STDEV([.J22:.J41])" office:value-type="float" office:value="0.000198613615900396">
            <text:p>0.00020</text:p>
          </table:table-cell>
          <table:table-cell table:style-name="ce1"/>
          <table:table-cell table:style-name="ce1" table:formula="oooc:=AVERAGE([.N22:.N41])" office:value-type="float" office:value="2.00037">
            <text:p>2.00037</text:p>
          </table:table-cell>
          <table:table-cell table:style-name="ce1" table:formula="oooc:=STDEV([.N22:.N41])" office:value-type="float" office:value="0.00023192557789991">
            <text:p>0.00023</text:p>
          </table:table-cell>
          <table:table-cell table:style-name="ce1"/>
          <table:table-cell table:style-name="ce1" table:formula="oooc:=AVERAGE([.R22:.R41])" office:value-type="float" office:value="2.000755">
            <text:p>2.00076</text:p>
          </table:table-cell>
          <table:table-cell table:style-name="ce1" table:formula="oooc:=STDEV([.R22:.R41])" office:value-type="float" office:value="0.0000825577947481671">
            <text:p>0.00008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 office:value-type="float" office:value="2.0009">
            <text:p>2.0009</text:p>
          </table:table-cell>
          <table:table-cell office:value-type="float" office:value="3">
            <text:p>3</text:p>
          </table:table-cell>
          <table:table-cell table:style-name="ce2" table:formula="oooc:=[.B4]-[.$B$103]" office:value-type="float" office:value="0.00110399999999866">
            <text:p>0.0011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3">
            <text:p>3</text:p>
          </table:table-cell>
          <table:table-cell table:style-name="ce2" table:formula="oooc:=[.F4]-[.$F$103]" office:value-type="float" office:value="0.0010560000000015">
            <text:p>0.0011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3">
            <text:p>3</text:p>
          </table:table-cell>
          <table:table-cell table:style-name="ce2" table:formula="oooc:=[.J4]-[.$J$103]" office:value-type="float" office:value="0.00101300000000082">
            <text:p>0.0010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3">
            <text:p>3</text:p>
          </table:table-cell>
          <table:table-cell table:style-name="ce2" table:formula="oooc:=[.N4]-[.$N$103]" office:value-type="float" office:value="0.00094300000000036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">
            <text:p>3</text:p>
          </table:table-cell>
          <table:table-cell table:style-name="ce2" table:formula="oooc:=[.R4]-[.$R$103]" office:value-type="float" office:value="0.000662000000000162">
            <text:p>0.0007</text:p>
          </table:table-cell>
          <table:table-cell table:style-name="ce2"/>
          <table:table-cell office:value-type="string">
            <text:p>41-60</text:p>
          </table:table-cell>
          <table:table-cell table:style-name="ce1" table:formula="oooc:=AVERAGE([.B42:.B61])" office:value-type="float" office:value="1.99955">
            <text:p>1.99955</text:p>
          </table:table-cell>
          <table:table-cell table:style-name="ce1" table:formula="oooc:=STDEV([.B42:.B61])" office:value-type="float" office:value="0.000123544153624255">
            <text:p>0.00012</text:p>
          </table:table-cell>
          <table:table-cell table:style-name="ce1"/>
          <table:table-cell table:style-name="ce1" table:formula="oooc:=AVERAGE([.F42:.F61])" office:value-type="float" office:value="2.000555">
            <text:p>2.00056</text:p>
          </table:table-cell>
          <table:table-cell table:style-name="ce1" table:formula="oooc:=STDEV([.F42:.F61])" office:value-type="float" office:value="0.000248098028164192">
            <text:p>0.00025</text:p>
          </table:table-cell>
          <table:table-cell table:style-name="ce1"/>
          <table:table-cell table:style-name="ce1" table:formula="oooc:=AVERAGE([.J42:.J61])" office:value-type="float" office:value="2.000065">
            <text:p>2.00007</text:p>
          </table:table-cell>
          <table:table-cell table:style-name="ce1" table:formula="oooc:=STDEV([.J42:.J61])" office:value-type="float" office:value="0.000130887657735082">
            <text:p>0.00013</text:p>
          </table:table-cell>
          <table:table-cell table:style-name="ce1"/>
          <table:table-cell table:style-name="ce1" table:formula="oooc:=AVERAGE([.N42:.N61])" office:value-type="float" office:value="2.00009">
            <text:p>2.00009</text:p>
          </table:table-cell>
          <table:table-cell table:style-name="ce1" table:formula="oooc:=STDEV([.N42:.N61])" office:value-type="float" office:value="0.000111921024787448">
            <text:p>0.00011</text:p>
          </table:table-cell>
          <table:table-cell table:style-name="ce1"/>
          <table:table-cell table:style-name="ce1" table:formula="oooc:=AVERAGE([.R42:.R61])" office:value-type="float" office:value="2.00055">
            <text:p>2.00055</text:p>
          </table:table-cell>
          <table:table-cell table:style-name="ce1" table:formula="oooc:=STDEV([.R42:.R61])" office:value-type="float" office:value="0.0000888523316638541">
            <text:p>0.00009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 office:value-type="float" office:value="2.0009">
            <text:p>2.0009</text:p>
          </table:table-cell>
          <table:table-cell office:value-type="float" office:value="4">
            <text:p>4</text:p>
          </table:table-cell>
          <table:table-cell table:style-name="ce2" table:formula="oooc:=[.B5]-[.$B$103]" office:value-type="float" office:value="0.00110399999999866">
            <text:p>0.0011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4">
            <text:p>4</text:p>
          </table:table-cell>
          <table:table-cell table:style-name="ce2" table:formula="oooc:=[.F5]-[.$F$103]" office:value-type="float" office:value="0.0010560000000015">
            <text:p>0.0011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4">
            <text:p>4</text:p>
          </table:table-cell>
          <table:table-cell table:style-name="ce2" table:formula="oooc:=[.J5]-[.$J$103]" office:value-type="float" office:value="0.00111300000000103">
            <text:p>0.0011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4">
            <text:p>4</text:p>
          </table:table-cell>
          <table:table-cell table:style-name="ce2" table:formula="oooc:=[.N5]-[.$N$103]" office:value-type="float" office:value="0.00104300000000057">
            <text:p>0.0010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4">
            <text:p>4</text:p>
          </table:table-cell>
          <table:table-cell table:style-name="ce2" table:formula="oooc:=[.R5]-[.$R$103]" office:value-type="float" office:value="0.000561999999999951">
            <text:p>0.0006</text:p>
          </table:table-cell>
          <table:table-cell table:style-name="ce2"/>
          <table:table-cell office:value-type="string">
            <text:p>61-80</text:p>
          </table:table-cell>
          <table:table-cell table:style-name="ce1" table:formula="oooc:=AVERAGE([.B62:.B81])" office:value-type="float" office:value="1.999435">
            <text:p>1.99944</text:p>
          </table:table-cell>
          <table:table-cell table:style-name="ce1" table:formula="oooc:=STDEV([.B62:.B81])" office:value-type="float" office:value="0.0000875093979915324">
            <text:p>0.00009</text:p>
          </table:table-cell>
          <table:table-cell table:style-name="ce1"/>
          <table:table-cell table:style-name="ce1" table:formula="oooc:=AVERAGE([.F62:.F81])" office:value-type="float" office:value="1.9999">
            <text:p>1.99990</text:p>
          </table:table-cell>
          <table:table-cell table:style-name="ce1" table:formula="oooc:=STDEV([.F62:.F81])" office:value-type="float" office:value="0.000191942973987518">
            <text:p>0.00019</text:p>
          </table:table-cell>
          <table:table-cell table:style-name="ce1"/>
          <table:table-cell table:style-name="ce1" table:formula="oooc:=AVERAGE([.J62:.J81])" office:value-type="float" office:value="1.99979">
            <text:p>1.99979</text:p>
          </table:table-cell>
          <table:table-cell table:style-name="ce1" table:formula="oooc:=STDEV([.J62:.J81])" office:value-type="float" office:value="0.000144732057337164">
            <text:p>0.00014</text:p>
          </table:table-cell>
          <table:table-cell table:style-name="ce1"/>
          <table:table-cell table:style-name="ce1" table:formula="oooc:=AVERAGE([.N62:.N81])" office:value-type="float" office:value="1.999955">
            <text:p>1.99996</text:p>
          </table:table-cell>
          <table:table-cell table:style-name="ce1" table:formula="oooc:=STDEV([.N62:.N81])" office:value-type="float" office:value="0.000119097483291306">
            <text:p>0.00012</text:p>
          </table:table-cell>
          <table:table-cell table:style-name="ce1"/>
          <table:table-cell table:style-name="ce1" table:formula="oooc:=AVERAGE([.R62:.R81])" office:value-type="float" office:value="2.00021">
            <text:p>2.00021</text:p>
          </table:table-cell>
          <table:table-cell table:style-name="ce1" table:formula="oooc:=STDEV([.R62:.R81])" office:value-type="float" office:value="0.000120961063765877">
            <text:p>0.00012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 office:value-type="float" office:value="2.0009">
            <text:p>2.0009</text:p>
          </table:table-cell>
          <table:table-cell office:value-type="float" office:value="5">
            <text:p>5</text:p>
          </table:table-cell>
          <table:table-cell table:style-name="ce2" table:formula="oooc:=[.B6]-[.$B$103]" office:value-type="float" office:value="0.00110399999999866">
            <text:p>0.0011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5">
            <text:p>5</text:p>
          </table:table-cell>
          <table:table-cell table:style-name="ce2" table:formula="oooc:=[.F6]-[.$F$103]" office:value-type="float" office:value="0.0010560000000015">
            <text:p>0.0011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5">
            <text:p>5</text:p>
          </table:table-cell>
          <table:table-cell table:style-name="ce2" table:formula="oooc:=[.J6]-[.$J$103]" office:value-type="float" office:value="0.0012130000000008">
            <text:p>0.0012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5">
            <text:p>5</text:p>
          </table:table-cell>
          <table:table-cell table:style-name="ce2" table:formula="oooc:=[.N6]-[.$N$103]" office:value-type="float" office:value="0.00094300000000036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5">
            <text:p>5</text:p>
          </table:table-cell>
          <table:table-cell table:style-name="ce2" table:formula="oooc:=[.R6]-[.$R$103]" office:value-type="float" office:value="0.000561999999999951">
            <text:p>0.0006</text:p>
          </table:table-cell>
          <table:table-cell table:style-name="ce2"/>
          <table:table-cell office:value-type="string">
            <text:p>81-100</text:p>
          </table:table-cell>
          <table:table-cell table:style-name="ce1" table:formula="oooc:=AVERAGE([.B82:.B101])" office:value-type="float" office:value="1.99932">
            <text:p>1.99932</text:p>
          </table:table-cell>
          <table:table-cell table:style-name="ce1" table:formula="oooc:=STDEV([.B82:.B101])" office:value-type="float" office:value="0.000110501250290604">
            <text:p>0.00011</text:p>
          </table:table-cell>
          <table:table-cell table:style-name="ce1"/>
          <table:table-cell table:style-name="ce1" table:formula="oooc:=AVERAGE([.F82:.F101])" office:value-type="float" office:value="1.999715">
            <text:p>1.99972</text:p>
          </table:table-cell>
          <table:table-cell table:style-name="ce1" table:formula="oooc:=STDEV([.F82:.F101])" office:value-type="float" office:value="0.000126802789276962">
            <text:p>0.00013</text:p>
          </table:table-cell>
          <table:table-cell table:style-name="ce1"/>
          <table:table-cell table:style-name="ce1" table:formula="oooc:=AVERAGE([.J82:.J101])" office:value-type="float" office:value="1.999515">
            <text:p>1.99952</text:p>
          </table:table-cell>
          <table:table-cell table:style-name="ce1" table:formula="oooc:=STDEV([.J82:.J101])" office:value-type="float" office:value="0.00014244112357113">
            <text:p>0.00014</text:p>
          </table:table-cell>
          <table:table-cell table:style-name="ce1"/>
          <table:table-cell table:style-name="ce1" table:formula="oooc:=AVERAGE([.N82:.N101])" office:value-type="float" office:value="1.999815">
            <text:p>1.99982</text:p>
          </table:table-cell>
          <table:table-cell table:style-name="ce1" table:formula="oooc:=STDEV([.N82:.N101])" office:value-type="float" office:value="0.000113670808176841">
            <text:p>0.00011</text:p>
          </table:table-cell>
          <table:table-cell table:style-name="ce1"/>
          <table:table-cell table:style-name="ce1" table:formula="oooc:=AVERAGE([.R82:.R101])" office:value-type="float" office:value="1.99974">
            <text:p>1.99974</text:p>
          </table:table-cell>
          <table:table-cell table:style-name="ce1" table:formula="oooc:=STDEV([.R82:.R101])" office:value-type="float" office:value="0.000184676103375307">
            <text:p>0.00018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" office:value-type="float" office:value="2.0007">
            <text:p>2.0007</text:p>
          </table:table-cell>
          <table:table-cell office:value-type="float" office:value="6">
            <text:p>6</text:p>
          </table:table-cell>
          <table:table-cell table:style-name="ce2" table:formula="oooc:=[.B7]-[.$B$103]" office:value-type="float" office:value="0.000903999999998684">
            <text:p>0.0009</text:p>
          </table:table-cell>
          <table:table-cell table:style-name="ce2"/>
          <table:table-cell office:value-type="float" office:value="2.0015">
            <text:p>2.0015</text:p>
          </table:table-cell>
          <table:table-cell office:value-type="float" office:value="6">
            <text:p>6</text:p>
          </table:table-cell>
          <table:table-cell table:style-name="ce2" table:formula="oooc:=[.F7]-[.$F$103]" office:value-type="float" office:value="0.000956000000001733">
            <text:p>0.0010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6">
            <text:p>6</text:p>
          </table:table-cell>
          <table:table-cell table:style-name="ce2" table:formula="oooc:=[.J7]-[.$J$103]" office:value-type="float" office:value="0.000913000000001052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6">
            <text:p>6</text:p>
          </table:table-cell>
          <table:table-cell table:style-name="ce2" table:formula="oooc:=[.N7]-[.$N$103]" office:value-type="float" office:value="0.000843000000000593">
            <text:p>0.0008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6">
            <text:p>6</text:p>
          </table:table-cell>
          <table:table-cell table:style-name="ce2" table:formula="oooc:=[.R7]-[.$R$103]" office:value-type="float" office:value="0.000662000000000162">
            <text:p>0.0007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7">
            <text:p>2.0007</text:p>
          </table:table-cell>
          <table:table-cell office:value-type="float" office:value="7">
            <text:p>7</text:p>
          </table:table-cell>
          <table:table-cell table:style-name="ce2" table:formula="oooc:=[.B8]-[.$B$103]" office:value-type="float" office:value="0.000903999999998684">
            <text:p>0.0009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7">
            <text:p>7</text:p>
          </table:table-cell>
          <table:table-cell table:style-name="ce2" table:formula="oooc:=[.F8]-[.$F$103]" office:value-type="float" office:value="0.000856000000001522">
            <text:p>0.0009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7">
            <text:p>7</text:p>
          </table:table-cell>
          <table:table-cell table:style-name="ce2" table:formula="oooc:=[.J8]-[.$J$103]" office:value-type="float" office:value="0.00111300000000103">
            <text:p>0.0011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7">
            <text:p>7</text:p>
          </table:table-cell>
          <table:table-cell table:style-name="ce2" table:formula="oooc:=[.N8]-[.$N$103]" office:value-type="float" office:value="0.00094300000000036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7">
            <text:p>7</text:p>
          </table:table-cell>
          <table:table-cell table:style-name="ce2" table:formula="oooc:=[.R8]-[.$R$103]" office:value-type="float" office:value="0.000561999999999951">
            <text:p>0.0006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7">
            <text:p>2.0007</text:p>
          </table:table-cell>
          <table:table-cell office:value-type="float" office:value="8">
            <text:p>8</text:p>
          </table:table-cell>
          <table:table-cell table:style-name="ce2" table:formula="oooc:=[.B9]-[.$B$103]" office:value-type="float" office:value="0.000903999999998684">
            <text:p>0.0009</text:p>
          </table:table-cell>
          <table:table-cell table:style-name="ce2"/>
          <table:table-cell office:value-type="float" office:value="2.0015">
            <text:p>2.0015</text:p>
          </table:table-cell>
          <table:table-cell office:value-type="float" office:value="8">
            <text:p>8</text:p>
          </table:table-cell>
          <table:table-cell table:style-name="ce2" table:formula="oooc:=[.F9]-[.$F$103]" office:value-type="float" office:value="0.000956000000001733">
            <text:p>0.0010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8">
            <text:p>8</text:p>
          </table:table-cell>
          <table:table-cell table:style-name="ce2" table:formula="oooc:=[.J9]-[.$J$103]" office:value-type="float" office:value="0.00111300000000103">
            <text:p>0.0011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8">
            <text:p>8</text:p>
          </table:table-cell>
          <table:table-cell table:style-name="ce2" table:formula="oooc:=[.N9]-[.$N$103]" office:value-type="float" office:value="0.000843000000000593">
            <text:p>0.0008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8">
            <text:p>8</text:p>
          </table:table-cell>
          <table:table-cell table:style-name="ce2" table:formula="oooc:=[.R9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6">
            <text:p>2.0006</text:p>
          </table:table-cell>
          <table:table-cell office:value-type="float" office:value="9">
            <text:p>9</text:p>
          </table:table-cell>
          <table:table-cell table:style-name="ce2" table:formula="oooc:=[.B10]-[.$B$103]" office:value-type="float" office:value="0.000803999999998473">
            <text:p>0.0008</text:p>
          </table:table-cell>
          <table:table-cell table:style-name="ce2"/>
          <table:table-cell office:value-type="float" office:value="2.0015">
            <text:p>2.0015</text:p>
          </table:table-cell>
          <table:table-cell office:value-type="float" office:value="9">
            <text:p>9</text:p>
          </table:table-cell>
          <table:table-cell table:style-name="ce2" table:formula="oooc:=[.F10]-[.$F$103]" office:value-type="float" office:value="0.000956000000001733">
            <text:p>0.0010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9">
            <text:p>9</text:p>
          </table:table-cell>
          <table:table-cell table:style-name="ce2" table:formula="oooc:=[.J10]-[.$J$103]" office:value-type="float" office:value="0.000913000000001052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9">
            <text:p>9</text:p>
          </table:table-cell>
          <table:table-cell table:style-name="ce2" table:formula="oooc:=[.N10]-[.$N$103]" office:value-type="float" office:value="0.000843000000000593">
            <text:p>0.0008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9">
            <text:p>9</text:p>
          </table:table-cell>
          <table:table-cell table:style-name="ce2" table:formula="oooc:=[.R10]-[.$R$103]" office:value-type="float" office:value="0.000561999999999951">
            <text:p>0.0006</text:p>
          </table:table-cell>
          <table:table-cell table:style-name="ce2"/>
          <table:table-cell/>
          <table:table-cell table:style-name="ce1" office:value-type="float" office:value="2.00079">
            <text:p>2.00079</text:p>
          </table:table-cell>
          <table:table-cell table:style-name="ce1" office:value-type="float" office:value="0.000119721899973812">
            <text:p>0.00012</text:p>
          </table:table-cell>
          <table:table-cell table:formula="oooc:=1/[.X10]^2" office:value-type="float" office:value="69767441.8604354">
            <text:p>69767441.86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7">
            <text:p>2.0007</text:p>
          </table:table-cell>
          <table:table-cell office:value-type="float" office:value="10">
            <text:p>10</text:p>
          </table:table-cell>
          <table:table-cell table:style-name="ce2" table:formula="oooc:=[.B11]-[.$B$103]" office:value-type="float" office:value="0.000903999999998684">
            <text:p>0.0009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10">
            <text:p>10</text:p>
          </table:table-cell>
          <table:table-cell table:style-name="ce2" table:formula="oooc:=[.F11]-[.$F$103]" office:value-type="float" office:value="0.0010560000000015">
            <text:p>0.0011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0">
            <text:p>10</text:p>
          </table:table-cell>
          <table:table-cell table:style-name="ce2" table:formula="oooc:=[.J11]-[.$J$103]" office:value-type="float" office:value="0.000913000000001052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0">
            <text:p>10</text:p>
          </table:table-cell>
          <table:table-cell table:style-name="ce2" table:formula="oooc:=[.N11]-[.$N$103]" office:value-type="float" office:value="0.000843000000000593">
            <text:p>0.0008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0">
            <text:p>10</text:p>
          </table:table-cell>
          <table:table-cell table:style-name="ce2" table:formula="oooc:=[.R11]-[.$R$103]" office:value-type="float" office:value="0.000462000000000184">
            <text:p>0.0005</text:p>
          </table:table-cell>
          <table:table-cell table:style-name="ce2"/>
          <table:table-cell/>
          <table:table-cell table:style-name="ce1" office:value-type="float" office:value="2.00155">
            <text:p>2.00155</text:p>
          </table:table-cell>
          <table:table-cell table:style-name="ce1" office:value-type="float" office:value="0.0000707106781185946">
            <text:p>0.00007</text:p>
          </table:table-cell>
          <table:table-cell table:formula="oooc:=1/[.X11]^2" office:value-type="float" office:value="200000000.00034">
            <text:p>20000000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6">
            <text:p>2.0006</text:p>
          </table:table-cell>
          <table:table-cell office:value-type="float" office:value="11">
            <text:p>11</text:p>
          </table:table-cell>
          <table:table-cell table:style-name="ce2" table:formula="oooc:=[.B12]-[.$B$103]" office:value-type="float" office:value="0.000803999999998473">
            <text:p>0.0008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11">
            <text:p>11</text:p>
          </table:table-cell>
          <table:table-cell table:style-name="ce2" table:formula="oooc:=[.F12]-[.$F$103]" office:value-type="float" office:value="0.000756000000001755">
            <text:p>0.0008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1">
            <text:p>11</text:p>
          </table:table-cell>
          <table:table-cell table:style-name="ce2" table:formula="oooc:=[.J12]-[.$J$103]" office:value-type="float" office:value="0.000913000000001052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1">
            <text:p>11</text:p>
          </table:table-cell>
          <table:table-cell table:style-name="ce2" table:formula="oooc:=[.N12]-[.$N$103]" office:value-type="float" office:value="0.000743000000000382">
            <text:p>0.0007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1">
            <text:p>11</text:p>
          </table:table-cell>
          <table:table-cell table:style-name="ce2" table:formula="oooc:=[.R12]-[.$R$103]" office:value-type="float" office:value="0.000462000000000184">
            <text:p>0.0005</text:p>
          </table:table-cell>
          <table:table-cell table:style-name="ce2"/>
          <table:table-cell/>
          <table:table-cell table:style-name="ce1" office:value-type="float" office:value="2.00125">
            <text:p>2.00125</text:p>
          </table:table-cell>
          <table:table-cell table:style-name="ce1" office:value-type="float" office:value="0.000117851130197693">
            <text:p>0.00012</text:p>
          </table:table-cell>
          <table:table-cell table:formula="oooc:=1/[.X12]^2" office:value-type="float" office:value="72000000.0000793">
            <text:p>7200000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6">
            <text:p>2.0006</text:p>
          </table:table-cell>
          <table:table-cell office:value-type="float" office:value="12">
            <text:p>12</text:p>
          </table:table-cell>
          <table:table-cell table:style-name="ce2" table:formula="oooc:=[.B13]-[.$B$103]" office:value-type="float" office:value="0.000803999999998473">
            <text:p>0.0008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12">
            <text:p>12</text:p>
          </table:table-cell>
          <table:table-cell table:style-name="ce2" table:formula="oooc:=[.F13]-[.$F$103]" office:value-type="float" office:value="0.000856000000001522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2">
            <text:p>12</text:p>
          </table:table-cell>
          <table:table-cell table:style-name="ce2" table:formula="oooc:=[.J13]-[.$J$103]" office:value-type="float" office:value="0.000913000000001052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2">
            <text:p>12</text:p>
          </table:table-cell>
          <table:table-cell table:style-name="ce2" table:formula="oooc:=[.N13]-[.$N$103]" office:value-type="float" office:value="0.000743000000000382">
            <text:p>0.0007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2">
            <text:p>12</text:p>
          </table:table-cell>
          <table:table-cell table:style-name="ce2" table:formula="oooc:=[.R13]-[.$R$103]" office:value-type="float" office:value="0.000462000000000184">
            <text:p>0.0005</text:p>
          </table:table-cell>
          <table:table-cell table:style-name="ce2"/>
          <table:table-cell/>
          <table:table-cell table:style-name="ce1" office:value-type="float" office:value="2.00118">
            <text:p>2.00118</text:p>
          </table:table-cell>
          <table:table-cell table:style-name="ce1" office:value-type="float" office:value="0.0000788810637746278">
            <text:p>0.00008</text:p>
          </table:table-cell>
          <table:table-cell table:formula="oooc:=1/[.X13]^2" office:value-type="float" office:value="160714285.714423">
            <text:p>160714285.71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5">
            <text:p>2.0005</text:p>
          </table:table-cell>
          <table:table-cell office:value-type="float" office:value="13">
            <text:p>13</text:p>
          </table:table-cell>
          <table:table-cell table:style-name="ce2" table:formula="oooc:=[.B14]-[.$B$103]" office:value-type="float" office:value="0.000703999999998706">
            <text:p>0.0007</text:p>
          </table:table-cell>
          <table:table-cell table:style-name="ce2"/>
          <table:table-cell office:value-type="float" office:value="2.0015">
            <text:p>2.0015</text:p>
          </table:table-cell>
          <table:table-cell office:value-type="float" office:value="13">
            <text:p>13</text:p>
          </table:table-cell>
          <table:table-cell table:style-name="ce2" table:formula="oooc:=[.F14]-[.$F$103]" office:value-type="float" office:value="0.000956000000001733">
            <text:p>0.0010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3">
            <text:p>13</text:p>
          </table:table-cell>
          <table:table-cell table:style-name="ce2" table:formula="oooc:=[.J14]-[.$J$103]" office:value-type="float" office:value="0.000813000000000841">
            <text:p>0.0008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3">
            <text:p>13</text:p>
          </table:table-cell>
          <table:table-cell table:style-name="ce2" table:formula="oooc:=[.N14]-[.$N$103]" office:value-type="float" office:value="0.000743000000000382">
            <text:p>0.0007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3">
            <text:p>13</text:p>
          </table:table-cell>
          <table:table-cell table:style-name="ce2" table:formula="oooc:=[.R14]-[.$R$103]" office:value-type="float" office:value="0.000361999999999973">
            <text:p>0.0004</text:p>
          </table:table-cell>
          <table:table-cell table:style-name="ce2"/>
          <table:table-cell/>
          <table:table-cell table:style-name="ce1" office:value-type="float" office:value="2.00099">
            <text:p>2.00099</text:p>
          </table:table-cell>
          <table:table-cell table:style-name="ce1" office:value-type="float" office:value="0.000128668393770803">
            <text:p>0.00013</text:p>
          </table:table-cell>
          <table:table-cell table:formula="oooc:=1/[.X14]^2" office:value-type="float" office:value="60402684.5637479">
            <text:p>60402684.56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5">
            <text:p>2.0005</text:p>
          </table:table-cell>
          <table:table-cell office:value-type="float" office:value="14">
            <text:p>14</text:p>
          </table:table-cell>
          <table:table-cell table:style-name="ce2" table:formula="oooc:=[.B15]-[.$B$103]" office:value-type="float" office:value="0.000703999999998706">
            <text:p>0.0007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14">
            <text:p>14</text:p>
          </table:table-cell>
          <table:table-cell table:style-name="ce2" table:formula="oooc:=[.F15]-[.$F$103]" office:value-type="float" office:value="0.000856000000001522">
            <text:p>0.0009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4">
            <text:p>14</text:p>
          </table:table-cell>
          <table:table-cell table:style-name="ce2" table:formula="oooc:=[.J15]-[.$J$103]" office:value-type="float" office:value="0.000913000000001052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4">
            <text:p>14</text:p>
          </table:table-cell>
          <table:table-cell table:style-name="ce2" table:formula="oooc:=[.N15]-[.$N$103]" office:value-type="float" office:value="0.000743000000000382">
            <text:p>0.0007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4">
            <text:p>14</text:p>
          </table:table-cell>
          <table:table-cell table:style-name="ce2" table:formula="oooc:=[.R15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4">
            <text:p>2.0004</text:p>
          </table:table-cell>
          <table:table-cell office:value-type="float" office:value="15">
            <text:p>15</text:p>
          </table:table-cell>
          <table:table-cell table:style-name="ce2" table:formula="oooc:=[.B16]-[.$B$103]" office:value-type="float" office:value="0.000603999999998495">
            <text:p>0.0006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15">
            <text:p>15</text:p>
          </table:table-cell>
          <table:table-cell table:style-name="ce2" table:formula="oooc:=[.F16]-[.$F$103]" office:value-type="float" office:value="0.000656000000001544">
            <text:p>0.0007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15">
            <text:p>15</text:p>
          </table:table-cell>
          <table:table-cell table:style-name="ce2" table:formula="oooc:=[.J16]-[.$J$103]" office:value-type="float" office:value="0.000913000000001052">
            <text:p>0.0009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5">
            <text:p>15</text:p>
          </table:table-cell>
          <table:table-cell table:style-name="ce2" table:formula="oooc:=[.N16]-[.$N$103]" office:value-type="float" office:value="0.000543000000000404">
            <text:p>0.0005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5">
            <text:p>15</text:p>
          </table:table-cell>
          <table:table-cell table:style-name="ce2" table:formula="oooc:=[.R16]-[.$R$103]" office:value-type="float" office:value="0.000561999999999951">
            <text:p>0.0006</text:p>
          </table:table-cell>
          <table:table-cell table:style-name="ce2"/>
          <table:table-cell/>
          <table:table-cell table:formula="oooc:=SUMPRODUCT([.W10:.W14];[.Y10:.Y14])" office:value-type="float" office:value="1126473382.07198">
            <text:p>1126473382.07</text:p>
          </table:table-cell>
          <table:table-cell table:formula="oooc:=1/SUM([.Y10:.Y14])" office:value-type="float" office:value="0.00000000177656367530215">
            <text:p>0</text:p>
          </table:table-cell>
          <table:table-cell table:style-name="ce1" table:formula="oooc:=[.W16]*[.X16]" office:value-type="float" office:value="2.00125169178385">
            <text:p>2.00125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4">
            <text:p>2.0004</text:p>
          </table:table-cell>
          <table:table-cell office:value-type="float" office:value="16">
            <text:p>16</text:p>
          </table:table-cell>
          <table:table-cell table:style-name="ce2" table:formula="oooc:=[.B17]-[.$B$103]" office:value-type="float" office:value="0.000603999999998495">
            <text:p>0.0006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16">
            <text:p>16</text:p>
          </table:table-cell>
          <table:table-cell table:style-name="ce2" table:formula="oooc:=[.F17]-[.$F$103]" office:value-type="float" office:value="0.000856000000001522">
            <text:p>0.0009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6">
            <text:p>16</text:p>
          </table:table-cell>
          <table:table-cell table:style-name="ce2" table:formula="oooc:=[.J17]-[.$J$103]" office:value-type="float" office:value="0.000813000000000841">
            <text:p>0.0008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6">
            <text:p>16</text:p>
          </table:table-cell>
          <table:table-cell table:style-name="ce2" table:formula="oooc:=[.N17]-[.$N$103]" office:value-type="float" office:value="0.000743000000000382">
            <text:p>0.0007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6">
            <text:p>16</text:p>
          </table:table-cell>
          <table:table-cell table:style-name="ce2" table:formula="oooc:=[.R17]-[.$R$103]" office:value-type="float" office:value="0.000361999999999973">
            <text:p>0.0004</text:p>
          </table:table-cell>
          <table:table-cell table:style-name="ce2"/>
          <table:table-cell table:number-columns-repeated="3"/>
          <table:table-cell table:style-name="ce1" table:formula="oooc:=(SUM([.Y10:.Y14])^(-0.5))" office:value-type="float" office:value="0.0000421493021923513">
            <text:p>0.00004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2" office:value-type="float" office:value="2.0004">
            <text:p>2.0004</text:p>
          </table:table-cell>
          <table:table-cell office:value-type="float" office:value="17">
            <text:p>17</text:p>
          </table:table-cell>
          <table:table-cell table:style-name="ce2" table:formula="oooc:=[.B18]-[.$B$103]" office:value-type="float" office:value="0.000603999999998495">
            <text:p>0.0006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17">
            <text:p>17</text:p>
          </table:table-cell>
          <table:table-cell table:style-name="ce2" table:formula="oooc:=[.F18]-[.$F$103]" office:value-type="float" office:value="0.000756000000001755">
            <text:p>0.0008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7">
            <text:p>17</text:p>
          </table:table-cell>
          <table:table-cell table:style-name="ce2" table:formula="oooc:=[.J18]-[.$J$103]" office:value-type="float" office:value="0.000713000000001074">
            <text:p>0.0007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7">
            <text:p>17</text:p>
          </table:table-cell>
          <table:table-cell table:style-name="ce2" table:formula="oooc:=[.N18]-[.$N$103]" office:value-type="float" office:value="0.000743000000000382">
            <text:p>0.0007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7">
            <text:p>17</text:p>
          </table:table-cell>
          <table:table-cell table:style-name="ce2" table:formula="oooc:=[.R18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5">
            <text:p>2.0005</text:p>
          </table:table-cell>
          <table:table-cell office:value-type="float" office:value="18">
            <text:p>18</text:p>
          </table:table-cell>
          <table:table-cell table:style-name="ce2" table:formula="oooc:=[.B19]-[.$B$103]" office:value-type="float" office:value="0.000703999999998706">
            <text:p>0.0007</text:p>
          </table:table-cell>
          <table:table-cell table:style-name="ce2"/>
          <table:table-cell office:value-type="float" office:value="2.0014">
            <text:p>2.0014</text:p>
          </table:table-cell>
          <table:table-cell office:value-type="float" office:value="18">
            <text:p>18</text:p>
          </table:table-cell>
          <table:table-cell table:style-name="ce2" table:formula="oooc:=[.F19]-[.$F$103]" office:value-type="float" office:value="0.000856000000001522">
            <text:p>0.0009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8">
            <text:p>18</text:p>
          </table:table-cell>
          <table:table-cell table:style-name="ce2" table:formula="oooc:=[.J19]-[.$J$103]" office:value-type="float" office:value="0.000613000000000863">
            <text:p>0.0006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8">
            <text:p>18</text:p>
          </table:table-cell>
          <table:table-cell table:style-name="ce2" table:formula="oooc:=[.N19]-[.$N$103]" office:value-type="float" office:value="0.000543000000000404">
            <text:p>0.0005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18">
            <text:p>18</text:p>
          </table:table-cell>
          <table:table-cell table:style-name="ce2" table:formula="oooc:=[.R19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4">
            <text:p>2.0004</text:p>
          </table:table-cell>
          <table:table-cell office:value-type="float" office:value="19">
            <text:p>19</text:p>
          </table:table-cell>
          <table:table-cell table:style-name="ce2" table:formula="oooc:=[.B20]-[.$B$103]" office:value-type="float" office:value="0.000603999999998495">
            <text:p>0.0006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19">
            <text:p>19</text:p>
          </table:table-cell>
          <table:table-cell table:style-name="ce2" table:formula="oooc:=[.F20]-[.$F$103]" office:value-type="float" office:value="0.000656000000001544">
            <text:p>0.0007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19">
            <text:p>19</text:p>
          </table:table-cell>
          <table:table-cell table:style-name="ce2" table:formula="oooc:=[.J20]-[.$J$103]" office:value-type="float" office:value="0.000813000000000841">
            <text:p>0.0008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9">
            <text:p>19</text:p>
          </table:table-cell>
          <table:table-cell table:style-name="ce2" table:formula="oooc:=[.N20]-[.$N$103]" office:value-type="float" office:value="0.000543000000000404">
            <text:p>0.0005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19">
            <text:p>19</text:p>
          </table:table-cell>
          <table:table-cell table:style-name="ce2" table:formula="oooc:=[.R20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3">
            <text:p>2.0003</text:p>
          </table:table-cell>
          <table:table-cell office:value-type="float" office:value="20">
            <text:p>20</text:p>
          </table:table-cell>
          <table:table-cell table:style-name="ce2" table:formula="oooc:=[.B21]-[.$B$103]" office:value-type="float" office:value="0.000503999999998728">
            <text:p>0.0005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0">
            <text:p>20</text:p>
          </table:table-cell>
          <table:table-cell table:style-name="ce2" table:formula="oooc:=[.F21]-[.$F$103]" office:value-type="float" office:value="0.000756000000001755">
            <text:p>0.0008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0">
            <text:p>20</text:p>
          </table:table-cell>
          <table:table-cell table:style-name="ce2" table:formula="oooc:=[.J21]-[.$J$103]" office:value-type="float" office:value="0.000613000000000863">
            <text:p>0.0006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20">
            <text:p>20</text:p>
          </table:table-cell>
          <table:table-cell table:style-name="ce2" table:formula="oooc:=[.N21]-[.$N$103]" office:value-type="float" office:value="0.000643000000000615">
            <text:p>0.0006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20">
            <text:p>20</text:p>
          </table:table-cell>
          <table:table-cell table:style-name="ce2" table:formula="oooc:=[.R21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3">
            <text:p>2.0003</text:p>
          </table:table-cell>
          <table:table-cell office:value-type="float" office:value="21">
            <text:p>21</text:p>
          </table:table-cell>
          <table:table-cell table:style-name="ce2" table:formula="oooc:=[.B22]-[.$B$103]" office:value-type="float" office:value="0.000503999999998728">
            <text:p>0.0005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1">
            <text:p>21</text:p>
          </table:table-cell>
          <table:table-cell table:style-name="ce2" table:formula="oooc:=[.F22]-[.$F$103]" office:value-type="float" office:value="0.000756000000001755">
            <text:p>0.0008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21">
            <text:p>21</text:p>
          </table:table-cell>
          <table:table-cell table:style-name="ce2" table:formula="oooc:=[.J22]-[.$J$103]" office:value-type="float" office:value="0.000413000000000885">
            <text:p>0.0004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1">
            <text:p>21</text:p>
          </table:table-cell>
          <table:table-cell table:style-name="ce2" table:formula="oooc:=[.N22]-[.$N$103]" office:value-type="float" office:value="0.000443000000000637">
            <text:p>0.0004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1">
            <text:p>21</text:p>
          </table:table-cell>
          <table:table-cell table:style-name="ce2" table:formula="oooc:=[.R22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4">
            <text:p>2.0004</text:p>
          </table:table-cell>
          <table:table-cell office:value-type="float" office:value="22">
            <text:p>22</text:p>
          </table:table-cell>
          <table:table-cell table:style-name="ce2" table:formula="oooc:=[.B23]-[.$B$103]" office:value-type="float" office:value="0.000603999999998495">
            <text:p>0.0006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2">
            <text:p>22</text:p>
          </table:table-cell>
          <table:table-cell table:style-name="ce2" table:formula="oooc:=[.F23]-[.$F$103]" office:value-type="float" office:value="0.000756000000001755">
            <text:p>0.0008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2">
            <text:p>22</text:p>
          </table:table-cell>
          <table:table-cell table:style-name="ce2" table:formula="oooc:=[.J23]-[.$J$103]" office:value-type="float" office:value="0.000513000000001096">
            <text:p>0.0005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2">
            <text:p>22</text:p>
          </table:table-cell>
          <table:table-cell table:style-name="ce2" table:formula="oooc:=[.N23]-[.$N$103]" office:value-type="float" office:value="0.000443000000000637">
            <text:p>0.0004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2">
            <text:p>22</text:p>
          </table:table-cell>
          <table:table-cell table:style-name="ce2" table:formula="oooc:=[.R23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3">
            <text:p>2.0003</text:p>
          </table:table-cell>
          <table:table-cell office:value-type="float" office:value="23">
            <text:p>23</text:p>
          </table:table-cell>
          <table:table-cell table:style-name="ce2" table:formula="oooc:=[.B24]-[.$B$103]" office:value-type="float" office:value="0.000503999999998728">
            <text:p>0.0005</text:p>
          </table:table-cell>
          <table:table-cell table:style-name="ce2"/>
          <table:table-cell office:value-type="float" office:value="2.0016">
            <text:p>2.0016</text:p>
          </table:table-cell>
          <table:table-cell office:value-type="float" office:value="23">
            <text:p>23</text:p>
          </table:table-cell>
          <table:table-cell table:style-name="ce2" table:formula="oooc:=[.F24]-[.$F$103]" office:value-type="float" office:value="0.0010560000000015">
            <text:p>0.0011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23">
            <text:p>23</text:p>
          </table:table-cell>
          <table:table-cell table:style-name="ce2" table:formula="oooc:=[.J24]-[.$J$103]" office:value-type="float" office:value="0.000413000000000885">
            <text:p>0.0004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3">
            <text:p>23</text:p>
          </table:table-cell>
          <table:table-cell table:style-name="ce2" table:formula="oooc:=[.N24]-[.$N$103]" office:value-type="float" office:value="0.000443000000000637">
            <text:p>0.0004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23">
            <text:p>23</text:p>
          </table:table-cell>
          <table:table-cell table:style-name="ce2" table:formula="oooc:=[.R24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2">
            <text:p>2.0002</text:p>
          </table:table-cell>
          <table:table-cell office:value-type="float" office:value="24">
            <text:p>24</text:p>
          </table:table-cell>
          <table:table-cell table:style-name="ce2" table:formula="oooc:=[.B25]-[.$B$103]" office:value-type="float" office:value="0.000403999999998517">
            <text:p>0.0004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24">
            <text:p>24</text:p>
          </table:table-cell>
          <table:table-cell table:style-name="ce2" table:formula="oooc:=[.F25]-[.$F$103]" office:value-type="float" office:value="0.000556000000001777">
            <text:p>0.0006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4">
            <text:p>24</text:p>
          </table:table-cell>
          <table:table-cell table:style-name="ce2" table:formula="oooc:=[.J25]-[.$J$103]" office:value-type="float" office:value="0.000513000000001096">
            <text:p>0.0005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4">
            <text:p>24</text:p>
          </table:table-cell>
          <table:table-cell table:style-name="ce2" table:formula="oooc:=[.N25]-[.$N$103]" office:value-type="float" office:value="0.000543000000000404">
            <text:p>0.0005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24">
            <text:p>24</text:p>
          </table:table-cell>
          <table:table-cell table:style-name="ce2" table:formula="oooc:=[.R25]-[.$R$103]" office:value-type="float" office:value="0.000462000000000184">
            <text:p>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2">
            <text:p>2.0002</text:p>
          </table:table-cell>
          <table:table-cell office:value-type="float" office:value="25">
            <text:p>25</text:p>
          </table:table-cell>
          <table:table-cell table:style-name="ce2" table:formula="oooc:=[.B26]-[.$B$103]" office:value-type="float" office:value="0.000403999999998517">
            <text:p>0.0004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25">
            <text:p>25</text:p>
          </table:table-cell>
          <table:table-cell table:style-name="ce2" table:formula="oooc:=[.F26]-[.$F$103]" office:value-type="float" office:value="0.000556000000001777">
            <text:p>0.0006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5">
            <text:p>25</text:p>
          </table:table-cell>
          <table:table-cell table:style-name="ce2" table:formula="oooc:=[.J26]-[.$J$103]" office:value-type="float" office:value="0.000513000000001096">
            <text:p>0.0005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25">
            <text:p>25</text:p>
          </table:table-cell>
          <table:table-cell table:style-name="ce2" table:formula="oooc:=[.N26]-[.$N$103]" office:value-type="float" office:value="0.000243000000000659">
            <text:p>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5">
            <text:p>25</text:p>
          </table:table-cell>
          <table:table-cell table:style-name="ce2" table:formula="oooc:=[.R26]-[.$R$103]" office:value-type="float" office:value="0.000361999999999973">
            <text:p>0.0004</text:p>
          </table:table-cell>
          <table:table-cell table:style-name="ce2"/>
          <table:table-cell table:number-columns-repeated="16"/>
          <table:table-cell office:value-type="string">
            <text:p>AD2;AA2</text:p>
          </table:table-cell>
        </table:table-row>
        <table:table-row table:style-name="ro2">
          <table:table-cell table:style-name="Default"/>
          <table:table-cell table:style-name="ce2" office:value-type="float" office:value="2.0002">
            <text:p>2.0002</text:p>
          </table:table-cell>
          <table:table-cell office:value-type="float" office:value="26">
            <text:p>26</text:p>
          </table:table-cell>
          <table:table-cell table:style-name="ce2" table:formula="oooc:=[.B27]-[.$B$103]" office:value-type="float" office:value="0.000403999999998517">
            <text:p>0.0004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26">
            <text:p>26</text:p>
          </table:table-cell>
          <table:table-cell table:style-name="ce2" table:formula="oooc:=[.F27]-[.$F$103]" office:value-type="float" office:value="0.000556000000001777">
            <text:p>0.0006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26">
            <text:p>26</text:p>
          </table:table-cell>
          <table:table-cell table:style-name="ce2" table:formula="oooc:=[.J27]-[.$J$103]" office:value-type="float" office:value="0.000313000000001118">
            <text:p>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26">
            <text:p>26</text:p>
          </table:table-cell>
          <table:table-cell table:style-name="ce2" table:formula="oooc:=[.N27]-[.$N$103]" office:value-type="float" office:value="0.000243000000000659">
            <text:p>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6">
            <text:p>26</text:p>
          </table:table-cell>
          <table:table-cell table:style-name="ce2" table:formula="oooc:=[.R27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1">
            <text:p>2.0001</text:p>
          </table:table-cell>
          <table:table-cell office:value-type="float" office:value="27">
            <text:p>27</text:p>
          </table:table-cell>
          <table:table-cell table:style-name="ce2" table:formula="oooc:=[.B28]-[.$B$103]" office:value-type="float" office:value="0.00030399999999875">
            <text:p>0.0003</text:p>
          </table:table-cell>
          <table:table-cell table:style-name="ce2"/>
          <table:table-cell office:value-type="float" office:value="2.0012">
            <text:p>2.0012</text:p>
          </table:table-cell>
          <table:table-cell office:value-type="float" office:value="27">
            <text:p>27</text:p>
          </table:table-cell>
          <table:table-cell table:style-name="ce2" table:formula="oooc:=[.F28]-[.$F$103]" office:value-type="float" office:value="0.000656000000001544">
            <text:p>0.0007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27">
            <text:p>27</text:p>
          </table:table-cell>
          <table:table-cell table:style-name="ce2" table:formula="oooc:=[.J28]-[.$J$103]" office:value-type="float" office:value="0.000413000000000885">
            <text:p>0.0004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27">
            <text:p>27</text:p>
          </table:table-cell>
          <table:table-cell table:style-name="ce2" table:formula="oooc:=[.N28]-[.$N$103]" office:value-type="float" office:value="0.000143000000000448">
            <text:p>0.0001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7">
            <text:p>27</text:p>
          </table:table-cell>
          <table:table-cell table:style-name="ce2" table:formula="oooc:=[.R28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2">
            <text:p>2.0002</text:p>
          </table:table-cell>
          <table:table-cell office:value-type="float" office:value="28">
            <text:p>28</text:p>
          </table:table-cell>
          <table:table-cell table:style-name="ce2" table:formula="oooc:=[.B29]-[.$B$103]" office:value-type="float" office:value="0.000403999999998517">
            <text:p>0.0004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28">
            <text:p>28</text:p>
          </table:table-cell>
          <table:table-cell table:style-name="ce2" table:formula="oooc:=[.F29]-[.$F$103]" office:value-type="float" office:value="0.000556000000001777">
            <text:p>0.0006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28">
            <text:p>28</text:p>
          </table:table-cell>
          <table:table-cell table:style-name="ce2" table:formula="oooc:=[.J29]-[.$J$103]" office:value-type="float" office:value="0.000413000000000885">
            <text:p>0.0004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28">
            <text:p>28</text:p>
          </table:table-cell>
          <table:table-cell table:style-name="ce2" table:formula="oooc:=[.N29]-[.$N$103]" office:value-type="float" office:value="0.000243000000000659">
            <text:p>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28">
            <text:p>28</text:p>
          </table:table-cell>
          <table:table-cell table:style-name="ce2" table:formula="oooc:=[.R29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">
            <text:p>2.0000</text:p>
          </table:table-cell>
          <table:table-cell office:value-type="float" office:value="29">
            <text:p>29</text:p>
          </table:table-cell>
          <table:table-cell table:style-name="ce2" table:formula="oooc:=[.B30]-[.$B$103]" office:value-type="float" office:value="0.000203999999998539">
            <text:p>0.0002</text:p>
          </table:table-cell>
          <table:table-cell table:style-name="ce2"/>
          <table:table-cell office:value-type="float" office:value="2.0013">
            <text:p>2.0013</text:p>
          </table:table-cell>
          <table:table-cell office:value-type="float" office:value="29">
            <text:p>29</text:p>
          </table:table-cell>
          <table:table-cell table:style-name="ce2" table:formula="oooc:=[.F30]-[.$F$103]" office:value-type="float" office:value="0.000756000000001755">
            <text:p>0.0008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29">
            <text:p>29</text:p>
          </table:table-cell>
          <table:table-cell table:style-name="ce2" table:formula="oooc:=[.J30]-[.$J$103]" office:value-type="float" office:value="0.000213000000000907">
            <text:p>0.0002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29">
            <text:p>29</text:p>
          </table:table-cell>
          <table:table-cell table:style-name="ce2" table:formula="oooc:=[.N30]-[.$N$103]" office:value-type="float" office:value="0.000143000000000448">
            <text:p>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29">
            <text:p>29</text:p>
          </table:table-cell>
          <table:table-cell table:style-name="ce2" table:formula="oooc:=[.R30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">
            <text:p>2.0000</text:p>
          </table:table-cell>
          <table:table-cell office:value-type="float" office:value="30">
            <text:p>30</text:p>
          </table:table-cell>
          <table:table-cell table:style-name="ce2" table:formula="oooc:=[.B31]-[.$B$103]" office:value-type="float" office:value="0.000203999999998539">
            <text:p>0.0002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30">
            <text:p>30</text:p>
          </table:table-cell>
          <table:table-cell table:style-name="ce2" table:formula="oooc:=[.F31]-[.$F$103]" office:value-type="float" office:value="0.000356000000001799">
            <text:p>0.0004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30">
            <text:p>30</text:p>
          </table:table-cell>
          <table:table-cell table:style-name="ce2" table:formula="oooc:=[.J31]-[.$J$103]" office:value-type="float" office:value="0.000413000000000885">
            <text:p>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30">
            <text:p>30</text:p>
          </table:table-cell>
          <table:table-cell table:style-name="ce2" table:formula="oooc:=[.N31]-[.$N$103]" office:value-type="float" office:value="-0.0000569999999995296">
            <text:p>-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0">
            <text:p>30</text:p>
          </table:table-cell>
          <table:table-cell table:style-name="ce2" table:formula="oooc:=[.R31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">
            <text:p>2.0000</text:p>
          </table:table-cell>
          <table:table-cell office:value-type="float" office:value="31">
            <text:p>31</text:p>
          </table:table-cell>
          <table:table-cell table:style-name="ce2" table:formula="oooc:=[.B32]-[.$B$103]" office:value-type="float" office:value="0.000203999999998539">
            <text:p>0.0002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1">
            <text:p>31</text:p>
          </table:table-cell>
          <table:table-cell table:style-name="ce2" table:formula="oooc:=[.F32]-[.$F$103]" office:value-type="float" office:value="0.000556000000001777">
            <text:p>0.0006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31">
            <text:p>31</text:p>
          </table:table-cell>
          <table:table-cell table:style-name="ce2" table:formula="oooc:=[.J32]-[.$J$103]" office:value-type="float" office:value="0.000313000000001118">
            <text:p>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31">
            <text:p>31</text:p>
          </table:table-cell>
          <table:table-cell table:style-name="ce2" table:formula="oooc:=[.N32]-[.$N$103]" office:value-type="float" office:value="0.000243000000000659">
            <text:p>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31">
            <text:p>31</text:p>
          </table:table-cell>
          <table:table-cell table:style-name="ce2" table:formula="oooc:=[.R32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.0001">
            <text:p>2.0001</text:p>
          </table:table-cell>
          <table:table-cell office:value-type="float" office:value="32">
            <text:p>32</text:p>
          </table:table-cell>
          <table:table-cell table:style-name="ce2" table:formula="oooc:=[.B33]-[.$B$103]" office:value-type="float" office:value="0.00030399999999875">
            <text:p>0.0003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2">
            <text:p>32</text:p>
          </table:table-cell>
          <table:table-cell table:style-name="ce2" table:formula="oooc:=[.F33]-[.$F$103]" office:value-type="float" office:value="0.000556000000001777">
            <text:p>0.0006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32">
            <text:p>32</text:p>
          </table:table-cell>
          <table:table-cell table:style-name="ce2" table:formula="oooc:=[.J33]-[.$J$103]" office:value-type="float" office:value="0.000213000000000907">
            <text:p>0.0002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2">
            <text:p>32</text:p>
          </table:table-cell>
          <table:table-cell table:style-name="ce2" table:formula="oooc:=[.N33]-[.$N$103]" office:value-type="float" office:value="-0.000156999999999297">
            <text:p>-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32">
            <text:p>32</text:p>
          </table:table-cell>
          <table:table-cell table:style-name="ce2" table:formula="oooc:=[.R33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">
            <text:p>2.0000</text:p>
          </table:table-cell>
          <table:table-cell office:value-type="float" office:value="33">
            <text:p>33</text:p>
          </table:table-cell>
          <table:table-cell table:style-name="ce2" table:formula="oooc:=[.B34]-[.$B$103]" office:value-type="float" office:value="0.000203999999998539">
            <text:p>0.0002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3">
            <text:p>33</text:p>
          </table:table-cell>
          <table:table-cell table:style-name="ce2" table:formula="oooc:=[.F34]-[.$F$103]" office:value-type="float" office:value="0.000556000000001777">
            <text:p>0.0006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33">
            <text:p>33</text:p>
          </table:table-cell>
          <table:table-cell table:style-name="ce2" table:formula="oooc:=[.J34]-[.$J$103]" office:value-type="float" office:value="0.00011300000000114">
            <text:p>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3">
            <text:p>33</text:p>
          </table:table-cell>
          <table:table-cell table:style-name="ce2" table:formula="oooc:=[.N34]-[.$N$103]" office:value-type="float" office:value="-0.000156999999999297">
            <text:p>-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33">
            <text:p>33</text:p>
          </table:table-cell>
          <table:table-cell table:style-name="ce2" table:formula="oooc:=[.R34]-[.$R$103]" office:value-type="float" office:value="0.000361999999999973">
            <text:p>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9">
            <text:p>1.9999</text:p>
          </table:table-cell>
          <table:table-cell office:value-type="float" office:value="34">
            <text:p>34</text:p>
          </table:table-cell>
          <table:table-cell table:style-name="ce2" table:formula="oooc:=[.B35]-[.$B$103]" office:value-type="float" office:value="0.00010399999999855">
            <text:p>0.0001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34">
            <text:p>34</text:p>
          </table:table-cell>
          <table:table-cell table:style-name="ce2" table:formula="oooc:=[.F35]-[.$F$103]" office:value-type="float" office:value="0.000456000000001566">
            <text:p>0.0005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34">
            <text:p>34</text:p>
          </table:table-cell>
          <table:table-cell table:style-name="ce2" table:formula="oooc:=[.J35]-[.$J$103]" office:value-type="float" office:value="0.00011300000000114">
            <text:p>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4">
            <text:p>34</text:p>
          </table:table-cell>
          <table:table-cell table:style-name="ce2" table:formula="oooc:=[.N35]-[.$N$103]" office:value-type="float" office:value="-0.000156999999999297">
            <text:p>-0.0002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4">
            <text:p>34</text:p>
          </table:table-cell>
          <table:table-cell table:style-name="ce2" table:formula="oooc:=[.R35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2">
            <text:p>2.0000</text:p>
          </table:table-cell>
          <table:table-cell office:value-type="float" office:value="35">
            <text:p>35</text:p>
          </table:table-cell>
          <table:table-cell table:style-name="ce2" table:formula="oooc:=[.B36]-[.$B$103]" office:value-type="float" office:value="0.000203999999998539">
            <text:p>0.0002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5">
            <text:p>35</text:p>
          </table:table-cell>
          <table:table-cell table:style-name="ce2" table:formula="oooc:=[.F36]-[.$F$103]" office:value-type="float" office:value="0.000556000000001777">
            <text:p>0.0006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35">
            <text:p>35</text:p>
          </table:table-cell>
          <table:table-cell table:style-name="ce2" table:formula="oooc:=[.J36]-[.$J$103]" office:value-type="float" office:value="0.00011300000000114">
            <text:p>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5">
            <text:p>35</text:p>
          </table:table-cell>
          <table:table-cell table:style-name="ce2" table:formula="oooc:=[.N36]-[.$N$103]" office:value-type="float" office:value="-0.000156999999999297">
            <text:p>-0.0002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5">
            <text:p>35</text:p>
          </table:table-cell>
          <table:table-cell table:style-name="ce2" table:formula="oooc:=[.R36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9">
            <text:p>1.9999</text:p>
          </table:table-cell>
          <table:table-cell office:value-type="float" office:value="36">
            <text:p>36</text:p>
          </table:table-cell>
          <table:table-cell table:style-name="ce2" table:formula="oooc:=[.B37]-[.$B$103]" office:value-type="float" office:value="0.00010399999999855">
            <text:p>0.0001</text:p>
          </table:table-cell>
          <table:table-cell table:style-name="ce2"/>
          <table:table-cell office:value-type="float" office:value="2.0011">
            <text:p>2.0011</text:p>
          </table:table-cell>
          <table:table-cell office:value-type="float" office:value="36">
            <text:p>36</text:p>
          </table:table-cell>
          <table:table-cell table:style-name="ce2" table:formula="oooc:=[.F37]-[.$F$103]" office:value-type="float" office:value="0.000556000000001777">
            <text:p>0.0006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36">
            <text:p>36</text:p>
          </table:table-cell>
          <table:table-cell table:style-name="ce2" table:formula="oooc:=[.J37]-[.$J$103]" office:value-type="float" office:value="0.000213000000000907">
            <text:p>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36">
            <text:p>36</text:p>
          </table:table-cell>
          <table:table-cell table:style-name="ce2" table:formula="oooc:=[.N37]-[.$N$103]" office:value-type="float" office:value="-0.0000569999999995296">
            <text:p>-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6">
            <text:p>36</text:p>
          </table:table-cell>
          <table:table-cell table:style-name="ce2" table:formula="oooc:=[.R37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8">
            <text:p>1.9998</text:p>
          </table:table-cell>
          <table:table-cell office:value-type="float" office:value="37">
            <text:p>37</text:p>
          </table:table-cell>
          <table:table-cell table:style-name="ce2" table:formula="oooc:=[.B38]-[.$B$103]" office:value-type="float" office:value="0.00000399999999856071">
            <text:p>0.0000</text:p>
          </table:table-cell>
          <table:table-cell table:style-name="ce2"/>
          <table:table-cell office:value-type="float" office:value="2.001">
            <text:p>2.0010</text:p>
          </table:table-cell>
          <table:table-cell office:value-type="float" office:value="37">
            <text:p>37</text:p>
          </table:table-cell>
          <table:table-cell table:style-name="ce2" table:formula="oooc:=[.F38]-[.$F$103]" office:value-type="float" office:value="0.000456000000001566">
            <text:p>0.0005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7">
            <text:p>37</text:p>
          </table:table-cell>
          <table:table-cell table:style-name="ce2" table:formula="oooc:=[.J38]-[.$J$103]" office:value-type="float" office:value="-0.000086999999998838">
            <text:p>-0.0001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37">
            <text:p>37</text:p>
          </table:table-cell>
          <table:table-cell table:style-name="ce2" table:formula="oooc:=[.N38]-[.$N$103]" office:value-type="float" office:value="0.0000430000000006814">
            <text:p>0.0000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37">
            <text:p>37</text:p>
          </table:table-cell>
          <table:table-cell table:style-name="ce2" table:formula="oooc:=[.R38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8">
            <text:p>1.9998</text:p>
          </table:table-cell>
          <table:table-cell office:value-type="float" office:value="38">
            <text:p>38</text:p>
          </table:table-cell>
          <table:table-cell table:style-name="ce2" table:formula="oooc:=[.B39]-[.$B$103]" office:value-type="float" office:value="0.00000399999999856071">
            <text:p>0.0000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38">
            <text:p>38</text:p>
          </table:table-cell>
          <table:table-cell table:style-name="ce2" table:formula="oooc:=[.F39]-[.$F$103]" office:value-type="float" office:value="0.000256000000001588">
            <text:p>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38">
            <text:p>38</text:p>
          </table:table-cell>
          <table:table-cell table:style-name="ce2" table:formula="oooc:=[.J39]-[.$J$103]" office:value-type="float" office:value="-0.000086999999998838">
            <text:p>-0.0001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38">
            <text:p>38</text:p>
          </table:table-cell>
          <table:table-cell table:style-name="ce2" table:formula="oooc:=[.N39]-[.$N$103]" office:value-type="float" office:value="-0.0000569999999995296">
            <text:p>-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8">
            <text:p>38</text:p>
          </table:table-cell>
          <table:table-cell table:style-name="ce2" table:formula="oooc:=[.R39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9">
            <text:p>1.9999</text:p>
          </table:table-cell>
          <table:table-cell office:value-type="float" office:value="39">
            <text:p>39</text:p>
          </table:table-cell>
          <table:table-cell table:style-name="ce2" table:formula="oooc:=[.B40]-[.$B$103]" office:value-type="float" office:value="0.00010399999999855">
            <text:p>0.0001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39">
            <text:p>39</text:p>
          </table:table-cell>
          <table:table-cell table:style-name="ce2" table:formula="oooc:=[.F40]-[.$F$103]" office:value-type="float" office:value="0.000356000000001799">
            <text:p>0.0004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39">
            <text:p>39</text:p>
          </table:table-cell>
          <table:table-cell table:style-name="ce2" table:formula="oooc:=[.J40]-[.$J$103]" office:value-type="float" office:value="0.000213000000000907">
            <text:p>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39">
            <text:p>39</text:p>
          </table:table-cell>
          <table:table-cell table:style-name="ce2" table:formula="oooc:=[.N40]-[.$N$103]" office:value-type="float" office:value="-0.0000569999999995296">
            <text:p>-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39">
            <text:p>39</text:p>
          </table:table-cell>
          <table:table-cell table:style-name="ce2" table:formula="oooc:=[.R40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7">
            <text:p>1.9997</text:p>
          </table:table-cell>
          <table:table-cell office:value-type="float" office:value="40">
            <text:p>40</text:p>
          </table:table-cell>
          <table:table-cell table:style-name="ce2" table:formula="oooc:=[.B41]-[.$B$103]" office:value-type="float" office:value="-0.0000960000000014283">
            <text:p>-0.0001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40">
            <text:p>40</text:p>
          </table:table-cell>
          <table:table-cell table:style-name="ce2" table:formula="oooc:=[.F41]-[.$F$103]" office:value-type="float" office:value="0.000356000000001799">
            <text:p>0.0004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0">
            <text:p>40</text:p>
          </table:table-cell>
          <table:table-cell table:style-name="ce2" table:formula="oooc:=[.J41]-[.$J$103]" office:value-type="float" office:value="-0.000086999999998838">
            <text:p>-0.0001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0">
            <text:p>40</text:p>
          </table:table-cell>
          <table:table-cell table:style-name="ce2" table:formula="oooc:=[.N41]-[.$N$103]" office:value-type="float" office:value="-0.0000569999999995296">
            <text:p>-0.0001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40">
            <text:p>40</text:p>
          </table:table-cell>
          <table:table-cell table:style-name="ce2" table:formula="oooc:=[.R41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7">
            <text:p>1.9997</text:p>
          </table:table-cell>
          <table:table-cell office:value-type="float" office:value="41">
            <text:p>41</text:p>
          </table:table-cell>
          <table:table-cell table:style-name="ce2" table:formula="oooc:=[.B42]-[.$B$103]" office:value-type="float" office:value="-0.0000960000000014283">
            <text:p>-0.0001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41">
            <text:p>41</text:p>
          </table:table-cell>
          <table:table-cell table:style-name="ce2" table:formula="oooc:=[.F42]-[.$F$103]" office:value-type="float" office:value="0.000356000000001799">
            <text:p>0.0004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41">
            <text:p>41</text:p>
          </table:table-cell>
          <table:table-cell table:style-name="ce2" table:formula="oooc:=[.J42]-[.$J$103]" office:value-type="float" office:value="0.00011300000000114">
            <text:p>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41">
            <text:p>41</text:p>
          </table:table-cell>
          <table:table-cell table:style-name="ce2" table:formula="oooc:=[.N42]-[.$N$103]" office:value-type="float" office:value="-0.000256999999999508">
            <text:p>-0.0003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1">
            <text:p>41</text:p>
          </table:table-cell>
          <table:table-cell table:style-name="ce2" table:formula="oooc:=[.R42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8">
            <text:p>1.9998</text:p>
          </table:table-cell>
          <table:table-cell office:value-type="float" office:value="42">
            <text:p>42</text:p>
          </table:table-cell>
          <table:table-cell table:style-name="ce2" table:formula="oooc:=[.B43]-[.$B$103]" office:value-type="float" office:value="0.00000399999999856071">
            <text:p>0.0000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42">
            <text:p>42</text:p>
          </table:table-cell>
          <table:table-cell table:style-name="ce2" table:formula="oooc:=[.F43]-[.$F$103]" office:value-type="float" office:value="0.000256000000001588">
            <text:p>0.0003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2">
            <text:p>42</text:p>
          </table:table-cell>
          <table:table-cell table:style-name="ce2" table:formula="oooc:=[.J43]-[.$J$103]" office:value-type="float" office:value="0.0000130000000009289">
            <text:p>0.0000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2">
            <text:p>42</text:p>
          </table:table-cell>
          <table:table-cell table:style-name="ce2" table:formula="oooc:=[.N43]-[.$N$103]" office:value-type="float" office:value="-0.0000569999999995296">
            <text:p>-0.0001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42">
            <text:p>42</text:p>
          </table:table-cell>
          <table:table-cell table:style-name="ce2" table:formula="oooc:=[.R43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7">
            <text:p>1.9997</text:p>
          </table:table-cell>
          <table:table-cell office:value-type="float" office:value="43">
            <text:p>43</text:p>
          </table:table-cell>
          <table:table-cell table:style-name="ce2" table:formula="oooc:=[.B44]-[.$B$103]" office:value-type="float" office:value="-0.0000960000000014283">
            <text:p>-0.0001</text:p>
          </table:table-cell>
          <table:table-cell table:style-name="ce2"/>
          <table:table-cell office:value-type="float" office:value="2.0009">
            <text:p>2.0009</text:p>
          </table:table-cell>
          <table:table-cell office:value-type="float" office:value="43">
            <text:p>43</text:p>
          </table:table-cell>
          <table:table-cell table:style-name="ce2" table:formula="oooc:=[.F44]-[.$F$103]" office:value-type="float" office:value="0.000356000000001799">
            <text:p>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3">
            <text:p>43</text:p>
          </table:table-cell>
          <table:table-cell table:style-name="ce2" table:formula="oooc:=[.J44]-[.$J$103]" office:value-type="float" office:value="0.0000130000000009289">
            <text:p>0.0000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3">
            <text:p>43</text:p>
          </table:table-cell>
          <table:table-cell table:style-name="ce2" table:formula="oooc:=[.N44]-[.$N$103]" office:value-type="float" office:value="-0.000156999999999297">
            <text:p>-0.0002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43">
            <text:p>43</text:p>
          </table:table-cell>
          <table:table-cell table:style-name="ce2" table:formula="oooc:=[.R44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44">
            <text:p>44</text:p>
          </table:table-cell>
          <table:table-cell table:style-name="ce2" table:formula="oooc:=[.B45]-[.$B$103]" office:value-type="float" office:value="-0.000196000000001417">
            <text:p>-0.0002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44">
            <text:p>44</text:p>
          </table:table-cell>
          <table:table-cell table:style-name="ce2" table:formula="oooc:=[.F45]-[.$F$103]" office:value-type="float" office:value="0.000256000000001588">
            <text:p>0.0003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4">
            <text:p>44</text:p>
          </table:table-cell>
          <table:table-cell table:style-name="ce2" table:formula="oooc:=[.J45]-[.$J$103]" office:value-type="float" office:value="0.0000130000000009289">
            <text:p>0.0000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44">
            <text:p>44</text:p>
          </table:table-cell>
          <table:table-cell table:style-name="ce2" table:formula="oooc:=[.N45]-[.$N$103]" office:value-type="float" office:value="0.000143000000000448">
            <text:p>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4">
            <text:p>44</text:p>
          </table:table-cell>
          <table:table-cell table:style-name="ce2" table:formula="oooc:=[.R45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7">
            <text:p>1.9997</text:p>
          </table:table-cell>
          <table:table-cell office:value-type="float" office:value="45">
            <text:p>45</text:p>
          </table:table-cell>
          <table:table-cell table:style-name="ce2" table:formula="oooc:=[.B46]-[.$B$103]" office:value-type="float" office:value="-0.0000960000000014283">
            <text:p>-0.0001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45">
            <text:p>45</text:p>
          </table:table-cell>
          <table:table-cell table:style-name="ce2" table:formula="oooc:=[.F46]-[.$F$103]" office:value-type="float" office:value="0.000256000000001588">
            <text:p>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5">
            <text:p>45</text:p>
          </table:table-cell>
          <table:table-cell table:style-name="ce2" table:formula="oooc:=[.J46]-[.$J$103]" office:value-type="float" office:value="-0.000086999999998838">
            <text:p>-0.0001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5">
            <text:p>45</text:p>
          </table:table-cell>
          <table:table-cell table:style-name="ce2" table:formula="oooc:=[.N46]-[.$N$103]" office:value-type="float" office:value="-0.0000569999999995296">
            <text:p>-0.0001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45">
            <text:p>45</text:p>
          </table:table-cell>
          <table:table-cell table:style-name="ce2" table:formula="oooc:=[.R46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7">
            <text:p>1.9997</text:p>
          </table:table-cell>
          <table:table-cell office:value-type="float" office:value="46">
            <text:p>46</text:p>
          </table:table-cell>
          <table:table-cell table:style-name="ce2" table:formula="oooc:=[.B47]-[.$B$103]" office:value-type="float" office:value="-0.0000960000000014283">
            <text:p>-0.0001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6">
            <text:p>46</text:p>
          </table:table-cell>
          <table:table-cell table:style-name="ce2" table:formula="oooc:=[.F47]-[.$F$103]" office:value-type="float" office:value="0.000156000000001821">
            <text:p>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46">
            <text:p>46</text:p>
          </table:table-cell>
          <table:table-cell table:style-name="ce2" table:formula="oooc:=[.J47]-[.$J$103]" office:value-type="float" office:value="0.0000130000000009289">
            <text:p>0.0000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46">
            <text:p>46</text:p>
          </table:table-cell>
          <table:table-cell table:style-name="ce2" table:formula="oooc:=[.N47]-[.$N$103]" office:value-type="float" office:value="-0.000256999999999508">
            <text:p>-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46">
            <text:p>46</text:p>
          </table:table-cell>
          <table:table-cell table:style-name="ce2" table:formula="oooc:=[.R47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47">
            <text:p>47</text:p>
          </table:table-cell>
          <table:table-cell table:style-name="ce2" table:formula="oooc:=[.B48]-[.$B$103]" office:value-type="float" office:value="-0.000296000000001406">
            <text:p>-0.0003</text:p>
          </table:table-cell>
          <table:table-cell table:style-name="ce2"/>
          <table:table-cell office:value-type="float" office:value="2.0008">
            <text:p>2.0008</text:p>
          </table:table-cell>
          <table:table-cell office:value-type="float" office:value="47">
            <text:p>47</text:p>
          </table:table-cell>
          <table:table-cell table:style-name="ce2" table:formula="oooc:=[.F48]-[.$F$103]" office:value-type="float" office:value="0.000256000000001588">
            <text:p>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47">
            <text:p>47</text:p>
          </table:table-cell>
          <table:table-cell table:style-name="ce2" table:formula="oooc:=[.J48]-[.$J$103]" office:value-type="float" office:value="-0.000186999999999049">
            <text:p>-0.0002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7">
            <text:p>47</text:p>
          </table:table-cell>
          <table:table-cell table:style-name="ce2" table:formula="oooc:=[.N48]-[.$N$103]" office:value-type="float" office:value="-0.000156999999999297">
            <text:p>-0.0002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7">
            <text:p>47</text:p>
          </table:table-cell>
          <table:table-cell table:style-name="ce2" table:formula="oooc:=[.R48]-[.$R$103]" office:value-type="float" office:value="0.000262000000000206">
            <text:p>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48">
            <text:p>48</text:p>
          </table:table-cell>
          <table:table-cell table:style-name="ce2" table:formula="oooc:=[.B49]-[.$B$103]" office:value-type="float" office:value="-0.000196000000001417">
            <text:p>-0.0002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8">
            <text:p>48</text:p>
          </table:table-cell>
          <table:table-cell table:style-name="ce2" table:formula="oooc:=[.F49]-[.$F$103]" office:value-type="float" office:value="0.000156000000001821">
            <text:p>0.0002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8">
            <text:p>48</text:p>
          </table:table-cell>
          <table:table-cell table:style-name="ce2" table:formula="oooc:=[.J49]-[.$J$103]" office:value-type="float" office:value="-0.000086999999998838">
            <text:p>-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8">
            <text:p>48</text:p>
          </table:table-cell>
          <table:table-cell table:style-name="ce2" table:formula="oooc:=[.N49]-[.$N$103]" office:value-type="float" office:value="-0.000156999999999297">
            <text:p>-0.0002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48">
            <text:p>48</text:p>
          </table:table-cell>
          <table:table-cell table:style-name="ce2" table:formula="oooc:=[.R49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49">
            <text:p>49</text:p>
          </table:table-cell>
          <table:table-cell table:style-name="ce2" table:formula="oooc:=[.B50]-[.$B$103]" office:value-type="float" office:value="-0.000196000000001417">
            <text:p>-0.0002</text:p>
          </table:table-cell>
          <table:table-cell table:style-name="ce2"/>
          <table:table-cell office:value-type="float" office:value="2.0007">
            <text:p>2.0007</text:p>
          </table:table-cell>
          <table:table-cell office:value-type="float" office:value="49">
            <text:p>49</text:p>
          </table:table-cell>
          <table:table-cell table:style-name="ce2" table:formula="oooc:=[.F50]-[.$F$103]" office:value-type="float" office:value="0.000156000000001821">
            <text:p>0.0002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9">
            <text:p>49</text:p>
          </table:table-cell>
          <table:table-cell table:style-name="ce2" table:formula="oooc:=[.J50]-[.$J$103]" office:value-type="float" office:value="-0.000086999999998838">
            <text:p>-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49">
            <text:p>49</text:p>
          </table:table-cell>
          <table:table-cell table:style-name="ce2" table:formula="oooc:=[.N50]-[.$N$103]" office:value-type="float" office:value="-0.000156999999999297">
            <text:p>-0.0002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49">
            <text:p>49</text:p>
          </table:table-cell>
          <table:table-cell table:style-name="ce2" table:formula="oooc:=[.R50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50">
            <text:p>50</text:p>
          </table:table-cell>
          <table:table-cell table:style-name="ce2" table:formula="oooc:=[.B51]-[.$B$103]" office:value-type="float" office:value="-0.000296000000001406">
            <text:p>-0.0003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50">
            <text:p>50</text:p>
          </table:table-cell>
          <table:table-cell table:style-name="ce2" table:formula="oooc:=[.F51]-[.$F$103]" office:value-type="float" office:value="0.0000560000000016103">
            <text:p>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0">
            <text:p>50</text:p>
          </table:table-cell>
          <table:table-cell table:style-name="ce2" table:formula="oooc:=[.J51]-[.$J$103]" office:value-type="float" office:value="-0.000186999999999049">
            <text:p>-0.0002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0">
            <text:p>50</text:p>
          </table:table-cell>
          <table:table-cell table:style-name="ce2" table:formula="oooc:=[.N51]-[.$N$103]" office:value-type="float" office:value="-0.000156999999999297">
            <text:p>-0.0002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50">
            <text:p>50</text:p>
          </table:table-cell>
          <table:table-cell table:style-name="ce2" table:formula="oooc:=[.R51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51">
            <text:p>51</text:p>
          </table:table-cell>
          <table:table-cell table:style-name="ce2" table:formula="oooc:=[.B52]-[.$B$103]" office:value-type="float" office:value="-0.000296000000001406">
            <text:p>-0.0003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1">
            <text:p>51</text:p>
          </table:table-cell>
          <table:table-cell table:style-name="ce2" table:formula="oooc:=[.F52]-[.$F$103]" office:value-type="float" office:value="-0.000143999999998368">
            <text:p>-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1">
            <text:p>51</text:p>
          </table:table-cell>
          <table:table-cell table:style-name="ce2" table:formula="oooc:=[.J52]-[.$J$103]" office:value-type="float" office:value="-0.000186999999999049">
            <text:p>-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51">
            <text:p>51</text:p>
          </table:table-cell>
          <table:table-cell table:style-name="ce2" table:formula="oooc:=[.N52]-[.$N$103]" office:value-type="float" office:value="-0.0000569999999995296">
            <text:p>-0.0001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51">
            <text:p>51</text:p>
          </table:table-cell>
          <table:table-cell table:style-name="ce2" table:formula="oooc:=[.R52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52">
            <text:p>52</text:p>
          </table:table-cell>
          <table:table-cell table:style-name="ce2" table:formula="oooc:=[.B53]-[.$B$103]" office:value-type="float" office:value="-0.000296000000001406">
            <text:p>-0.0003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52">
            <text:p>52</text:p>
          </table:table-cell>
          <table:table-cell table:style-name="ce2" table:formula="oooc:=[.F53]-[.$F$103]" office:value-type="float" office:value="0.0000560000000016103">
            <text:p>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2">
            <text:p>52</text:p>
          </table:table-cell>
          <table:table-cell table:style-name="ce2" table:formula="oooc:=[.J53]-[.$J$103]" office:value-type="float" office:value="-0.000086999999998838">
            <text:p>-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2">
            <text:p>52</text:p>
          </table:table-cell>
          <table:table-cell table:style-name="ce2" table:formula="oooc:=[.N53]-[.$N$103]" office:value-type="float" office:value="-0.000256999999999508">
            <text:p>-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2">
            <text:p>52</text:p>
          </table:table-cell>
          <table:table-cell table:style-name="ce2" table:formula="oooc:=[.R53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53">
            <text:p>53</text:p>
          </table:table-cell>
          <table:table-cell table:style-name="ce2" table:formula="oooc:=[.B54]-[.$B$103]" office:value-type="float" office:value="-0.000396000000001395">
            <text:p>-0.0004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3">
            <text:p>53</text:p>
          </table:table-cell>
          <table:table-cell table:style-name="ce2" table:formula="oooc:=[.F54]-[.$F$103]" office:value-type="float" office:value="-0.000143999999998368">
            <text:p>-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3">
            <text:p>53</text:p>
          </table:table-cell>
          <table:table-cell table:style-name="ce2" table:formula="oooc:=[.J54]-[.$J$103]" office:value-type="float" office:value="-0.000086999999998838">
            <text:p>-0.0001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53">
            <text:p>53</text:p>
          </table:table-cell>
          <table:table-cell table:style-name="ce2" table:formula="oooc:=[.N54]-[.$N$103]" office:value-type="float" office:value="-0.0000569999999995296">
            <text:p>-0.0001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3">
            <text:p>53</text:p>
          </table:table-cell>
          <table:table-cell table:style-name="ce2" table:formula="oooc:=[.R54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54">
            <text:p>54</text:p>
          </table:table-cell>
          <table:table-cell table:style-name="ce2" table:formula="oooc:=[.B55]-[.$B$103]" office:value-type="float" office:value="-0.000296000000001406">
            <text:p>-0.0003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4">
            <text:p>54</text:p>
          </table:table-cell>
          <table:table-cell table:style-name="ce2" table:formula="oooc:=[.F55]-[.$F$103]" office:value-type="float" office:value="-0.000143999999998368">
            <text:p>-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4">
            <text:p>54</text:p>
          </table:table-cell>
          <table:table-cell table:style-name="ce2" table:formula="oooc:=[.J55]-[.$J$103]" office:value-type="float" office:value="-0.000186999999999049">
            <text:p>-0.0002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4">
            <text:p>54</text:p>
          </table:table-cell>
          <table:table-cell table:style-name="ce2" table:formula="oooc:=[.N55]-[.$N$103]" office:value-type="float" office:value="-0.000256999999999508">
            <text:p>-0.0003</text:p>
          </table:table-cell>
          <table:table-cell table:style-name="ce2"/>
          <table:table-cell office:value-type="float" office:value="2.0006">
            <text:p>2.0006</text:p>
          </table:table-cell>
          <table:table-cell office:value-type="float" office:value="54">
            <text:p>54</text:p>
          </table:table-cell>
          <table:table-cell table:style-name="ce2" table:formula="oooc:=[.R55]-[.$R$103]" office:value-type="float" office:value="0.000161999999999995">
            <text:p>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55">
            <text:p>55</text:p>
          </table:table-cell>
          <table:table-cell table:style-name="ce2" table:formula="oooc:=[.B56]-[.$B$103]" office:value-type="float" office:value="-0.000396000000001395">
            <text:p>-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55">
            <text:p>55</text:p>
          </table:table-cell>
          <table:table-cell table:style-name="ce2" table:formula="oooc:=[.F56]-[.$F$103]" office:value-type="float" office:value="-0.000343999999998346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5">
            <text:p>55</text:p>
          </table:table-cell>
          <table:table-cell table:style-name="ce2" table:formula="oooc:=[.J56]-[.$J$103]" office:value-type="float" office:value="-0.000086999999998838">
            <text:p>-0.0001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5">
            <text:p>55</text:p>
          </table:table-cell>
          <table:table-cell table:style-name="ce2" table:formula="oooc:=[.N56]-[.$N$103]" office:value-type="float" office:value="-0.000256999999999508">
            <text:p>-0.0003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5">
            <text:p>55</text:p>
          </table:table-cell>
          <table:table-cell table:style-name="ce2" table:formula="oooc:=[.R56]-[.$R$103]" office:value-type="float" office:value="-0.0000379999999999825">
            <text:p>0.0000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56">
            <text:p>56</text:p>
          </table:table-cell>
          <table:table-cell table:style-name="ce2" table:formula="oooc:=[.B57]-[.$B$103]" office:value-type="float" office:value="-0.000396000000001395">
            <text:p>-0.0004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6">
            <text:p>56</text:p>
          </table:table-cell>
          <table:table-cell table:style-name="ce2" table:formula="oooc:=[.F57]-[.$F$103]" office:value-type="float" office:value="-0.000143999999998368">
            <text:p>-0.0001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56">
            <text:p>56</text:p>
          </table:table-cell>
          <table:table-cell table:style-name="ce2" table:formula="oooc:=[.J57]-[.$J$103]" office:value-type="float" office:value="-0.000386999999999027">
            <text:p>-0.0004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6">
            <text:p>56</text:p>
          </table:table-cell>
          <table:table-cell table:style-name="ce2" table:formula="oooc:=[.N57]-[.$N$103]" office:value-type="float" office:value="-0.000156999999999297">
            <text:p>-0.0002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6">
            <text:p>56</text:p>
          </table:table-cell>
          <table:table-cell table:style-name="ce2" table:formula="oooc:=[.R57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57">
            <text:p>57</text:p>
          </table:table-cell>
          <table:table-cell table:style-name="ce2" table:formula="oooc:=[.B58]-[.$B$103]" office:value-type="float" office:value="-0.000296000000001406">
            <text:p>-0.0003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57">
            <text:p>57</text:p>
          </table:table-cell>
          <table:table-cell table:style-name="ce2" table:formula="oooc:=[.F58]-[.$F$103]" office:value-type="float" office:value="-0.000143999999998368">
            <text:p>-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7">
            <text:p>57</text:p>
          </table:table-cell>
          <table:table-cell table:style-name="ce2" table:formula="oooc:=[.J58]-[.$J$103]" office:value-type="float" office:value="-0.000086999999998838">
            <text:p>-0.0001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57">
            <text:p>57</text:p>
          </table:table-cell>
          <table:table-cell table:style-name="ce2" table:formula="oooc:=[.N58]-[.$N$103]" office:value-type="float" office:value="-0.000156999999999297">
            <text:p>-0.0002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7">
            <text:p>57</text:p>
          </table:table-cell>
          <table:table-cell table:style-name="ce2" table:formula="oooc:=[.R58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58">
            <text:p>58</text:p>
          </table:table-cell>
          <table:table-cell table:style-name="ce2" table:formula="oooc:=[.B59]-[.$B$103]" office:value-type="float" office:value="-0.000396000000001395">
            <text:p>-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58">
            <text:p>58</text:p>
          </table:table-cell>
          <table:table-cell table:style-name="ce2" table:formula="oooc:=[.F59]-[.$F$103]" office:value-type="float" office:value="-0.000343999999998346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8">
            <text:p>58</text:p>
          </table:table-cell>
          <table:table-cell table:style-name="ce2" table:formula="oooc:=[.J59]-[.$J$103]" office:value-type="float" office:value="-0.000186999999999049">
            <text:p>-0.0002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8">
            <text:p>58</text:p>
          </table:table-cell>
          <table:table-cell table:style-name="ce2" table:formula="oooc:=[.N59]-[.$N$103]" office:value-type="float" office:value="-0.000256999999999508">
            <text:p>-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8">
            <text:p>58</text:p>
          </table:table-cell>
          <table:table-cell table:style-name="ce2" table:formula="oooc:=[.R59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59">
            <text:p>59</text:p>
          </table:table-cell>
          <table:table-cell table:style-name="ce2" table:formula="oooc:=[.B60]-[.$B$103]" office:value-type="float" office:value="-0.000396000000001395">
            <text:p>-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59">
            <text:p>59</text:p>
          </table:table-cell>
          <table:table-cell table:style-name="ce2" table:formula="oooc:=[.F60]-[.$F$103]" office:value-type="float" office:value="-0.000343999999998346">
            <text:p>-0.0003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59">
            <text:p>59</text:p>
          </table:table-cell>
          <table:table-cell table:style-name="ce2" table:formula="oooc:=[.J60]-[.$J$103]" office:value-type="float" office:value="-0.000286999999999038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59">
            <text:p>59</text:p>
          </table:table-cell>
          <table:table-cell table:style-name="ce2" table:formula="oooc:=[.N60]-[.$N$103]" office:value-type="float" office:value="-0.000256999999999508">
            <text:p>-0.0003</text:p>
          </table:table-cell>
          <table:table-cell table:style-name="ce2"/>
          <table:table-cell office:value-type="float" office:value="2.0005">
            <text:p>2.0005</text:p>
          </table:table-cell>
          <table:table-cell office:value-type="float" office:value="59">
            <text:p>59</text:p>
          </table:table-cell>
          <table:table-cell table:style-name="ce2" table:formula="oooc:=[.R60]-[.$R$103]" office:value-type="float" office:value="0.0000620000000002285">
            <text:p>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60">
            <text:p>60</text:p>
          </table:table-cell>
          <table:table-cell table:style-name="ce2" table:formula="oooc:=[.B61]-[.$B$103]" office:value-type="float" office:value="-0.000196000000001417">
            <text:p>-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60">
            <text:p>60</text:p>
          </table:table-cell>
          <table:table-cell table:style-name="ce2" table:formula="oooc:=[.F61]-[.$F$103]" office:value-type="float" office:value="-0.000343999999998346">
            <text:p>-0.0003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60">
            <text:p>60</text:p>
          </table:table-cell>
          <table:table-cell table:style-name="ce2" table:formula="oooc:=[.J61]-[.$J$103]" office:value-type="float" office:value="-0.000386999999999027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0">
            <text:p>60</text:p>
          </table:table-cell>
          <table:table-cell table:style-name="ce2" table:formula="oooc:=[.N61]-[.$N$103]" office:value-type="float" office:value="-0.000356999999999497">
            <text:p>-0.0004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60">
            <text:p>60</text:p>
          </table:table-cell>
          <table:table-cell table:style-name="ce2" table:formula="oooc:=[.R61]-[.$R$103]" office:value-type="float" office:value="-0.0000379999999999825">
            <text:p>0.0000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61">
            <text:p>61</text:p>
          </table:table-cell>
          <table:table-cell table:style-name="ce2" table:formula="oooc:=[.B62]-[.$B$103]" office:value-type="float" office:value="-0.000396000000001395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61">
            <text:p>61</text:p>
          </table:table-cell>
          <table:table-cell table:style-name="ce2" table:formula="oooc:=[.F62]-[.$F$103]" office:value-type="float" office:value="-0.000543999999998324">
            <text:p>-0.0005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61">
            <text:p>61</text:p>
          </table:table-cell>
          <table:table-cell table:style-name="ce2" table:formula="oooc:=[.J62]-[.$J$103]" office:value-type="float" office:value="-0.000186999999999049">
            <text:p>-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61">
            <text:p>61</text:p>
          </table:table-cell>
          <table:table-cell table:style-name="ce2" table:formula="oooc:=[.N62]-[.$N$103]" office:value-type="float" office:value="-0.0000569999999995296">
            <text:p>-0.0001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61">
            <text:p>61</text:p>
          </table:table-cell>
          <table:table-cell table:style-name="ce2" table:formula="oooc:=[.R62]-[.$R$103]" office:value-type="float" office:value="-0.0000379999999999825">
            <text:p>0.0000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62">
            <text:p>62</text:p>
          </table:table-cell>
          <table:table-cell table:style-name="ce2" table:formula="oooc:=[.B63]-[.$B$103]" office:value-type="float" office:value="-0.000396000000001395">
            <text:p>-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62">
            <text:p>62</text:p>
          </table:table-cell>
          <table:table-cell table:style-name="ce2" table:formula="oooc:=[.F63]-[.$F$103]" office:value-type="float" office:value="-0.000343999999998346">
            <text:p>-0.0003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2">
            <text:p>62</text:p>
          </table:table-cell>
          <table:table-cell table:style-name="ce2" table:formula="oooc:=[.J63]-[.$J$103]" office:value-type="float" office:value="-0.000286999999999038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62">
            <text:p>62</text:p>
          </table:table-cell>
          <table:table-cell table:style-name="ce2" table:formula="oooc:=[.N63]-[.$N$103]" office:value-type="float" office:value="-0.000256999999999508">
            <text:p>-0.0003</text:p>
          </table:table-cell>
          <table:table-cell table:style-name="ce2"/>
          <table:table-cell office:value-type="float" office:value="2.0004">
            <text:p>2.0004</text:p>
          </table:table-cell>
          <table:table-cell office:value-type="float" office:value="62">
            <text:p>62</text:p>
          </table:table-cell>
          <table:table-cell table:style-name="ce2" table:formula="oooc:=[.R63]-[.$R$103]" office:value-type="float" office:value="-0.0000379999999999825">
            <text:p>0.0000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63">
            <text:p>63</text:p>
          </table:table-cell>
          <table:table-cell table:style-name="ce2" table:formula="oooc:=[.B64]-[.$B$103]" office:value-type="float" office:value="-0.000296000000001406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63">
            <text:p>63</text:p>
          </table:table-cell>
          <table:table-cell table:style-name="ce2" table:formula="oooc:=[.F64]-[.$F$103]" office:value-type="float" office:value="-0.000443999999998113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63">
            <text:p>63</text:p>
          </table:table-cell>
          <table:table-cell table:style-name="ce2" table:formula="oooc:=[.J64]-[.$J$103]" office:value-type="float" office:value="-0.00038699999999902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63">
            <text:p>63</text:p>
          </table:table-cell>
          <table:table-cell table:style-name="ce2" table:formula="oooc:=[.N64]-[.$N$103]" office:value-type="float" office:value="-0.000256999999999508">
            <text:p>-0.0003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3">
            <text:p>63</text:p>
          </table:table-cell>
          <table:table-cell table:style-name="ce2" table:formula="oooc:=[.R64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64">
            <text:p>64</text:p>
          </table:table-cell>
          <table:table-cell table:style-name="ce2" table:formula="oooc:=[.B65]-[.$B$103]" office:value-type="float" office:value="-0.000396000000001395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4">
            <text:p>64</text:p>
          </table:table-cell>
          <table:table-cell table:style-name="ce2" table:formula="oooc:=[.F65]-[.$F$103]" office:value-type="float" office:value="-0.000643999999998313">
            <text:p>-0.0006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4">
            <text:p>64</text:p>
          </table:table-cell>
          <table:table-cell table:style-name="ce2" table:formula="oooc:=[.J65]-[.$J$103]" office:value-type="float" office:value="-0.000286999999999038">
            <text:p>-0.0003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4">
            <text:p>64</text:p>
          </table:table-cell>
          <table:table-cell table:style-name="ce2" table:formula="oooc:=[.N65]-[.$N$103]" office:value-type="float" office:value="-0.000356999999999497">
            <text:p>-0.0004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4">
            <text:p>64</text:p>
          </table:table-cell>
          <table:table-cell table:style-name="ce2" table:formula="oooc:=[.R65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65">
            <text:p>65</text:p>
          </table:table-cell>
          <table:table-cell table:style-name="ce2" table:formula="oooc:=[.B66]-[.$B$103]" office:value-type="float" office:value="-0.000296000000001406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65">
            <text:p>65</text:p>
          </table:table-cell>
          <table:table-cell table:style-name="ce2" table:formula="oooc:=[.F66]-[.$F$103]" office:value-type="float" office:value="-0.000443999999998113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65">
            <text:p>65</text:p>
          </table:table-cell>
          <table:table-cell table:style-name="ce2" table:formula="oooc:=[.J66]-[.$J$103]" office:value-type="float" office:value="-0.000386999999999027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5">
            <text:p>65</text:p>
          </table:table-cell>
          <table:table-cell table:style-name="ce2" table:formula="oooc:=[.N66]-[.$N$103]" office:value-type="float" office:value="-0.000356999999999497">
            <text:p>-0.0004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5">
            <text:p>65</text:p>
          </table:table-cell>
          <table:table-cell table:style-name="ce2" table:formula="oooc:=[.R66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66">
            <text:p>66</text:p>
          </table:table-cell>
          <table:table-cell table:style-name="ce2" table:formula="oooc:=[.B67]-[.$B$103]" office:value-type="float" office:value="-0.000296000000001406">
            <text:p>-0.0003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66">
            <text:p>66</text:p>
          </table:table-cell>
          <table:table-cell table:style-name="ce2" table:formula="oooc:=[.F67]-[.$F$103]" office:value-type="float" office:value="-0.00104399999999827">
            <text:p>-0.0010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6">
            <text:p>66</text:p>
          </table:table-cell>
          <table:table-cell table:style-name="ce2" table:formula="oooc:=[.J67]-[.$J$103]" office:value-type="float" office:value="-0.000286999999999038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66">
            <text:p>66</text:p>
          </table:table-cell>
          <table:table-cell table:style-name="ce2" table:formula="oooc:=[.N67]-[.$N$103]" office:value-type="float" office:value="-0.000156999999999297">
            <text:p>-0.0002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66">
            <text:p>66</text:p>
          </table:table-cell>
          <table:table-cell table:style-name="ce2" table:formula="oooc:=[.R67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67">
            <text:p>67</text:p>
          </table:table-cell>
          <table:table-cell table:style-name="ce2" table:formula="oooc:=[.B68]-[.$B$103]" office:value-type="float" office:value="-0.000396000000001395">
            <text:p>-0.0004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7">
            <text:p>67</text:p>
          </table:table-cell>
          <table:table-cell table:style-name="ce2" table:formula="oooc:=[.F68]-[.$F$103]" office:value-type="float" office:value="-0.000243999999998135">
            <text:p>-0.0002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7">
            <text:p>67</text:p>
          </table:table-cell>
          <table:table-cell table:style-name="ce2" table:formula="oooc:=[.J68]-[.$J$103]" office:value-type="float" office:value="-0.000286999999999038">
            <text:p>-0.0003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67">
            <text:p>67</text:p>
          </table:table-cell>
          <table:table-cell table:style-name="ce2" table:formula="oooc:=[.N68]-[.$N$103]" office:value-type="float" office:value="-0.000456999999999486">
            <text:p>-0.0005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7">
            <text:p>67</text:p>
          </table:table-cell>
          <table:table-cell table:style-name="ce2" table:formula="oooc:=[.R68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68">
            <text:p>68</text:p>
          </table:table-cell>
          <table:table-cell table:style-name="ce2" table:formula="oooc:=[.B69]-[.$B$103]" office:value-type="float" office:value="-0.000296000000001406">
            <text:p>-0.0003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68">
            <text:p>68</text:p>
          </table:table-cell>
          <table:table-cell table:style-name="ce2" table:formula="oooc:=[.F69]-[.$F$103]" office:value-type="float" office:value="-0.000643999999998313">
            <text:p>-0.0006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68">
            <text:p>68</text:p>
          </table:table-cell>
          <table:table-cell table:style-name="ce2" table:formula="oooc:=[.J69]-[.$J$103]" office:value-type="float" office:value="-0.000486999999999016">
            <text:p>-0.0005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68">
            <text:p>68</text:p>
          </table:table-cell>
          <table:table-cell table:style-name="ce2" table:formula="oooc:=[.N69]-[.$N$103]" office:value-type="float" office:value="-0.000156999999999297">
            <text:p>-0.0002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68">
            <text:p>68</text:p>
          </table:table-cell>
          <table:table-cell table:style-name="ce2" table:formula="oooc:=[.R69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69">
            <text:p>69</text:p>
          </table:table-cell>
          <table:table-cell table:style-name="ce2" table:formula="oooc:=[.B70]-[.$B$103]" office:value-type="float" office:value="-0.000296000000001406">
            <text:p>-0.0003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69">
            <text:p>69</text:p>
          </table:table-cell>
          <table:table-cell table:style-name="ce2" table:formula="oooc:=[.F70]-[.$F$103]" office:value-type="float" office:value="-0.000843999999998291">
            <text:p>-0.0008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69">
            <text:p>69</text:p>
          </table:table-cell>
          <table:table-cell table:style-name="ce2" table:formula="oooc:=[.J70]-[.$J$103]" office:value-type="float" office:value="-0.00038699999999902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69">
            <text:p>69</text:p>
          </table:table-cell>
          <table:table-cell table:style-name="ce2" table:formula="oooc:=[.N70]-[.$N$103]" office:value-type="float" office:value="-0.000256999999999508">
            <text:p>-0.0003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69">
            <text:p>69</text:p>
          </table:table-cell>
          <table:table-cell table:style-name="ce2" table:formula="oooc:=[.R70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70">
            <text:p>70</text:p>
          </table:table-cell>
          <table:table-cell table:style-name="ce2" table:formula="oooc:=[.B71]-[.$B$103]" office:value-type="float" office:value="-0.000296000000001406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70">
            <text:p>70</text:p>
          </table:table-cell>
          <table:table-cell table:style-name="ce2" table:formula="oooc:=[.F71]-[.$F$103]" office:value-type="float" office:value="-0.000443999999998113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70">
            <text:p>70</text:p>
          </table:table-cell>
          <table:table-cell table:style-name="ce2" table:formula="oooc:=[.J71]-[.$J$103]" office:value-type="float" office:value="-0.000286999999999038">
            <text:p>-0.0003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0">
            <text:p>70</text:p>
          </table:table-cell>
          <table:table-cell table:style-name="ce2" table:formula="oooc:=[.N71]-[.$N$103]" office:value-type="float" office:value="-0.000456999999999486">
            <text:p>-0.0005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70">
            <text:p>70</text:p>
          </table:table-cell>
          <table:table-cell table:style-name="ce2" table:formula="oooc:=[.R71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71">
            <text:p>71</text:p>
          </table:table-cell>
          <table:table-cell table:style-name="ce2" table:formula="oooc:=[.B72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1">
            <text:p>71</text:p>
          </table:table-cell>
          <table:table-cell table:style-name="ce2" table:formula="oooc:=[.F72]-[.$F$103]" office:value-type="float" office:value="-0.000743999999998302">
            <text:p>-0.0007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71">
            <text:p>71</text:p>
          </table:table-cell>
          <table:table-cell table:style-name="ce2" table:formula="oooc:=[.J72]-[.$J$103]" office:value-type="float" office:value="-0.000286999999999038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1">
            <text:p>71</text:p>
          </table:table-cell>
          <table:table-cell table:style-name="ce2" table:formula="oooc:=[.N72]-[.$N$103]" office:value-type="float" office:value="-0.000256999999999508">
            <text:p>-0.0003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71">
            <text:p>71</text:p>
          </table:table-cell>
          <table:table-cell table:style-name="ce2" table:formula="oooc:=[.R72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72">
            <text:p>72</text:p>
          </table:table-cell>
          <table:table-cell table:style-name="ce2" table:formula="oooc:=[.B73]-[.$B$103]" office:value-type="float" office:value="-0.000496000000001384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2">
            <text:p>72</text:p>
          </table:table-cell>
          <table:table-cell table:style-name="ce2" table:formula="oooc:=[.F73]-[.$F$103]" office:value-type="float" office:value="-0.000743999999998302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2">
            <text:p>72</text:p>
          </table:table-cell>
          <table:table-cell table:style-name="ce2" table:formula="oooc:=[.J73]-[.$J$103]" office:value-type="float" office:value="-0.00038699999999902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2">
            <text:p>72</text:p>
          </table:table-cell>
          <table:table-cell table:style-name="ce2" table:formula="oooc:=[.N73]-[.$N$103]" office:value-type="float" office:value="-0.000256999999999508">
            <text:p>-0.0003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72">
            <text:p>72</text:p>
          </table:table-cell>
          <table:table-cell table:style-name="ce2" table:formula="oooc:=[.R73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73">
            <text:p>73</text:p>
          </table:table-cell>
          <table:table-cell table:style-name="ce2" table:formula="oooc:=[.B74]-[.$B$103]" office:value-type="float" office:value="-0.000196000000001417">
            <text:p>-0.0002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3">
            <text:p>73</text:p>
          </table:table-cell>
          <table:table-cell table:style-name="ce2" table:formula="oooc:=[.F74]-[.$F$103]" office:value-type="float" office:value="-0.000743999999998302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3">
            <text:p>73</text:p>
          </table:table-cell>
          <table:table-cell table:style-name="ce2" table:formula="oooc:=[.J74]-[.$J$103]" office:value-type="float" office:value="-0.000386999999999027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3">
            <text:p>73</text:p>
          </table:table-cell>
          <table:table-cell table:style-name="ce2" table:formula="oooc:=[.N74]-[.$N$103]" office:value-type="float" office:value="-0.000456999999999486">
            <text:p>-0.0005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73">
            <text:p>73</text:p>
          </table:table-cell>
          <table:table-cell table:style-name="ce2" table:formula="oooc:=[.R74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74">
            <text:p>74</text:p>
          </table:table-cell>
          <table:table-cell table:style-name="ce2" table:formula="oooc:=[.B75]-[.$B$103]" office:value-type="float" office:value="-0.000296000000001406">
            <text:p>-0.0003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74">
            <text:p>74</text:p>
          </table:table-cell>
          <table:table-cell table:style-name="ce2" table:formula="oooc:=[.F75]-[.$F$103]" office:value-type="float" office:value="-0.000643999999998313">
            <text:p>-0.0006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74">
            <text:p>74</text:p>
          </table:table-cell>
          <table:table-cell table:style-name="ce2" table:formula="oooc:=[.J75]-[.$J$103]" office:value-type="float" office:value="-0.000586999999999005">
            <text:p>-0.0006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4">
            <text:p>74</text:p>
          </table:table-cell>
          <table:table-cell table:style-name="ce2" table:formula="oooc:=[.N75]-[.$N$103]" office:value-type="float" office:value="-0.000256999999999508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74">
            <text:p>74</text:p>
          </table:table-cell>
          <table:table-cell table:style-name="ce2" table:formula="oooc:=[.R75]-[.$R$103]" office:value-type="float" office:value="-0.000337999999999727">
            <text:p>-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75">
            <text:p>75</text:p>
          </table:table-cell>
          <table:table-cell table:style-name="ce2" table:formula="oooc:=[.B76]-[.$B$103]" office:value-type="float" office:value="-0.000496000000001384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5">
            <text:p>75</text:p>
          </table:table-cell>
          <table:table-cell table:style-name="ce2" table:formula="oooc:=[.F76]-[.$F$103]" office:value-type="float" office:value="-0.000743999999998302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5">
            <text:p>75</text:p>
          </table:table-cell>
          <table:table-cell table:style-name="ce2" table:formula="oooc:=[.J76]-[.$J$103]" office:value-type="float" office:value="-0.000386999999999027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75">
            <text:p>75</text:p>
          </table:table-cell>
          <table:table-cell table:style-name="ce2" table:formula="oooc:=[.N76]-[.$N$103]" office:value-type="float" office:value="-0.000356999999999497">
            <text:p>-0.0004</text:p>
          </table:table-cell>
          <table:table-cell table:style-name="ce2"/>
          <table:table-cell office:value-type="float" office:value="2.0003">
            <text:p>2.0003</text:p>
          </table:table-cell>
          <table:table-cell office:value-type="float" office:value="75">
            <text:p>75</text:p>
          </table:table-cell>
          <table:table-cell table:style-name="ce2" table:formula="oooc:=[.R76]-[.$R$103]" office:value-type="float" office:value="-0.000137999999999749">
            <text:p>-0.0001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76">
            <text:p>76</text:p>
          </table:table-cell>
          <table:table-cell table:style-name="ce2" table:formula="oooc:=[.B77]-[.$B$103]" office:value-type="float" office:value="-0.000296000000001406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6">
            <text:p>76</text:p>
          </table:table-cell>
          <table:table-cell table:style-name="ce2" table:formula="oooc:=[.F77]-[.$F$103]" office:value-type="float" office:value="-0.000543999999998324">
            <text:p>-0.0005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76">
            <text:p>76</text:p>
          </table:table-cell>
          <table:table-cell table:style-name="ce2" table:formula="oooc:=[.J77]-[.$J$103]" office:value-type="float" office:value="-0.000586999999999005">
            <text:p>-0.0006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6">
            <text:p>76</text:p>
          </table:table-cell>
          <table:table-cell table:style-name="ce2" table:formula="oooc:=[.N77]-[.$N$103]" office:value-type="float" office:value="-0.000456999999999486">
            <text:p>-0.0005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6">
            <text:p>76</text:p>
          </table:table-cell>
          <table:table-cell table:style-name="ce2" table:formula="oooc:=[.R77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77">
            <text:p>77</text:p>
          </table:table-cell>
          <table:table-cell table:style-name="ce2" table:formula="oooc:=[.B78]-[.$B$103]" office:value-type="float" office:value="-0.000496000000001384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7">
            <text:p>77</text:p>
          </table:table-cell>
          <table:table-cell table:style-name="ce2" table:formula="oooc:=[.F78]-[.$F$103]" office:value-type="float" office:value="-0.000743999999998302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7">
            <text:p>77</text:p>
          </table:table-cell>
          <table:table-cell table:style-name="ce2" table:formula="oooc:=[.J78]-[.$J$103]" office:value-type="float" office:value="-0.000386999999999027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77">
            <text:p>77</text:p>
          </table:table-cell>
          <table:table-cell table:style-name="ce2" table:formula="oooc:=[.N78]-[.$N$103]" office:value-type="float" office:value="-0.000356999999999497">
            <text:p>-0.0004</text:p>
          </table:table-cell>
          <table:table-cell table:style-name="ce2"/>
          <table:table-cell office:value-type="float" office:value="2.0002">
            <text:p>2.0002</text:p>
          </table:table-cell>
          <table:table-cell office:value-type="float" office:value="77">
            <text:p>77</text:p>
          </table:table-cell>
          <table:table-cell table:style-name="ce2" table:formula="oooc:=[.R78]-[.$R$103]" office:value-type="float" office:value="-0.00023799999999996">
            <text:p>-0.0002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5">
            <text:p>1.9995</text:p>
          </table:table-cell>
          <table:table-cell office:value-type="float" office:value="78">
            <text:p>78</text:p>
          </table:table-cell>
          <table:table-cell table:style-name="ce2" table:formula="oooc:=[.B79]-[.$B$103]" office:value-type="float" office:value="-0.000296000000001406">
            <text:p>-0.0003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8">
            <text:p>78</text:p>
          </table:table-cell>
          <table:table-cell table:style-name="ce2" table:formula="oooc:=[.F79]-[.$F$103]" office:value-type="float" office:value="-0.000743999999998302">
            <text:p>-0.0007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78">
            <text:p>78</text:p>
          </table:table-cell>
          <table:table-cell table:style-name="ce2" table:formula="oooc:=[.J79]-[.$J$103]" office:value-type="float" office:value="-0.000586999999999005">
            <text:p>-0.0006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8">
            <text:p>78</text:p>
          </table:table-cell>
          <table:table-cell table:style-name="ce2" table:formula="oooc:=[.N79]-[.$N$103]" office:value-type="float" office:value="-0.000256999999999508">
            <text:p>-0.0003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78">
            <text:p>78</text:p>
          </table:table-cell>
          <table:table-cell table:style-name="ce2" table:formula="oooc:=[.R79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79">
            <text:p>79</text:p>
          </table:table-cell>
          <table:table-cell table:style-name="ce2" table:formula="oooc:=[.B80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9">
            <text:p>79</text:p>
          </table:table-cell>
          <table:table-cell table:style-name="ce2" table:formula="oooc:=[.F80]-[.$F$103]" office:value-type="float" office:value="-0.000743999999998302">
            <text:p>-0.0007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79">
            <text:p>79</text:p>
          </table:table-cell>
          <table:table-cell table:style-name="ce2" table:formula="oooc:=[.J80]-[.$J$103]" office:value-type="float" office:value="-0.000786999999998983">
            <text:p>-0.0008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79">
            <text:p>79</text:p>
          </table:table-cell>
          <table:table-cell table:style-name="ce2" table:formula="oooc:=[.N80]-[.$N$103]" office:value-type="float" office:value="-0.000456999999999486">
            <text:p>-0.0005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79">
            <text:p>79</text:p>
          </table:table-cell>
          <table:table-cell table:style-name="ce2" table:formula="oooc:=[.R80]-[.$R$103]" office:value-type="float" office:value="-0.000337999999999727">
            <text:p>-0.0003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80">
            <text:p>80</text:p>
          </table:table-cell>
          <table:table-cell table:style-name="ce2" table:formula="oooc:=[.B81]-[.$B$103]" office:value-type="float" office:value="-0.000496000000001384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80">
            <text:p>80</text:p>
          </table:table-cell>
          <table:table-cell table:style-name="ce2" table:formula="oooc:=[.F81]-[.$F$103]" office:value-type="float" office:value="-0.000843999999998291">
            <text:p>-0.0008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0">
            <text:p>80</text:p>
          </table:table-cell>
          <table:table-cell table:style-name="ce2" table:formula="oooc:=[.J81]-[.$J$103]" office:value-type="float" office:value="-0.000286999999999038">
            <text:p>-0.0003</text:p>
          </table:table-cell>
          <table:table-cell table:style-name="ce2"/>
          <table:table-cell office:value-type="float" office:value="2.0001">
            <text:p>2.0001</text:p>
          </table:table-cell>
          <table:table-cell office:value-type="float" office:value="80">
            <text:p>80</text:p>
          </table:table-cell>
          <table:table-cell table:style-name="ce2" table:formula="oooc:=[.N81]-[.$N$103]" office:value-type="float" office:value="-0.000156999999999297">
            <text:p>-0.0002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0">
            <text:p>80</text:p>
          </table:table-cell>
          <table:table-cell table:style-name="ce2" table:formula="oooc:=[.R81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1">
            <text:p>81</text:p>
          </table:table-cell>
          <table:table-cell table:style-name="ce2" table:formula="oooc:=[.B82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1">
            <text:p>81</text:p>
          </table:table-cell>
          <table:table-cell table:style-name="ce2" table:formula="oooc:=[.F82]-[.$F$103]" office:value-type="float" office:value="-0.000743999999998302">
            <text:p>-0.0007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81">
            <text:p>81</text:p>
          </table:table-cell>
          <table:table-cell table:style-name="ce2" table:formula="oooc:=[.J82]-[.$J$103]" office:value-type="float" office:value="-0.000586999999999005">
            <text:p>-0.0006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1">
            <text:p>81</text:p>
          </table:table-cell>
          <table:table-cell table:style-name="ce2" table:formula="oooc:=[.N82]-[.$N$103]" office:value-type="float" office:value="-0.00035699999999949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1">
            <text:p>81</text:p>
          </table:table-cell>
          <table:table-cell table:style-name="ce2" table:formula="oooc:=[.R82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2">
            <text:p>82</text:p>
          </table:table-cell>
          <table:table-cell table:style-name="ce2" table:formula="oooc:=[.B83]-[.$B$103]" office:value-type="float" office:value="-0.000396000000001395">
            <text:p>-0.0004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82">
            <text:p>82</text:p>
          </table:table-cell>
          <table:table-cell table:style-name="ce2" table:formula="oooc:=[.F83]-[.$F$103]" office:value-type="float" office:value="-0.00094399999999828">
            <text:p>-0.0009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82">
            <text:p>82</text:p>
          </table:table-cell>
          <table:table-cell table:style-name="ce2" table:formula="oooc:=[.J83]-[.$J$103]" office:value-type="float" office:value="-0.000686999999998994">
            <text:p>-0.0007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2">
            <text:p>82</text:p>
          </table:table-cell>
          <table:table-cell table:style-name="ce2" table:formula="oooc:=[.N83]-[.$N$103]" office:value-type="float" office:value="-0.00035699999999949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2">
            <text:p>82</text:p>
          </table:table-cell>
          <table:table-cell table:style-name="ce2" table:formula="oooc:=[.R83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3">
            <text:p>83</text:p>
          </table:table-cell>
          <table:table-cell table:style-name="ce2" table:formula="oooc:=[.B84]-[.$B$103]" office:value-type="float" office:value="-0.000396000000001395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3">
            <text:p>83</text:p>
          </table:table-cell>
          <table:table-cell table:style-name="ce2" table:formula="oooc:=[.F84]-[.$F$103]" office:value-type="float" office:value="-0.000543999999998324">
            <text:p>-0.0005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83">
            <text:p>83</text:p>
          </table:table-cell>
          <table:table-cell table:style-name="ce2" table:formula="oooc:=[.J84]-[.$J$103]" office:value-type="float" office:value="-0.000786999999998983">
            <text:p>-0.0008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3">
            <text:p>83</text:p>
          </table:table-cell>
          <table:table-cell table:style-name="ce2" table:formula="oooc:=[.N84]-[.$N$103]" office:value-type="float" office:value="-0.000356999999999497">
            <text:p>-0.0004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3">
            <text:p>83</text:p>
          </table:table-cell>
          <table:table-cell table:style-name="ce2" table:formula="oooc:=[.R84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4">
            <text:p>84</text:p>
          </table:table-cell>
          <table:table-cell table:style-name="ce2" table:formula="oooc:=[.B85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4">
            <text:p>84</text:p>
          </table:table-cell>
          <table:table-cell table:style-name="ce2" table:formula="oooc:=[.F85]-[.$F$103]" office:value-type="float" office:value="-0.000743999999998302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4">
            <text:p>84</text:p>
          </table:table-cell>
          <table:table-cell table:style-name="ce2" table:formula="oooc:=[.J85]-[.$J$103]" office:value-type="float" office:value="-0.000386999999999027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4">
            <text:p>84</text:p>
          </table:table-cell>
          <table:table-cell table:style-name="ce2" table:formula="oooc:=[.N85]-[.$N$103]" office:value-type="float" office:value="-0.000456999999999486">
            <text:p>-0.0005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4">
            <text:p>84</text:p>
          </table:table-cell>
          <table:table-cell table:style-name="ce2" table:formula="oooc:=[.R85]-[.$R$103]" office:value-type="float" office:value="-0.000537999999999927">
            <text:p>-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85">
            <text:p>85</text:p>
          </table:table-cell>
          <table:table-cell table:style-name="ce2" table:formula="oooc:=[.B86]-[.$B$103]" office:value-type="float" office:value="-0.000496000000001384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5">
            <text:p>85</text:p>
          </table:table-cell>
          <table:table-cell table:style-name="ce2" table:formula="oooc:=[.F86]-[.$F$103]" office:value-type="float" office:value="-0.000743999999998302">
            <text:p>-0.0007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85">
            <text:p>85</text:p>
          </table:table-cell>
          <table:table-cell table:style-name="ce2" table:formula="oooc:=[.J86]-[.$J$103]" office:value-type="float" office:value="-0.000486999999999016">
            <text:p>-0.0005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5">
            <text:p>85</text:p>
          </table:table-cell>
          <table:table-cell table:style-name="ce2" table:formula="oooc:=[.N86]-[.$N$103]" office:value-type="float" office:value="-0.000356999999999497">
            <text:p>-0.0004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5">
            <text:p>85</text:p>
          </table:table-cell>
          <table:table-cell table:style-name="ce2" table:formula="oooc:=[.R86]-[.$R$103]" office:value-type="float" office:value="-0.000537999999999927">
            <text:p>-0.000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6">
            <text:p>86</text:p>
          </table:table-cell>
          <table:table-cell table:style-name="ce2" table:formula="oooc:=[.B87]-[.$B$103]" office:value-type="float" office:value="-0.000396000000001395">
            <text:p>-0.0004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86">
            <text:p>86</text:p>
          </table:table-cell>
          <table:table-cell table:style-name="ce2" table:formula="oooc:=[.F87]-[.$F$103]" office:value-type="float" office:value="-0.000843999999998291">
            <text:p>-0.0008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86">
            <text:p>86</text:p>
          </table:table-cell>
          <table:table-cell table:style-name="ce2" table:formula="oooc:=[.J87]-[.$J$103]" office:value-type="float" office:value="-0.000686999999998994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6">
            <text:p>86</text:p>
          </table:table-cell>
          <table:table-cell table:style-name="ce2" table:formula="oooc:=[.N87]-[.$N$103]" office:value-type="float" office:value="-0.000456999999999486">
            <text:p>-0.0005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86">
            <text:p>86</text:p>
          </table:table-cell>
          <table:table-cell table:style-name="ce2" table:formula="oooc:=[.R87]-[.$R$103]" office:value-type="float" office:value="-0.000437999999999938">
            <text:p>-0.0004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87">
            <text:p>87</text:p>
          </table:table-cell>
          <table:table-cell table:style-name="ce2" table:formula="oooc:=[.B88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7">
            <text:p>87</text:p>
          </table:table-cell>
          <table:table-cell table:style-name="ce2" table:formula="oooc:=[.F88]-[.$F$103]" office:value-type="float" office:value="-0.000743999999998302">
            <text:p>-0.0007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87">
            <text:p>87</text:p>
          </table:table-cell>
          <table:table-cell table:style-name="ce2" table:formula="oooc:=[.J88]-[.$J$103]" office:value-type="float" office:value="-0.000686999999998994">
            <text:p>-0.0007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7">
            <text:p>87</text:p>
          </table:table-cell>
          <table:table-cell table:style-name="ce2" table:formula="oooc:=[.N88]-[.$N$103]" office:value-type="float" office:value="-0.000456999999999486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87">
            <text:p>87</text:p>
          </table:table-cell>
          <table:table-cell table:style-name="ce2" table:formula="oooc:=[.R88]-[.$R$103]" office:value-type="float" office:value="-0.000737999999999905">
            <text:p>-0.0007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2">
            <text:p>1.9992</text:p>
          </table:table-cell>
          <table:table-cell office:value-type="float" office:value="88">
            <text:p>88</text:p>
          </table:table-cell>
          <table:table-cell table:style-name="ce2" table:formula="oooc:=[.B89]-[.$B$103]" office:value-type="float" office:value="-0.000596000000001373">
            <text:p>-0.0006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88">
            <text:p>88</text:p>
          </table:table-cell>
          <table:table-cell table:style-name="ce2" table:formula="oooc:=[.F89]-[.$F$103]" office:value-type="float" office:value="-0.00104399999999827">
            <text:p>-0.0010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88">
            <text:p>88</text:p>
          </table:table-cell>
          <table:table-cell table:style-name="ce2" table:formula="oooc:=[.J89]-[.$J$103]" office:value-type="float" office:value="-0.000586999999999005">
            <text:p>-0.0006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8">
            <text:p>88</text:p>
          </table:table-cell>
          <table:table-cell table:style-name="ce2" table:formula="oooc:=[.N89]-[.$N$103]" office:value-type="float" office:value="-0.000356999999999497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8">
            <text:p>88</text:p>
          </table:table-cell>
          <table:table-cell table:style-name="ce2" table:formula="oooc:=[.R89]-[.$R$103]" office:value-type="float" office:value="-0.000637999999999916">
            <text:p>-0.0006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6">
            <text:p>1.9996</text:p>
          </table:table-cell>
          <table:table-cell office:value-type="float" office:value="89">
            <text:p>89</text:p>
          </table:table-cell>
          <table:table-cell table:style-name="ce2" table:formula="oooc:=[.B90]-[.$B$103]" office:value-type="float" office:value="-0.000196000000001417">
            <text:p>-0.0002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9">
            <text:p>89</text:p>
          </table:table-cell>
          <table:table-cell table:style-name="ce2" table:formula="oooc:=[.F90]-[.$F$103]" office:value-type="float" office:value="-0.000643999999998313">
            <text:p>-0.0006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89">
            <text:p>89</text:p>
          </table:table-cell>
          <table:table-cell table:style-name="ce2" table:formula="oooc:=[.J90]-[.$J$103]" office:value-type="float" office:value="-0.000586999999999005">
            <text:p>-0.0006</text:p>
          </table:table-cell>
          <table:table-cell table:style-name="ce2"/>
          <table:table-cell office:value-type="float" office:value="1.9999">
            <text:p>1.9999</text:p>
          </table:table-cell>
          <table:table-cell office:value-type="float" office:value="89">
            <text:p>89</text:p>
          </table:table-cell>
          <table:table-cell table:style-name="ce2" table:formula="oooc:=[.N90]-[.$N$103]" office:value-type="float" office:value="-0.000356999999999497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89">
            <text:p>89</text:p>
          </table:table-cell>
          <table:table-cell table:style-name="ce2" table:formula="oooc:=[.R90]-[.$R$103]" office:value-type="float" office:value="-0.000637999999999916">
            <text:p>-0.0006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90">
            <text:p>90</text:p>
          </table:table-cell>
          <table:table-cell table:style-name="ce2" table:formula="oooc:=[.B91]-[.$B$103]" office:value-type="float" office:value="-0.000496000000001384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0">
            <text:p>90</text:p>
          </table:table-cell>
          <table:table-cell table:style-name="ce2" table:formula="oooc:=[.F91]-[.$F$103]" office:value-type="float" office:value="-0.000843999999998291">
            <text:p>-0.0008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0">
            <text:p>90</text:p>
          </table:table-cell>
          <table:table-cell table:style-name="ce2" table:formula="oooc:=[.J91]-[.$J$103]" office:value-type="float" office:value="-0.000586999999999005">
            <text:p>-0.0006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0">
            <text:p>90</text:p>
          </table:table-cell>
          <table:table-cell table:style-name="ce2" table:formula="oooc:=[.N91]-[.$N$103]" office:value-type="float" office:value="-0.000556999999999475">
            <text:p>-0.0006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0">
            <text:p>90</text:p>
          </table:table-cell>
          <table:table-cell table:style-name="ce2" table:formula="oooc:=[.R91]-[.$R$103]" office:value-type="float" office:value="-0.000637999999999916">
            <text:p>-0.0006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91">
            <text:p>91</text:p>
          </table:table-cell>
          <table:table-cell table:style-name="ce2" table:formula="oooc:=[.B92]-[.$B$103]" office:value-type="float" office:value="-0.000496000000001384">
            <text:p>-0.0005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1">
            <text:p>91</text:p>
          </table:table-cell>
          <table:table-cell table:style-name="ce2" table:formula="oooc:=[.F92]-[.$F$103]" office:value-type="float" office:value="-0.00094399999999828">
            <text:p>-0.0009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91">
            <text:p>91</text:p>
          </table:table-cell>
          <table:table-cell table:style-name="ce2" table:formula="oooc:=[.J92]-[.$J$103]" office:value-type="float" office:value="-0.000786999999998983">
            <text:p>-0.0008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1">
            <text:p>91</text:p>
          </table:table-cell>
          <table:table-cell table:style-name="ce2" table:formula="oooc:=[.N92]-[.$N$103]" office:value-type="float" office:value="-0.000456999999999486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1">
            <text:p>91</text:p>
          </table:table-cell>
          <table:table-cell table:style-name="ce2" table:formula="oooc:=[.R92]-[.$R$103]" office:value-type="float" office:value="-0.000737999999999905">
            <text:p>-0.0007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2">
            <text:p>1.9992</text:p>
          </table:table-cell>
          <table:table-cell office:value-type="float" office:value="92">
            <text:p>92</text:p>
          </table:table-cell>
          <table:table-cell table:style-name="ce2" table:formula="oooc:=[.B93]-[.$B$103]" office:value-type="float" office:value="-0.000596000000001373">
            <text:p>-0.0006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2">
            <text:p>92</text:p>
          </table:table-cell>
          <table:table-cell table:style-name="ce2" table:formula="oooc:=[.F93]-[.$F$103]" office:value-type="float" office:value="-0.000843999999998291">
            <text:p>-0.0008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2">
            <text:p>92</text:p>
          </table:table-cell>
          <table:table-cell table:style-name="ce2" table:formula="oooc:=[.J93]-[.$J$103]" office:value-type="float" office:value="-0.000586999999999005">
            <text:p>-0.0006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92">
            <text:p>92</text:p>
          </table:table-cell>
          <table:table-cell table:style-name="ce2" table:formula="oooc:=[.N93]-[.$N$103]" office:value-type="float" office:value="-0.000256999999999508">
            <text:p>-0.0003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2">
            <text:p>92</text:p>
          </table:table-cell>
          <table:table-cell table:style-name="ce2" table:formula="oooc:=[.R93]-[.$R$103]" office:value-type="float" office:value="-0.000737999999999905">
            <text:p>-0.0007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4">
            <text:p>1.9994</text:p>
          </table:table-cell>
          <table:table-cell office:value-type="float" office:value="93">
            <text:p>93</text:p>
          </table:table-cell>
          <table:table-cell table:style-name="ce2" table:formula="oooc:=[.B94]-[.$B$103]" office:value-type="float" office:value="-0.000396000000001395">
            <text:p>-0.0004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3">
            <text:p>93</text:p>
          </table:table-cell>
          <table:table-cell table:style-name="ce2" table:formula="oooc:=[.F94]-[.$F$103]" office:value-type="float" office:value="-0.000743999999998302">
            <text:p>-0.0007</text:p>
          </table:table-cell>
          <table:table-cell table:style-name="ce2"/>
          <table:table-cell office:value-type="float" office:value="1.9993">
            <text:p>1.9993</text:p>
          </table:table-cell>
          <table:table-cell office:value-type="float" office:value="93">
            <text:p>93</text:p>
          </table:table-cell>
          <table:table-cell table:style-name="ce2" table:formula="oooc:=[.J94]-[.$J$103]" office:value-type="float" office:value="-0.000886999999998972">
            <text:p>-0.0009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3">
            <text:p>93</text:p>
          </table:table-cell>
          <table:table-cell table:style-name="ce2" table:formula="oooc:=[.N94]-[.$N$103]" office:value-type="float" office:value="-0.000456999999999486">
            <text:p>-0.0005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3">
            <text:p>93</text:p>
          </table:table-cell>
          <table:table-cell table:style-name="ce2" table:formula="oooc:=[.R94]-[.$R$103]" office:value-type="float" office:value="-0.000837999999999894">
            <text:p>-0.0008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2">
            <text:p>1.9992</text:p>
          </table:table-cell>
          <table:table-cell office:value-type="float" office:value="94">
            <text:p>94</text:p>
          </table:table-cell>
          <table:table-cell table:style-name="ce2" table:formula="oooc:=[.B95]-[.$B$103]" office:value-type="float" office:value="-0.000596000000001373">
            <text:p>-0.0006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4">
            <text:p>94</text:p>
          </table:table-cell>
          <table:table-cell table:style-name="ce2" table:formula="oooc:=[.F95]-[.$F$103]" office:value-type="float" office:value="-0.00094399999999828">
            <text:p>-0.0009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4">
            <text:p>94</text:p>
          </table:table-cell>
          <table:table-cell table:style-name="ce2" table:formula="oooc:=[.J95]-[.$J$103]" office:value-type="float" office:value="-0.000486999999999016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4">
            <text:p>94</text:p>
          </table:table-cell>
          <table:table-cell table:style-name="ce2" table:formula="oooc:=[.N95]-[.$N$103]" office:value-type="float" office:value="-0.000456999999999486">
            <text:p>-0.0005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4">
            <text:p>94</text:p>
          </table:table-cell>
          <table:table-cell table:style-name="ce2" table:formula="oooc:=[.R95]-[.$R$103]" office:value-type="float" office:value="-0.000837999999999894">
            <text:p>-0.0008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95">
            <text:p>95</text:p>
          </table:table-cell>
          <table:table-cell table:style-name="ce2" table:formula="oooc:=[.B96]-[.$B$103]" office:value-type="float" office:value="-0.000496000000001384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5">
            <text:p>95</text:p>
          </table:table-cell>
          <table:table-cell table:style-name="ce2" table:formula="oooc:=[.F96]-[.$F$103]" office:value-type="float" office:value="-0.000843999999998291">
            <text:p>-0.0008</text:p>
          </table:table-cell>
          <table:table-cell table:style-name="ce2"/>
          <table:table-cell office:value-type="float" office:value="1.9993">
            <text:p>1.9993</text:p>
          </table:table-cell>
          <table:table-cell office:value-type="float" office:value="95">
            <text:p>95</text:p>
          </table:table-cell>
          <table:table-cell table:style-name="ce2" table:formula="oooc:=[.J96]-[.$J$103]" office:value-type="float" office:value="-0.000886999999998972">
            <text:p>-0.0009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5">
            <text:p>95</text:p>
          </table:table-cell>
          <table:table-cell table:style-name="ce2" table:formula="oooc:=[.N96]-[.$N$103]" office:value-type="float" office:value="-0.000556999999999475">
            <text:p>-0.0006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5">
            <text:p>95</text:p>
          </table:table-cell>
          <table:table-cell table:style-name="ce2" table:formula="oooc:=[.R96]-[.$R$103]" office:value-type="float" office:value="-0.000737999999999905">
            <text:p>-0.0007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1">
            <text:p>1.9991</text:p>
          </table:table-cell>
          <table:table-cell office:value-type="float" office:value="96">
            <text:p>96</text:p>
          </table:table-cell>
          <table:table-cell table:style-name="ce2" table:formula="oooc:=[.B97]-[.$B$103]" office:value-type="float" office:value="-0.000696000000001362">
            <text:p>-0.0007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6">
            <text:p>96</text:p>
          </table:table-cell>
          <table:table-cell table:style-name="ce2" table:formula="oooc:=[.F97]-[.$F$103]" office:value-type="float" office:value="-0.00094399999999828">
            <text:p>-0.0009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6">
            <text:p>96</text:p>
          </table:table-cell>
          <table:table-cell table:style-name="ce2" table:formula="oooc:=[.J97]-[.$J$103]" office:value-type="float" office:value="-0.000586999999999005">
            <text:p>-0.0006</text:p>
          </table:table-cell>
          <table:table-cell table:style-name="ce2"/>
          <table:table-cell office:value-type="float" office:value="2">
            <text:p>2.0000</text:p>
          </table:table-cell>
          <table:table-cell office:value-type="float" office:value="96">
            <text:p>96</text:p>
          </table:table-cell>
          <table:table-cell table:style-name="ce2" table:formula="oooc:=[.N97]-[.$N$103]" office:value-type="float" office:value="-0.000256999999999508">
            <text:p>-0.0003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96">
            <text:p>96</text:p>
          </table:table-cell>
          <table:table-cell table:style-name="ce2" table:formula="oooc:=[.R97]-[.$R$103]" office:value-type="float" office:value="-0.000937999999999883">
            <text:p>-0.0009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97">
            <text:p>97</text:p>
          </table:table-cell>
          <table:table-cell table:style-name="ce2" table:formula="oooc:=[.B98]-[.$B$103]" office:value-type="float" office:value="-0.000496000000001384">
            <text:p>-0.0005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97">
            <text:p>97</text:p>
          </table:table-cell>
          <table:table-cell table:style-name="ce2" table:formula="oooc:=[.F98]-[.$F$103]" office:value-type="float" office:value="-0.000743999999998302">
            <text:p>-0.0007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97">
            <text:p>97</text:p>
          </table:table-cell>
          <table:table-cell table:style-name="ce2" table:formula="oooc:=[.J98]-[.$J$103]" office:value-type="float" office:value="-0.000786999999998983">
            <text:p>-0.0008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7">
            <text:p>97</text:p>
          </table:table-cell>
          <table:table-cell table:style-name="ce2" table:formula="oooc:=[.N98]-[.$N$103]" office:value-type="float" office:value="-0.000656999999999464">
            <text:p>-0.0007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97">
            <text:p>97</text:p>
          </table:table-cell>
          <table:table-cell table:style-name="ce2" table:formula="oooc:=[.R98]-[.$R$103]" office:value-type="float" office:value="-0.000937999999999883">
            <text:p>-0.0009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98">
            <text:p>98</text:p>
          </table:table-cell>
          <table:table-cell table:style-name="ce2" table:formula="oooc:=[.B99]-[.$B$103]" office:value-type="float" office:value="-0.000496000000001384">
            <text:p>-0.0005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98">
            <text:p>98</text:p>
          </table:table-cell>
          <table:table-cell table:style-name="ce2" table:formula="oooc:=[.F99]-[.$F$103]" office:value-type="float" office:value="-0.00104399999999827">
            <text:p>-0.0010</text:p>
          </table:table-cell>
          <table:table-cell table:style-name="ce2"/>
          <table:table-cell office:value-type="float" office:value="1.9993">
            <text:p>1.9993</text:p>
          </table:table-cell>
          <table:table-cell office:value-type="float" office:value="98">
            <text:p>98</text:p>
          </table:table-cell>
          <table:table-cell table:style-name="ce2" table:formula="oooc:=[.J99]-[.$J$103]" office:value-type="float" office:value="-0.000886999999998972">
            <text:p>-0.0009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8">
            <text:p>98</text:p>
          </table:table-cell>
          <table:table-cell table:style-name="ce2" table:formula="oooc:=[.N99]-[.$N$103]" office:value-type="float" office:value="-0.000556999999999475">
            <text:p>-0.0006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8">
            <text:p>98</text:p>
          </table:table-cell>
          <table:table-cell table:style-name="ce2" table:formula="oooc:=[.R99]-[.$R$103]" office:value-type="float" office:value="-0.000837999999999894">
            <text:p>-0.0008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2">
            <text:p>1.9992</text:p>
          </table:table-cell>
          <table:table-cell office:value-type="float" office:value="99">
            <text:p>99</text:p>
          </table:table-cell>
          <table:table-cell table:style-name="ce2" table:formula="oooc:=[.B100]-[.$B$103]" office:value-type="float" office:value="-0.000596000000001373">
            <text:p>-0.0006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99">
            <text:p>99</text:p>
          </table:table-cell>
          <table:table-cell table:style-name="ce2" table:formula="oooc:=[.F100]-[.$F$103]" office:value-type="float" office:value="-0.000843999999998291">
            <text:p>-0.0008</text:p>
          </table:table-cell>
          <table:table-cell table:style-name="ce2"/>
          <table:table-cell office:value-type="float" office:value="1.9995">
            <text:p>1.9995</text:p>
          </table:table-cell>
          <table:table-cell office:value-type="float" office:value="99">
            <text:p>99</text:p>
          </table:table-cell>
          <table:table-cell table:style-name="ce2" table:formula="oooc:=[.J100]-[.$J$103]" office:value-type="float" office:value="-0.000686999999998994">
            <text:p>-0.0007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9">
            <text:p>99</text:p>
          </table:table-cell>
          <table:table-cell table:style-name="ce2" table:formula="oooc:=[.N100]-[.$N$103]" office:value-type="float" office:value="-0.000656999999999464">
            <text:p>-0.0007</text:p>
          </table:table-cell>
          <table:table-cell table:style-name="ce2"/>
          <table:table-cell office:value-type="float" office:value="1.9996">
            <text:p>1.9996</text:p>
          </table:table-cell>
          <table:table-cell office:value-type="float" office:value="99">
            <text:p>99</text:p>
          </table:table-cell>
          <table:table-cell table:style-name="ce2" table:formula="oooc:=[.R100]-[.$R$103]" office:value-type="float" office:value="-0.000837999999999894">
            <text:p>-0.0008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 office:value-type="float" office:value="1.9993">
            <text:p>1.9993</text:p>
          </table:table-cell>
          <table:table-cell office:value-type="float" office:value="100">
            <text:p>100</text:p>
          </table:table-cell>
          <table:table-cell table:style-name="ce2" table:formula="oooc:=[.B101]-[.$B$103]" office:value-type="float" office:value="-0.000496000000001384">
            <text:p>-0.0005</text:p>
          </table:table-cell>
          <table:table-cell table:style-name="ce2"/>
          <table:table-cell office:value-type="float" office:value="1.9997">
            <text:p>1.9997</text:p>
          </table:table-cell>
          <table:table-cell office:value-type="float" office:value="100">
            <text:p>100</text:p>
          </table:table-cell>
          <table:table-cell table:style-name="ce2" table:formula="oooc:=[.F101]-[.$F$103]" office:value-type="float" office:value="-0.000843999999998291">
            <text:p>-0.0008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100">
            <text:p>100</text:p>
          </table:table-cell>
          <table:table-cell table:style-name="ce2" table:formula="oooc:=[.J101]-[.$J$103]" office:value-type="float" office:value="-0.000786999999998983">
            <text:p>-0.0008</text:p>
          </table:table-cell>
          <table:table-cell table:style-name="ce2"/>
          <table:table-cell office:value-type="float" office:value="1.9998">
            <text:p>1.9998</text:p>
          </table:table-cell>
          <table:table-cell office:value-type="float" office:value="100">
            <text:p>100</text:p>
          </table:table-cell>
          <table:table-cell table:style-name="ce2" table:formula="oooc:=[.N101]-[.$N$103]" office:value-type="float" office:value="-0.000456999999999486">
            <text:p>-0.0005</text:p>
          </table:table-cell>
          <table:table-cell table:style-name="ce2"/>
          <table:table-cell office:value-type="float" office:value="1.9994">
            <text:p>1.9994</text:p>
          </table:table-cell>
          <table:table-cell office:value-type="float" office:value="100">
            <text:p>100</text:p>
          </table:table-cell>
          <table:table-cell table:style-name="ce2" table:formula="oooc:=[.R101]-[.$R$103]" office:value-type="float" office:value="-0.00103799999999987">
            <text:p>-0.0010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style-name="ce2"/>
          <table:table-cell table:number-columns-repeated="36"/>
        </table:table-row>
        <table:table-row table:style-name="ro2">
          <table:table-cell/>
          <table:table-cell table:style-name="ce1" table:formula="oooc:=AVERAGE([.B2:.B101])" office:value-type="float" office:value="1.999796">
            <text:p>1.99980</text:p>
          </table:table-cell>
          <table:table-cell table:style-name="ce1" table:formula="oooc:=STDEV([.B2:.B101])/10" office:value-type="float" office:value="0.0000507304224068338">
            <text:p>0.00005</text:p>
          </table:table-cell>
          <table:table-cell table:style-name="ce1" table:number-columns-repeated="2"/>
          <table:table-cell table:style-name="ce1" table:formula="oooc:=AVERAGE([.F2:.F101])" office:value-type="float" office:value="2.000544">
            <text:p>2.00054</text:p>
          </table:table-cell>
          <table:table-cell table:style-name="ce1" table:formula="oooc:=STDEV([.F2:.F101])/10" office:value-type="float" office:value="0.0000694177807397201">
            <text:p>0.00007</text:p>
          </table:table-cell>
          <table:table-cell table:style-name="ce1" table:number-columns-repeated="2"/>
          <table:table-cell table:style-name="ce1" table:formula="oooc:=AVERAGE([.J2:.J101])" office:value-type="float" office:value="2.000187">
            <text:p>2.00019</text:p>
          </table:table-cell>
          <table:table-cell table:style-name="ce1" table:formula="oooc:=STDEV([.J2:.J101])/10" office:value-type="float" office:value="0.0000583208644682422">
            <text:p>0.00006</text:p>
          </table:table-cell>
          <table:table-cell table:style-name="ce1" table:number-columns-repeated="2"/>
          <table:table-cell table:style-name="ce1" table:formula="oooc:=AVERAGE([.N2:.N101])" office:value-type="float" office:value="2.000257">
            <text:p>2.00026</text:p>
          </table:table-cell>
          <table:table-cell table:style-name="ce1" table:formula="oooc:=STDEV([.N2:.N101])/10" office:value-type="float" office:value="0.0000466072132103189">
            <text:p>0.00005</text:p>
          </table:table-cell>
          <table:table-cell table:style-name="ce1" table:number-columns-repeated="2"/>
          <table:table-cell table:style-name="ce1" table:formula="oooc:=AVERAGE([.R2:.R101])" office:value-type="float" office:value="2.000438">
            <text:p>2.00044</text:p>
          </table:table-cell>
          <table:table-cell table:style-name="ce1" table:formula="oooc:=STDEV([.R2:.R101])/10" office:value-type="float" office:value="0.0000443079216302436">
            <text:p>0.00004</text:p>
          </table:table-cell>
          <table:table-cell table:number-columns-repeated="19"/>
        </table:table-row>
        <table:table-row table:style-name="ro2">
          <table:table-cell table:number-columns-repeated="2"/>
          <table:table-cell table:formula="oooc:=1/[.C103]^2" office:value-type="float" office:value="388564431.047471">
            <text:p>388564431.05</text:p>
          </table:table-cell>
          <table:table-cell table:number-columns-repeated="3"/>
          <table:table-cell table:formula="oooc:=1/[.G103]^2" office:value-type="float" office:value="207519326.5474">
            <text:p>207519326.55</text:p>
          </table:table-cell>
          <table:table-cell table:number-columns-repeated="3"/>
          <table:table-cell table:formula="oooc:=1/[.K103]^2" office:value-type="float" office:value="294003225.126301">
            <text:p>294003225.13</text:p>
          </table:table-cell>
          <table:table-cell table:number-columns-repeated="3"/>
          <table:table-cell table:formula="oooc:=1/[.O103]^2" office:value-type="float" office:value="460355915.573557">
            <text:p>460355915.57</text:p>
          </table:table-cell>
          <table:table-cell table:number-columns-repeated="3"/>
          <table:table-cell table:formula="oooc:=1/[.S103]^2" office:value-type="float" office:value="509374549.79525">
            <text:p>509374549.8</text:p>
          </table:table-cell>
          <table:table-cell table:number-columns-repeated="19"/>
        </table:table-row>
        <table:table-row table:style-name="ro2">
          <table:table-cell/>
          <table:table-cell table:style-name="ce2"/>
          <table:table-cell table:number-columns-repeated="15"/>
          <table:table-cell table:style-name="Default"/>
          <table:table-cell table:number-columns-repeated="20"/>
        </table:table-row>
        <table:table-row table:style-name="ro2">
          <table:table-cell/>
          <table:table-cell table:formula="oooc:=[.B103]*[.C104]" office:value-type="float" office:value="777049594.951008">
            <text:p>777049594.95</text:p>
          </table:table-cell>
          <table:table-cell table:number-columns-repeated="3"/>
          <table:table-cell table:style-name="Default" table:formula="oooc:=[.F103]*[.G104]" office:value-type="float" office:value="415151543.608441">
            <text:p>415151543.61</text:p>
          </table:table-cell>
          <table:table-cell table:number-columns-repeated="3"/>
          <table:table-cell table:style-name="Default" table:formula="oooc:=[.J103]*[.K104]" office:value-type="float" office:value="588061428.8557">
            <text:p>588061428.86</text:p>
          </table:table-cell>
          <table:table-cell table:number-columns-repeated="3"/>
          <table:table-cell table:style-name="Default" table:formula="oooc:=[.N103]*[.O104]" office:value-type="float" office:value="920830142.617417">
            <text:p>920830142.62</text:p>
          </table:table-cell>
          <table:table-cell table:number-columns-repeated="3"/>
          <table:table-cell table:style-name="Default" table:formula="oooc:=[.R103]*[.S104]" office:value-type="float" office:value="1018972205.64331">
            <text:p>1018972205.64</text:p>
          </table:table-cell>
          <table:table-cell table:number-columns-repeated="20"/>
        </table:table-row>
        <table:table-row table:style-name="ro2">
          <table:table-cell table:number-columns-repeated="38"/>
        </table:table-row>
        <table:table-row table:style-name="ro2">
          <table:table-cell/>
          <table:table-cell table:style-name="ce1" table:formula="oooc:=SUM([.B106:.S106])/SUM([.B104:.S104])" office:value-type="float" office:value="2.00023121597034">
            <text:p>2.00023</text:p>
          </table:table-cell>
          <table:table-cell table:style-name="ce1" table:formula="oooc:=SUM([.C104:.S104])^(-0.5)" office:value-type="float" office:value="0.0000231880827268957">
            <text:p>0.00002</text:p>
          </table:table-cell>
          <table:table-cell table:number-columns-repeated="2"/>
          <table:table-cell office:value-type="string">
            <text:p>g</text:p>
          </table:table-cell>
          <table:table-cell table:style-name="ce2" table:formula="oooc:=4*PI()^2*0.9941/[.B108]^2" office:value-type="float" office:value="9.80910558215685">
            <text:p>9.8091</text:p>
          </table:table-cell>
          <table:table-cell table:style-name="ce2" table:formula="oooc:=SQRT(16*PI()^4/[.B108]^4*(0.0002^2+4*0.9941^2/[.B108]^2*[.C108]^2))" office:value-type="float" office:value="0.00198652608367354">
            <text:p>0.0020</text:p>
          </table:table-cell>
          <table:table-cell table:style-name="ce3"/>
          <table:table-cell/>
          <table:table-cell table:style-name="ce4" table:formula="oooc:=([.G108]-9.806)/SQRT([.H108]^2+0.001^2)" office:value-type="float" office:value="1.39637934424364">
            <text:p>1.4</text:p>
          </table:table-cell>
          <table:table-cell table:number-columns-repeated="27"/>
        </table:table-row>
        <table:table-row table:style-name="ro2">
          <table:table-cell/>
          <table:table-cell table:style-name="ce1" table:formula="oooc:=SUM([.D106:.U106])/SUM([.D104:.U104])" office:value-type="float" office:value="2.00034615843363">
            <text:p>2.00035</text:p>
          </table:table-cell>
          <table:table-cell table:style-name="ce1" table:formula="oooc:=SUM([.D104:.T104])^(-0.5)" office:value-type="float" office:value="0.0000260709175867515">
            <text:p>0.00003</text:p>
          </table:table-cell>
          <table:table-cell table:number-columns-repeated="3"/>
          <table:table-cell table:style-name="ce2" table:formula="oooc:=4*PI()^2*0.9941/[.B109]^2" office:value-type="float" office:value="9.80797832689635">
            <text:p>9.8080</text:p>
          </table:table-cell>
          <table:table-cell table:style-name="ce2" table:formula="oooc:=SQRT(16*PI()^4/[.B109]^4*(0.0002^2+4*0.9941^2/[.B109]^2*0.001^2))" office:value-type="float" office:value="0.010002840375877">
            <text:p>0.0100</text:p>
          </table:table-cell>
          <table:table-cell table:number-columns-repeated="2"/>
          <table:table-cell table:style-name="ce4" table:formula="oooc:=([.G109]-9.806)/SQRT([.H109]^2+0.001^2)" office:value-type="float" office:value="0.196795539656969">
            <text:p>0.2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string">
            <text:p>g</text:p>
          </table:table-cell>
          <table:table-cell table:style-name="ce2" table:formula="oooc:=4*PI()^2*0.9941*1.0004058^2/[.Y16]^2" office:value-type="float" office:value="9.80705900528126">
            <text:p>9.8071</text:p>
          </table:table-cell>
          <table:table-cell table:style-name="ce2" table:formula="oooc:=SQRT(16*PI()^4/[.Y16]^4*(0.0002^2+4*0.9941^2/[.Y16]^2*[.Y17]^2))" office:value-type="float" office:value="0.00201419995480141">
            <text:p>0.0020</text:p>
          </table:table-cell>
          <table:table-cell table:style-name="ce3"/>
          <table:table-cell/>
          <table:table-cell table:style-name="ce5" table:formula="oooc:=([.G110]-9.806)/SQRT([.H110]^2+0.001^2)" office:value-type="float" office:value="0.470924826583316">
            <text:p>0.5</text:p>
          </table:table-cell>
          <table:table-cell table:number-columns-repeated="27"/>
        </table:table-row>
        <table:table-row table:style-name="ro2" table:number-rows-repeated="65425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scarti vs tempo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2"/>
        <table:table-row table:style-name="ro2">
          <table:table-cell office:value-type="float" office:value="1">
            <text:p>1</text:p>
          </table:table-cell>
          <table:table-cell office:value-type="float" office:value="0.00110399999999866">
            <text:p>0.0011</text:p>
          </table:table-cell>
          <table:table-cell office:value-type="float" office:value="0.0010560000000015">
            <text:p>0.0011</text:p>
          </table:table-cell>
          <table:table-cell office:value-type="float" office:value="0.0012130000000008">
            <text:p>0.0012</text:p>
          </table:table-cell>
          <table:table-cell office:value-type="float" office:value="0.00094300000000036">
            <text:p>0.0009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110399999999866">
            <text:p>0.0011</text:p>
          </table:table-cell>
          <table:table-cell office:value-type="float" office:value="0.0010560000000015">
            <text:p>0.0011</text:p>
          </table:table-cell>
          <table:table-cell office:value-type="float" office:value="0.00111300000000103">
            <text:p>0.0011</text:p>
          </table:table-cell>
          <table:table-cell office:value-type="float" office:value="0.00104300000000057">
            <text:p>0.0010</text:p>
          </table:table-cell>
          <table:table-cell office:value-type="float" office:value="0.000761999999999929">
            <text:p>0.000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110399999999866">
            <text:p>0.0011</text:p>
          </table:table-cell>
          <table:table-cell office:value-type="float" office:value="0.0010560000000015">
            <text:p>0.0011</text:p>
          </table:table-cell>
          <table:table-cell office:value-type="float" office:value="0.00101300000000082">
            <text:p>0.0010</text:p>
          </table:table-cell>
          <table:table-cell office:value-type="float" office:value="0.00094300000000036">
            <text:p>0.0009</text:p>
          </table:table-cell>
          <table:table-cell office:value-type="float" office:value="0.000662000000000162">
            <text:p>0.00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110399999999866">
            <text:p>0.0011</text:p>
          </table:table-cell>
          <table:table-cell office:value-type="float" office:value="0.0010560000000015">
            <text:p>0.0011</text:p>
          </table:table-cell>
          <table:table-cell office:value-type="float" office:value="0.00111300000000103">
            <text:p>0.0011</text:p>
          </table:table-cell>
          <table:table-cell office:value-type="float" office:value="0.00104300000000057">
            <text:p>0.0010</text:p>
          </table:table-cell>
          <table:table-cell office:value-type="float" office:value="0.000561999999999951">
            <text:p>0.00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110399999999866">
            <text:p>0.0011</text:p>
          </table:table-cell>
          <table:table-cell office:value-type="float" office:value="0.0010560000000015">
            <text:p>0.0011</text:p>
          </table:table-cell>
          <table:table-cell office:value-type="float" office:value="0.0012130000000008">
            <text:p>0.0012</text:p>
          </table:table-cell>
          <table:table-cell office:value-type="float" office:value="0.00094300000000036">
            <text:p>0.0009</text:p>
          </table:table-cell>
          <table:table-cell office:value-type="float" office:value="0.000561999999999951">
            <text:p>0.00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0903999999998684">
            <text:p>0.0009</text:p>
          </table:table-cell>
          <table:table-cell office:value-type="float" office:value="0.000956000000001733">
            <text:p>0.0010</text:p>
          </table:table-cell>
          <table:table-cell office:value-type="float" office:value="0.000913000000001052">
            <text:p>0.0009</text:p>
          </table:table-cell>
          <table:table-cell office:value-type="float" office:value="0.000843000000000593">
            <text:p>0.0008</text:p>
          </table:table-cell>
          <table:table-cell office:value-type="float" office:value="0.000662000000000162">
            <text:p>0.00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0903999999998684">
            <text:p>0.0009</text:p>
          </table:table-cell>
          <table:table-cell office:value-type="float" office:value="0.000856000000001522">
            <text:p>0.0009</text:p>
          </table:table-cell>
          <table:table-cell office:value-type="float" office:value="0.00111300000000103">
            <text:p>0.0011</text:p>
          </table:table-cell>
          <table:table-cell office:value-type="float" office:value="0.00094300000000036">
            <text:p>0.0009</text:p>
          </table:table-cell>
          <table:table-cell office:value-type="float" office:value="0.000561999999999951">
            <text:p>0.00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903999999998684">
            <text:p>0.0009</text:p>
          </table:table-cell>
          <table:table-cell office:value-type="float" office:value="0.000956000000001733">
            <text:p>0.0010</text:p>
          </table:table-cell>
          <table:table-cell office:value-type="float" office:value="0.00111300000000103">
            <text:p>0.0011</text:p>
          </table:table-cell>
          <table:table-cell office:value-type="float" office:value="0.000843000000000593">
            <text:p>0.0008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0803999999998473">
            <text:p>0.0008</text:p>
          </table:table-cell>
          <table:table-cell office:value-type="float" office:value="0.000956000000001733">
            <text:p>0.0010</text:p>
          </table:table-cell>
          <table:table-cell office:value-type="float" office:value="0.000913000000001052">
            <text:p>0.0009</text:p>
          </table:table-cell>
          <table:table-cell office:value-type="float" office:value="0.000843000000000593">
            <text:p>0.0008</text:p>
          </table:table-cell>
          <table:table-cell office:value-type="float" office:value="0.000561999999999951">
            <text:p>0.0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903999999998684">
            <text:p>0.0009</text:p>
          </table:table-cell>
          <table:table-cell office:value-type="float" office:value="0.0010560000000015">
            <text:p>0.0011</text:p>
          </table:table-cell>
          <table:table-cell office:value-type="float" office:value="0.000913000000001052">
            <text:p>0.0009</text:p>
          </table:table-cell>
          <table:table-cell office:value-type="float" office:value="0.000843000000000593">
            <text:p>0.0008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0803999999998473">
            <text:p>0.0008</text:p>
          </table:table-cell>
          <table:table-cell office:value-type="float" office:value="0.000756000000001755">
            <text:p>0.0008</text:p>
          </table:table-cell>
          <table:table-cell office:value-type="float" office:value="0.000913000000001052">
            <text:p>0.0009</text:p>
          </table:table-cell>
          <table:table-cell office:value-type="float" office:value="0.000743000000000382">
            <text:p>0.0007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0803999999998473">
            <text:p>0.0008</text:p>
          </table:table-cell>
          <table:table-cell office:value-type="float" office:value="0.000856000000001522">
            <text:p>0.0009</text:p>
          </table:table-cell>
          <table:table-cell office:value-type="float" office:value="0.000913000000001052">
            <text:p>0.0009</text:p>
          </table:table-cell>
          <table:table-cell office:value-type="float" office:value="0.000743000000000382">
            <text:p>0.0007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0703999999998706">
            <text:p>0.0007</text:p>
          </table:table-cell>
          <table:table-cell office:value-type="float" office:value="0.000956000000001733">
            <text:p>0.0010</text:p>
          </table:table-cell>
          <table:table-cell office:value-type="float" office:value="0.000813000000000841">
            <text:p>0.0008</text:p>
          </table:table-cell>
          <table:table-cell office:value-type="float" office:value="0.000743000000000382">
            <text:p>0.0007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0703999999998706">
            <text:p>0.0007</text:p>
          </table:table-cell>
          <table:table-cell office:value-type="float" office:value="0.000856000000001522">
            <text:p>0.0009</text:p>
          </table:table-cell>
          <table:table-cell office:value-type="float" office:value="0.000913000000001052">
            <text:p>0.0009</text:p>
          </table:table-cell>
          <table:table-cell office:value-type="float" office:value="0.000743000000000382">
            <text:p>0.0007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603999999998495">
            <text:p>0.0006</text:p>
          </table:table-cell>
          <table:table-cell office:value-type="float" office:value="0.000656000000001544">
            <text:p>0.0007</text:p>
          </table:table-cell>
          <table:table-cell office:value-type="float" office:value="0.000913000000001052">
            <text:p>0.0009</text:p>
          </table:table-cell>
          <table:table-cell office:value-type="float" office:value="0.000543000000000404">
            <text:p>0.0005</text:p>
          </table:table-cell>
          <table:table-cell office:value-type="float" office:value="0.000561999999999951">
            <text:p>0.0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0603999999998495">
            <text:p>0.0006</text:p>
          </table:table-cell>
          <table:table-cell office:value-type="float" office:value="0.000856000000001522">
            <text:p>0.0009</text:p>
          </table:table-cell>
          <table:table-cell office:value-type="float" office:value="0.000813000000000841">
            <text:p>0.0008</text:p>
          </table:table-cell>
          <table:table-cell office:value-type="float" office:value="0.000743000000000382">
            <text:p>0.0007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00603999999998495">
            <text:p>0.0006</text:p>
          </table:table-cell>
          <table:table-cell office:value-type="float" office:value="0.000756000000001755">
            <text:p>0.0008</text:p>
          </table:table-cell>
          <table:table-cell office:value-type="float" office:value="0.000713000000001074">
            <text:p>0.0007</text:p>
          </table:table-cell>
          <table:table-cell office:value-type="float" office:value="0.000743000000000382">
            <text:p>0.0007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0703999999998706">
            <text:p>0.0007</text:p>
          </table:table-cell>
          <table:table-cell office:value-type="float" office:value="0.000856000000001522">
            <text:p>0.0009</text:p>
          </table:table-cell>
          <table:table-cell office:value-type="float" office:value="0.000613000000000863">
            <text:p>0.0006</text:p>
          </table:table-cell>
          <table:table-cell office:value-type="float" office:value="0.000543000000000404">
            <text:p>0.0005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000603999999998495">
            <text:p>0.0006</text:p>
          </table:table-cell>
          <table:table-cell office:value-type="float" office:value="0.000656000000001544">
            <text:p>0.0007</text:p>
          </table:table-cell>
          <table:table-cell office:value-type="float" office:value="0.000813000000000841">
            <text:p>0.0008</text:p>
          </table:table-cell>
          <table:table-cell office:value-type="float" office:value="0.000543000000000404">
            <text:p>0.0005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503999999998728">
            <text:p>0.0005</text:p>
          </table:table-cell>
          <table:table-cell office:value-type="float" office:value="0.000756000000001755">
            <text:p>0.0008</text:p>
          </table:table-cell>
          <table:table-cell office:value-type="float" office:value="0.000613000000000863">
            <text:p>0.0006</text:p>
          </table:table-cell>
          <table:table-cell office:value-type="float" office:value="0.000643000000000615">
            <text:p>0.0006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0503999999998728">
            <text:p>0.0005</text:p>
          </table:table-cell>
          <table:table-cell office:value-type="float" office:value="0.000756000000001755">
            <text:p>0.0008</text:p>
          </table:table-cell>
          <table:table-cell office:value-type="float" office:value="0.000413000000000885">
            <text:p>0.0004</text:p>
          </table:table-cell>
          <table:table-cell office:value-type="float" office:value="0.000443000000000637">
            <text:p>0.0004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603999999998495">
            <text:p>0.0006</text:p>
          </table:table-cell>
          <table:table-cell office:value-type="float" office:value="0.000756000000001755">
            <text:p>0.0008</text:p>
          </table:table-cell>
          <table:table-cell office:value-type="float" office:value="0.000513000000001096">
            <text:p>0.0005</text:p>
          </table:table-cell>
          <table:table-cell office:value-type="float" office:value="0.000443000000000637">
            <text:p>0.0004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00503999999998728">
            <text:p>0.0005</text:p>
          </table:table-cell>
          <table:table-cell office:value-type="float" office:value="0.0010560000000015">
            <text:p>0.0011</text:p>
          </table:table-cell>
          <table:table-cell office:value-type="float" office:value="0.000413000000000885">
            <text:p>0.0004</text:p>
          </table:table-cell>
          <table:table-cell office:value-type="float" office:value="0.000443000000000637">
            <text:p>0.0004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00403999999998517">
            <text:p>0.0004</text:p>
          </table:table-cell>
          <table:table-cell office:value-type="float" office:value="0.000556000000001777">
            <text:p>0.0006</text:p>
          </table:table-cell>
          <table:table-cell office:value-type="float" office:value="0.000513000000001096">
            <text:p>0.0005</text:p>
          </table:table-cell>
          <table:table-cell office:value-type="float" office:value="0.000543000000000404">
            <text:p>0.0005</text:p>
          </table:table-cell>
          <table:table-cell office:value-type="float" office:value="0.000462000000000184">
            <text:p>0.000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0403999999998517">
            <text:p>0.0004</text:p>
          </table:table-cell>
          <table:table-cell office:value-type="float" office:value="0.000556000000001777">
            <text:p>0.0006</text:p>
          </table:table-cell>
          <table:table-cell office:value-type="float" office:value="0.000513000000001096">
            <text:p>0.0005</text:p>
          </table:table-cell>
          <table:table-cell office:value-type="float" office:value="0.000243000000000659">
            <text:p>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0403999999998517">
            <text:p>0.0004</text:p>
          </table:table-cell>
          <table:table-cell office:value-type="float" office:value="0.000556000000001777">
            <text:p>0.0006</text:p>
          </table:table-cell>
          <table:table-cell office:value-type="float" office:value="0.000313000000001118">
            <text:p>0.0003</text:p>
          </table:table-cell>
          <table:table-cell office:value-type="float" office:value="0.000243000000000659">
            <text:p>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0030399999999875">
            <text:p>0.0003</text:p>
          </table:table-cell>
          <table:table-cell office:value-type="float" office:value="0.000656000000001544">
            <text:p>0.0007</text:p>
          </table:table-cell>
          <table:table-cell office:value-type="float" office:value="0.000413000000000885">
            <text:p>0.0004</text:p>
          </table:table-cell>
          <table:table-cell office:value-type="float" office:value="0.000143000000000448">
            <text:p>0.0001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00403999999998517">
            <text:p>0.0004</text:p>
          </table:table-cell>
          <table:table-cell office:value-type="float" office:value="0.000556000000001777">
            <text:p>0.0006</text:p>
          </table:table-cell>
          <table:table-cell office:value-type="float" office:value="0.000413000000000885">
            <text:p>0.0004</text:p>
          </table:table-cell>
          <table:table-cell office:value-type="float" office:value="0.000243000000000659">
            <text:p>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00203999999998539">
            <text:p>0.0002</text:p>
          </table:table-cell>
          <table:table-cell office:value-type="float" office:value="0.000756000000001755">
            <text:p>0.0008</text:p>
          </table:table-cell>
          <table:table-cell office:value-type="float" office:value="0.000213000000000907">
            <text:p>0.0002</text:p>
          </table:table-cell>
          <table:table-cell office:value-type="float" office:value="0.000143000000000448">
            <text:p>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203999999998539">
            <text:p>0.0002</text:p>
          </table:table-cell>
          <table:table-cell office:value-type="float" office:value="0.000356000000001799">
            <text:p>0.0004</text:p>
          </table:table-cell>
          <table:table-cell office:value-type="float" office:value="0.000413000000000885">
            <text:p>0.0004</text:p>
          </table:table-cell>
          <table:table-cell office:value-type="float" office:value="-0.0000569999999995296">
            <text:p>-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00203999999998539">
            <text:p>0.0002</text:p>
          </table:table-cell>
          <table:table-cell office:value-type="float" office:value="0.000556000000001777">
            <text:p>0.0006</text:p>
          </table:table-cell>
          <table:table-cell office:value-type="float" office:value="0.000313000000001118">
            <text:p>0.0003</text:p>
          </table:table-cell>
          <table:table-cell office:value-type="float" office:value="0.000243000000000659">
            <text:p>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30399999999875">
            <text:p>0.0003</text:p>
          </table:table-cell>
          <table:table-cell office:value-type="float" office:value="0.000556000000001777">
            <text:p>0.0006</text:p>
          </table:table-cell>
          <table:table-cell office:value-type="float" office:value="0.000213000000000907">
            <text:p>0.0002</text:p>
          </table:table-cell>
          <table:table-cell office:value-type="float" office:value="-0.000156999999999297">
            <text:p>-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00203999999998539">
            <text:p>0.0002</text:p>
          </table:table-cell>
          <table:table-cell office:value-type="float" office:value="0.000556000000001777">
            <text:p>0.0006</text:p>
          </table:table-cell>
          <table:table-cell office:value-type="float" office:value="0.00011300000000114">
            <text:p>0.0001</text:p>
          </table:table-cell>
          <table:table-cell office:value-type="float" office:value="-0.000156999999999297">
            <text:p>-0.0002</text:p>
          </table:table-cell>
          <table:table-cell office:value-type="float" office:value="0.000361999999999973">
            <text:p>0.000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010399999999855">
            <text:p>0.0001</text:p>
          </table:table-cell>
          <table:table-cell office:value-type="float" office:value="0.000456000000001566">
            <text:p>0.0005</text:p>
          </table:table-cell>
          <table:table-cell office:value-type="float" office:value="0.00011300000000114">
            <text:p>0.0001</text:p>
          </table:table-cell>
          <table:table-cell office:value-type="float" office:value="-0.000156999999999297">
            <text:p>-0.0002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0203999999998539">
            <text:p>0.0002</text:p>
          </table:table-cell>
          <table:table-cell office:value-type="float" office:value="0.000556000000001777">
            <text:p>0.0006</text:p>
          </table:table-cell>
          <table:table-cell office:value-type="float" office:value="0.00011300000000114">
            <text:p>0.0001</text:p>
          </table:table-cell>
          <table:table-cell office:value-type="float" office:value="-0.000156999999999297">
            <text:p>-0.0002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0010399999999855">
            <text:p>0.0001</text:p>
          </table:table-cell>
          <table:table-cell office:value-type="float" office:value="0.000556000000001777">
            <text:p>0.0006</text:p>
          </table:table-cell>
          <table:table-cell office:value-type="float" office:value="0.000213000000000907">
            <text:p>0.0002</text:p>
          </table:table-cell>
          <table:table-cell office:value-type="float" office:value="-0.0000569999999995296">
            <text:p>-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0000399999999856071">
            <text:p>0.0000</text:p>
          </table:table-cell>
          <table:table-cell office:value-type="float" office:value="0.000456000000001566">
            <text:p>0.0005</text:p>
          </table:table-cell>
          <table:table-cell office:value-type="float" office:value="-0.000086999999998838">
            <text:p>-0.0001</text:p>
          </table:table-cell>
          <table:table-cell office:value-type="float" office:value="0.0000430000000006814">
            <text:p>0.0000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0000399999999856071">
            <text:p>0.0000</text:p>
          </table:table-cell>
          <table:table-cell office:value-type="float" office:value="0.000256000000001588">
            <text:p>0.0003</text:p>
          </table:table-cell>
          <table:table-cell office:value-type="float" office:value="-0.000086999999998838">
            <text:p>-0.0001</text:p>
          </table:table-cell>
          <table:table-cell office:value-type="float" office:value="-0.0000569999999995296">
            <text:p>-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0010399999999855">
            <text:p>0.0001</text:p>
          </table:table-cell>
          <table:table-cell office:value-type="float" office:value="0.000356000000001799">
            <text:p>0.0004</text:p>
          </table:table-cell>
          <table:table-cell office:value-type="float" office:value="0.000213000000000907">
            <text:p>0.0002</text:p>
          </table:table-cell>
          <table:table-cell office:value-type="float" office:value="-0.0000569999999995296">
            <text:p>-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0.0000960000000014283">
            <text:p>-0.0001</text:p>
          </table:table-cell>
          <table:table-cell office:value-type="float" office:value="0.000356000000001799">
            <text:p>0.0004</text:p>
          </table:table-cell>
          <table:table-cell office:value-type="float" office:value="-0.000086999999998838">
            <text:p>-0.0001</text:p>
          </table:table-cell>
          <table:table-cell office:value-type="float" office:value="-0.0000569999999995296">
            <text:p>-0.0001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-0.0000960000000014283">
            <text:p>-0.0001</text:p>
          </table:table-cell>
          <table:table-cell office:value-type="float" office:value="0.000356000000001799">
            <text:p>0.0004</text:p>
          </table:table-cell>
          <table:table-cell office:value-type="float" office:value="0.00011300000000114">
            <text:p>0.0001</text:p>
          </table:table-cell>
          <table:table-cell office:value-type="float" office:value="-0.000256999999999508">
            <text:p>-0.0003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0000399999999856071">
            <text:p>0.0000</text:p>
          </table:table-cell>
          <table:table-cell office:value-type="float" office:value="0.000256000000001588">
            <text:p>0.0003</text:p>
          </table:table-cell>
          <table:table-cell office:value-type="float" office:value="0.0000130000000009289">
            <text:p>0.0000</text:p>
          </table:table-cell>
          <table:table-cell office:value-type="float" office:value="-0.0000569999999995296">
            <text:p>-0.0001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-0.0000960000000014283">
            <text:p>-0.0001</text:p>
          </table:table-cell>
          <table:table-cell office:value-type="float" office:value="0.000356000000001799">
            <text:p>0.0004</text:p>
          </table:table-cell>
          <table:table-cell office:value-type="float" office:value="0.0000130000000009289">
            <text:p>0.0000</text:p>
          </table:table-cell>
          <table:table-cell office:value-type="float" office:value="-0.000156999999999297">
            <text:p>-0.0002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-0.000196000000001417">
            <text:p>-0.0002</text:p>
          </table:table-cell>
          <table:table-cell office:value-type="float" office:value="0.000256000000001588">
            <text:p>0.0003</text:p>
          </table:table-cell>
          <table:table-cell office:value-type="float" office:value="0.0000130000000009289">
            <text:p>0.0000</text:p>
          </table:table-cell>
          <table:table-cell office:value-type="float" office:value="0.000143000000000448">
            <text:p>0.0001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-0.0000960000000014283">
            <text:p>-0.0001</text:p>
          </table:table-cell>
          <table:table-cell office:value-type="float" office:value="0.000256000000001588">
            <text:p>0.0003</text:p>
          </table:table-cell>
          <table:table-cell office:value-type="float" office:value="-0.000086999999998838">
            <text:p>-0.0001</text:p>
          </table:table-cell>
          <table:table-cell office:value-type="float" office:value="-0.0000569999999995296">
            <text:p>-0.0001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-0.0000960000000014283">
            <text:p>-0.0001</text:p>
          </table:table-cell>
          <table:table-cell office:value-type="float" office:value="0.000156000000001821">
            <text:p>0.0002</text:p>
          </table:table-cell>
          <table:table-cell office:value-type="float" office:value="0.0000130000000009289">
            <text:p>0.0000</text:p>
          </table:table-cell>
          <table:table-cell office:value-type="float" office:value="-0.000256999999999508">
            <text:p>-0.0003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-0.000296000000001406">
            <text:p>-0.0003</text:p>
          </table:table-cell>
          <table:table-cell office:value-type="float" office:value="0.000256000000001588">
            <text:p>0.0003</text:p>
          </table:table-cell>
          <table:table-cell office:value-type="float" office:value="-0.000186999999999049">
            <text:p>-0.0002</text:p>
          </table:table-cell>
          <table:table-cell office:value-type="float" office:value="-0.000156999999999297">
            <text:p>-0.0002</text:p>
          </table:table-cell>
          <table:table-cell office:value-type="float" office:value="0.000262000000000206">
            <text:p>0.000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-0.000196000000001417">
            <text:p>-0.0002</text:p>
          </table:table-cell>
          <table:table-cell office:value-type="float" office:value="0.000156000000001821">
            <text:p>0.0002</text:p>
          </table:table-cell>
          <table:table-cell office:value-type="float" office:value="-0.000086999999998838">
            <text:p>-0.0001</text:p>
          </table:table-cell>
          <table:table-cell office:value-type="float" office:value="-0.000156999999999297">
            <text:p>-0.0002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-0.000196000000001417">
            <text:p>-0.0002</text:p>
          </table:table-cell>
          <table:table-cell office:value-type="float" office:value="0.000156000000001821">
            <text:p>0.0002</text:p>
          </table:table-cell>
          <table:table-cell office:value-type="float" office:value="-0.000086999999998838">
            <text:p>-0.0001</text:p>
          </table:table-cell>
          <table:table-cell office:value-type="float" office:value="-0.000156999999999297">
            <text:p>-0.0002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0.000296000000001406">
            <text:p>-0.0003</text:p>
          </table:table-cell>
          <table:table-cell office:value-type="float" office:value="0.0000560000000016103">
            <text:p>0.0001</text:p>
          </table:table-cell>
          <table:table-cell office:value-type="float" office:value="-0.000186999999999049">
            <text:p>-0.0002</text:p>
          </table:table-cell>
          <table:table-cell office:value-type="float" office:value="-0.000156999999999297">
            <text:p>-0.0002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-0.000296000000001406">
            <text:p>-0.0003</text:p>
          </table:table-cell>
          <table:table-cell office:value-type="float" office:value="-0.000143999999998368">
            <text:p>-0.0001</text:p>
          </table:table-cell>
          <table:table-cell office:value-type="float" office:value="-0.000186999999999049">
            <text:p>-0.0002</text:p>
          </table:table-cell>
          <table:table-cell office:value-type="float" office:value="-0.0000569999999995296">
            <text:p>-0.0001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-0.000296000000001406">
            <text:p>-0.0003</text:p>
          </table:table-cell>
          <table:table-cell office:value-type="float" office:value="0.0000560000000016103">
            <text:p>0.0001</text:p>
          </table:table-cell>
          <table:table-cell office:value-type="float" office:value="-0.000086999999998838">
            <text:p>-0.0001</text:p>
          </table:table-cell>
          <table:table-cell office:value-type="float" office:value="-0.000256999999999508">
            <text:p>-0.0003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-0.000396000000001395">
            <text:p>-0.0004</text:p>
          </table:table-cell>
          <table:table-cell office:value-type="float" office:value="-0.000143999999998368">
            <text:p>-0.0001</text:p>
          </table:table-cell>
          <table:table-cell office:value-type="float" office:value="-0.000086999999998838">
            <text:p>-0.0001</text:p>
          </table:table-cell>
          <table:table-cell office:value-type="float" office:value="-0.0000569999999995296">
            <text:p>-0.0001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-0.000296000000001406">
            <text:p>-0.0003</text:p>
          </table:table-cell>
          <table:table-cell office:value-type="float" office:value="-0.000143999999998368">
            <text:p>-0.0001</text:p>
          </table:table-cell>
          <table:table-cell office:value-type="float" office:value="-0.000186999999999049">
            <text:p>-0.0002</text:p>
          </table:table-cell>
          <table:table-cell office:value-type="float" office:value="-0.000256999999999508">
            <text:p>-0.0003</text:p>
          </table:table-cell>
          <table:table-cell office:value-type="float" office:value="0.000161999999999995">
            <text:p>0.0002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-0.000396000000001395">
            <text:p>-0.0004</text:p>
          </table:table-cell>
          <table:table-cell office:value-type="float" office:value="-0.000343999999998346">
            <text:p>-0.0003</text:p>
          </table:table-cell>
          <table:table-cell office:value-type="float" office:value="-0.000086999999998838">
            <text:p>-0.0001</text:p>
          </table:table-cell>
          <table:table-cell office:value-type="float" office:value="-0.000256999999999508">
            <text:p>-0.0003</text:p>
          </table:table-cell>
          <table:table-cell office:value-type="float" office:value="-0.0000379999999999825">
            <text:p>0.000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-0.000396000000001395">
            <text:p>-0.0004</text:p>
          </table:table-cell>
          <table:table-cell office:value-type="float" office:value="-0.000143999999998368">
            <text:p>-0.0001</text:p>
          </table:table-cell>
          <table:table-cell office:value-type="float" office:value="-0.000386999999999027">
            <text:p>-0.0004</text:p>
          </table:table-cell>
          <table:table-cell office:value-type="float" office:value="-0.000156999999999297">
            <text:p>-0.0002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-0.000296000000001406">
            <text:p>-0.0003</text:p>
          </table:table-cell>
          <table:table-cell office:value-type="float" office:value="-0.000143999999998368">
            <text:p>-0.0001</text:p>
          </table:table-cell>
          <table:table-cell office:value-type="float" office:value="-0.000086999999998838">
            <text:p>-0.0001</text:p>
          </table:table-cell>
          <table:table-cell office:value-type="float" office:value="-0.000156999999999297">
            <text:p>-0.0002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-0.000396000000001395">
            <text:p>-0.0004</text:p>
          </table:table-cell>
          <table:table-cell office:value-type="float" office:value="-0.000343999999998346">
            <text:p>-0.0003</text:p>
          </table:table-cell>
          <table:table-cell office:value-type="float" office:value="-0.000186999999999049">
            <text:p>-0.0002</text:p>
          </table:table-cell>
          <table:table-cell office:value-type="float" office:value="-0.000256999999999508">
            <text:p>-0.0003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-0.000396000000001395">
            <text:p>-0.0004</text:p>
          </table:table-cell>
          <table:table-cell office:value-type="float" office:value="-0.000343999999998346">
            <text:p>-0.0003</text:p>
          </table:table-cell>
          <table:table-cell office:value-type="float" office:value="-0.000286999999999038">
            <text:p>-0.0003</text:p>
          </table:table-cell>
          <table:table-cell office:value-type="float" office:value="-0.000256999999999508">
            <text:p>-0.0003</text:p>
          </table:table-cell>
          <table:table-cell office:value-type="float" office:value="0.0000620000000002285">
            <text:p>0.000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-0.000196000000001417">
            <text:p>-0.0002</text:p>
          </table:table-cell>
          <table:table-cell office:value-type="float" office:value="-0.000343999999998346">
            <text:p>-0.0003</text:p>
          </table:table-cell>
          <table:table-cell office:value-type="float" office:value="-0.000386999999999027">
            <text:p>-0.0004</text:p>
          </table:table-cell>
          <table:table-cell office:value-type="float" office:value="-0.000356999999999497">
            <text:p>-0.0004</text:p>
          </table:table-cell>
          <table:table-cell office:value-type="float" office:value="-0.0000379999999999825">
            <text:p>0.000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-0.000396000000001395">
            <text:p>-0.0004</text:p>
          </table:table-cell>
          <table:table-cell office:value-type="float" office:value="-0.000543999999998324">
            <text:p>-0.0005</text:p>
          </table:table-cell>
          <table:table-cell office:value-type="float" office:value="-0.000186999999999049">
            <text:p>-0.0002</text:p>
          </table:table-cell>
          <table:table-cell office:value-type="float" office:value="-0.0000569999999995296">
            <text:p>-0.0001</text:p>
          </table:table-cell>
          <table:table-cell office:value-type="float" office:value="-0.0000379999999999825">
            <text:p>0.00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-0.000396000000001395">
            <text:p>-0.0004</text:p>
          </table:table-cell>
          <table:table-cell office:value-type="float" office:value="-0.000343999999998346">
            <text:p>-0.0003</text:p>
          </table:table-cell>
          <table:table-cell office:value-type="float" office:value="-0.000286999999999038">
            <text:p>-0.0003</text:p>
          </table:table-cell>
          <table:table-cell office:value-type="float" office:value="-0.000256999999999508">
            <text:p>-0.0003</text:p>
          </table:table-cell>
          <table:table-cell office:value-type="float" office:value="-0.0000379999999999825">
            <text:p>0.000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-0.000296000000001406">
            <text:p>-0.0003</text:p>
          </table:table-cell>
          <table:table-cell office:value-type="float" office:value="-0.000443999999998113">
            <text:p>-0.0004</text:p>
          </table:table-cell>
          <table:table-cell office:value-type="float" office:value="-0.000386999999999027">
            <text:p>-0.0004</text:p>
          </table:table-cell>
          <table:table-cell office:value-type="float" office:value="-0.000256999999999508">
            <text:p>-0.0003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-0.000396000000001395">
            <text:p>-0.0004</text:p>
          </table:table-cell>
          <table:table-cell office:value-type="float" office:value="-0.000643999999998313">
            <text:p>-0.0006</text:p>
          </table:table-cell>
          <table:table-cell office:value-type="float" office:value="-0.000286999999999038">
            <text:p>-0.0003</text:p>
          </table:table-cell>
          <table:table-cell office:value-type="float" office:value="-0.000356999999999497">
            <text:p>-0.0004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0.000296000000001406">
            <text:p>-0.0003</text:p>
          </table:table-cell>
          <table:table-cell office:value-type="float" office:value="-0.000443999999998113">
            <text:p>-0.0004</text:p>
          </table:table-cell>
          <table:table-cell office:value-type="float" office:value="-0.000386999999999027">
            <text:p>-0.0004</text:p>
          </table:table-cell>
          <table:table-cell office:value-type="float" office:value="-0.000356999999999497">
            <text:p>-0.0004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-0.000296000000001406">
            <text:p>-0.0003</text:p>
          </table:table-cell>
          <table:table-cell office:value-type="float" office:value="-0.00104399999999827">
            <text:p>-0.0010</text:p>
          </table:table-cell>
          <table:table-cell office:value-type="float" office:value="-0.000286999999999038">
            <text:p>-0.0003</text:p>
          </table:table-cell>
          <table:table-cell office:value-type="float" office:value="-0.000156999999999297">
            <text:p>-0.0002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-0.000396000000001395">
            <text:p>-0.0004</text:p>
          </table:table-cell>
          <table:table-cell office:value-type="float" office:value="-0.000243999999998135">
            <text:p>-0.0002</text:p>
          </table:table-cell>
          <table:table-cell office:value-type="float" office:value="-0.000286999999999038">
            <text:p>-0.0003</text:p>
          </table:table-cell>
          <table:table-cell office:value-type="float" office:value="-0.000456999999999486">
            <text:p>-0.0005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-0.000296000000001406">
            <text:p>-0.0003</text:p>
          </table:table-cell>
          <table:table-cell office:value-type="float" office:value="-0.000643999999998313">
            <text:p>-0.0006</text:p>
          </table:table-cell>
          <table:table-cell office:value-type="float" office:value="-0.000486999999999016">
            <text:p>-0.0005</text:p>
          </table:table-cell>
          <table:table-cell office:value-type="float" office:value="-0.000156999999999297">
            <text:p>-0.0002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-0.000296000000001406">
            <text:p>-0.0003</text:p>
          </table:table-cell>
          <table:table-cell office:value-type="float" office:value="-0.000843999999998291">
            <text:p>-0.0008</text:p>
          </table:table-cell>
          <table:table-cell office:value-type="float" office:value="-0.000386999999999027">
            <text:p>-0.0004</text:p>
          </table:table-cell>
          <table:table-cell office:value-type="float" office:value="-0.000256999999999508">
            <text:p>-0.0003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0.000296000000001406">
            <text:p>-0.0003</text:p>
          </table:table-cell>
          <table:table-cell office:value-type="float" office:value="-0.000443999999998113">
            <text:p>-0.0004</text:p>
          </table:table-cell>
          <table:table-cell office:value-type="float" office:value="-0.000286999999999038">
            <text:p>-0.0003</text:p>
          </table:table-cell>
          <table:table-cell office:value-type="float" office:value="-0.000456999999999486">
            <text:p>-0.0005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286999999999038">
            <text:p>-0.0003</text:p>
          </table:table-cell>
          <table:table-cell office:value-type="float" office:value="-0.000256999999999508">
            <text:p>-0.0003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-0.000496000000001384">
            <text:p>-0.0005</text:p>
          </table:table-cell>
          <table:table-cell office:value-type="float" office:value="-0.000743999999998302">
            <text:p>-0.0007</text:p>
          </table:table-cell>
          <table:table-cell office:value-type="float" office:value="-0.000386999999999027">
            <text:p>-0.0004</text:p>
          </table:table-cell>
          <table:table-cell office:value-type="float" office:value="-0.000256999999999508">
            <text:p>-0.0003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-0.000196000000001417">
            <text:p>-0.0002</text:p>
          </table:table-cell>
          <table:table-cell office:value-type="float" office:value="-0.000743999999998302">
            <text:p>-0.0007</text:p>
          </table:table-cell>
          <table:table-cell office:value-type="float" office:value="-0.000386999999999027">
            <text:p>-0.0004</text:p>
          </table:table-cell>
          <table:table-cell office:value-type="float" office:value="-0.000456999999999486">
            <text:p>-0.0005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-0.000296000000001406">
            <text:p>-0.0003</text:p>
          </table:table-cell>
          <table:table-cell office:value-type="float" office:value="-0.000643999999998313">
            <text:p>-0.0006</text:p>
          </table:table-cell>
          <table:table-cell office:value-type="float" office:value="-0.000586999999999005">
            <text:p>-0.0006</text:p>
          </table:table-cell>
          <table:table-cell office:value-type="float" office:value="-0.000256999999999508">
            <text:p>-0.0003</text:p>
          </table:table-cell>
          <table:table-cell office:value-type="float" office:value="-0.000337999999999727">
            <text:p>-0.000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-0.000496000000001384">
            <text:p>-0.0005</text:p>
          </table:table-cell>
          <table:table-cell office:value-type="float" office:value="-0.000743999999998302">
            <text:p>-0.0007</text:p>
          </table:table-cell>
          <table:table-cell office:value-type="float" office:value="-0.000386999999999027">
            <text:p>-0.0004</text:p>
          </table:table-cell>
          <table:table-cell office:value-type="float" office:value="-0.000356999999999497">
            <text:p>-0.0004</text:p>
          </table:table-cell>
          <table:table-cell office:value-type="float" office:value="-0.000137999999999749">
            <text:p>-0.000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-0.000296000000001406">
            <text:p>-0.0003</text:p>
          </table:table-cell>
          <table:table-cell office:value-type="float" office:value="-0.000543999999998324">
            <text:p>-0.0005</text:p>
          </table:table-cell>
          <table:table-cell office:value-type="float" office:value="-0.000586999999999005">
            <text:p>-0.0006</text:p>
          </table:table-cell>
          <table:table-cell office:value-type="float" office:value="-0.000456999999999486">
            <text:p>-0.0005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-0.000496000000001384">
            <text:p>-0.0005</text:p>
          </table:table-cell>
          <table:table-cell office:value-type="float" office:value="-0.000743999999998302">
            <text:p>-0.0007</text:p>
          </table:table-cell>
          <table:table-cell office:value-type="float" office:value="-0.000386999999999027">
            <text:p>-0.0004</text:p>
          </table:table-cell>
          <table:table-cell office:value-type="float" office:value="-0.000356999999999497">
            <text:p>-0.0004</text:p>
          </table:table-cell>
          <table:table-cell office:value-type="float" office:value="-0.00023799999999996">
            <text:p>-0.000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-0.000296000000001406">
            <text:p>-0.0003</text:p>
          </table:table-cell>
          <table:table-cell office:value-type="float" office:value="-0.000743999999998302">
            <text:p>-0.0007</text:p>
          </table:table-cell>
          <table:table-cell office:value-type="float" office:value="-0.000586999999999005">
            <text:p>-0.0006</text:p>
          </table:table-cell>
          <table:table-cell office:value-type="float" office:value="-0.000256999999999508">
            <text:p>-0.0003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786999999998983">
            <text:p>-0.0008</text:p>
          </table:table-cell>
          <table:table-cell office:value-type="float" office:value="-0.000456999999999486">
            <text:p>-0.0005</text:p>
          </table:table-cell>
          <table:table-cell office:value-type="float" office:value="-0.000337999999999727">
            <text:p>-0.00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0.000496000000001384">
            <text:p>-0.0005</text:p>
          </table:table-cell>
          <table:table-cell office:value-type="float" office:value="-0.000843999999998291">
            <text:p>-0.0008</text:p>
          </table:table-cell>
          <table:table-cell office:value-type="float" office:value="-0.000286999999999038">
            <text:p>-0.0003</text:p>
          </table:table-cell>
          <table:table-cell office:value-type="float" office:value="-0.000156999999999297">
            <text:p>-0.0002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586999999999005">
            <text:p>-0.0006</text:p>
          </table:table-cell>
          <table:table-cell office:value-type="float" office:value="-0.000356999999999497">
            <text:p>-0.0004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-0.000396000000001395">
            <text:p>-0.0004</text:p>
          </table:table-cell>
          <table:table-cell office:value-type="float" office:value="-0.00094399999999828">
            <text:p>-0.0009</text:p>
          </table:table-cell>
          <table:table-cell office:value-type="float" office:value="-0.000686999999998994">
            <text:p>-0.0007</text:p>
          </table:table-cell>
          <table:table-cell office:value-type="float" office:value="-0.000356999999999497">
            <text:p>-0.0004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-0.000396000000001395">
            <text:p>-0.0004</text:p>
          </table:table-cell>
          <table:table-cell office:value-type="float" office:value="-0.000543999999998324">
            <text:p>-0.0005</text:p>
          </table:table-cell>
          <table:table-cell office:value-type="float" office:value="-0.000786999999998983">
            <text:p>-0.0008</text:p>
          </table:table-cell>
          <table:table-cell office:value-type="float" office:value="-0.000356999999999497">
            <text:p>-0.0004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386999999999027">
            <text:p>-0.0004</text:p>
          </table:table-cell>
          <table:table-cell office:value-type="float" office:value="-0.000456999999999486">
            <text:p>-0.0005</text:p>
          </table:table-cell>
          <table:table-cell office:value-type="float" office:value="-0.000537999999999927">
            <text:p>-0.000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-0.000496000000001384">
            <text:p>-0.0005</text:p>
          </table:table-cell>
          <table:table-cell office:value-type="float" office:value="-0.000743999999998302">
            <text:p>-0.0007</text:p>
          </table:table-cell>
          <table:table-cell office:value-type="float" office:value="-0.000486999999999016">
            <text:p>-0.0005</text:p>
          </table:table-cell>
          <table:table-cell office:value-type="float" office:value="-0.000356999999999497">
            <text:p>-0.0004</text:p>
          </table:table-cell>
          <table:table-cell office:value-type="float" office:value="-0.000537999999999927">
            <text:p>-0.000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-0.000396000000001395">
            <text:p>-0.0004</text:p>
          </table:table-cell>
          <table:table-cell office:value-type="float" office:value="-0.000843999999998291">
            <text:p>-0.0008</text:p>
          </table:table-cell>
          <table:table-cell office:value-type="float" office:value="-0.000686999999998994">
            <text:p>-0.0007</text:p>
          </table:table-cell>
          <table:table-cell office:value-type="float" office:value="-0.000456999999999486">
            <text:p>-0.0005</text:p>
          </table:table-cell>
          <table:table-cell office:value-type="float" office:value="-0.000437999999999938">
            <text:p>-0.000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686999999998994">
            <text:p>-0.0007</text:p>
          </table:table-cell>
          <table:table-cell office:value-type="float" office:value="-0.000456999999999486">
            <text:p>-0.0005</text:p>
          </table:table-cell>
          <table:table-cell office:value-type="float" office:value="-0.000737999999999905">
            <text:p>-0.000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-0.000596000000001373">
            <text:p>-0.0006</text:p>
          </table:table-cell>
          <table:table-cell office:value-type="float" office:value="-0.00104399999999827">
            <text:p>-0.0010</text:p>
          </table:table-cell>
          <table:table-cell office:value-type="float" office:value="-0.000586999999999005">
            <text:p>-0.0006</text:p>
          </table:table-cell>
          <table:table-cell office:value-type="float" office:value="-0.000356999999999497">
            <text:p>-0.0004</text:p>
          </table:table-cell>
          <table:table-cell office:value-type="float" office:value="-0.000637999999999916">
            <text:p>-0.0006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-0.000196000000001417">
            <text:p>-0.0002</text:p>
          </table:table-cell>
          <table:table-cell office:value-type="float" office:value="-0.000643999999998313">
            <text:p>-0.0006</text:p>
          </table:table-cell>
          <table:table-cell office:value-type="float" office:value="-0.000586999999999005">
            <text:p>-0.0006</text:p>
          </table:table-cell>
          <table:table-cell office:value-type="float" office:value="-0.000356999999999497">
            <text:p>-0.0004</text:p>
          </table:table-cell>
          <table:table-cell office:value-type="float" office:value="-0.000637999999999916">
            <text:p>-0.0006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-0.000496000000001384">
            <text:p>-0.0005</text:p>
          </table:table-cell>
          <table:table-cell office:value-type="float" office:value="-0.000843999999998291">
            <text:p>-0.0008</text:p>
          </table:table-cell>
          <table:table-cell office:value-type="float" office:value="-0.000586999999999005">
            <text:p>-0.0006</text:p>
          </table:table-cell>
          <table:table-cell office:value-type="float" office:value="-0.000556999999999475">
            <text:p>-0.0006</text:p>
          </table:table-cell>
          <table:table-cell office:value-type="float" office:value="-0.000637999999999916">
            <text:p>-0.000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-0.000496000000001384">
            <text:p>-0.0005</text:p>
          </table:table-cell>
          <table:table-cell office:value-type="float" office:value="-0.00094399999999828">
            <text:p>-0.0009</text:p>
          </table:table-cell>
          <table:table-cell office:value-type="float" office:value="-0.000786999999998983">
            <text:p>-0.0008</text:p>
          </table:table-cell>
          <table:table-cell office:value-type="float" office:value="-0.000456999999999486">
            <text:p>-0.0005</text:p>
          </table:table-cell>
          <table:table-cell office:value-type="float" office:value="-0.000737999999999905">
            <text:p>-0.000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-0.000596000000001373">
            <text:p>-0.0006</text:p>
          </table:table-cell>
          <table:table-cell office:value-type="float" office:value="-0.000843999999998291">
            <text:p>-0.0008</text:p>
          </table:table-cell>
          <table:table-cell office:value-type="float" office:value="-0.000586999999999005">
            <text:p>-0.0006</text:p>
          </table:table-cell>
          <table:table-cell office:value-type="float" office:value="-0.000256999999999508">
            <text:p>-0.0003</text:p>
          </table:table-cell>
          <table:table-cell office:value-type="float" office:value="-0.000737999999999905">
            <text:p>-0.000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-0.000396000000001395">
            <text:p>-0.0004</text:p>
          </table:table-cell>
          <table:table-cell office:value-type="float" office:value="-0.000743999999998302">
            <text:p>-0.0007</text:p>
          </table:table-cell>
          <table:table-cell office:value-type="float" office:value="-0.000886999999998972">
            <text:p>-0.0009</text:p>
          </table:table-cell>
          <table:table-cell office:value-type="float" office:value="-0.000456999999999486">
            <text:p>-0.0005</text:p>
          </table:table-cell>
          <table:table-cell office:value-type="float" office:value="-0.000837999999999894">
            <text:p>-0.0008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-0.000596000000001373">
            <text:p>-0.0006</text:p>
          </table:table-cell>
          <table:table-cell office:value-type="float" office:value="-0.00094399999999828">
            <text:p>-0.0009</text:p>
          </table:table-cell>
          <table:table-cell office:value-type="float" office:value="-0.000486999999999016">
            <text:p>-0.0005</text:p>
          </table:table-cell>
          <table:table-cell office:value-type="float" office:value="-0.000456999999999486">
            <text:p>-0.0005</text:p>
          </table:table-cell>
          <table:table-cell office:value-type="float" office:value="-0.000837999999999894">
            <text:p>-0.000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-0.000496000000001384">
            <text:p>-0.0005</text:p>
          </table:table-cell>
          <table:table-cell office:value-type="float" office:value="-0.000843999999998291">
            <text:p>-0.0008</text:p>
          </table:table-cell>
          <table:table-cell office:value-type="float" office:value="-0.000886999999998972">
            <text:p>-0.0009</text:p>
          </table:table-cell>
          <table:table-cell office:value-type="float" office:value="-0.000556999999999475">
            <text:p>-0.0006</text:p>
          </table:table-cell>
          <table:table-cell office:value-type="float" office:value="-0.000737999999999905">
            <text:p>-0.000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-0.000696000000001362">
            <text:p>-0.0007</text:p>
          </table:table-cell>
          <table:table-cell office:value-type="float" office:value="-0.00094399999999828">
            <text:p>-0.0009</text:p>
          </table:table-cell>
          <table:table-cell office:value-type="float" office:value="-0.000586999999999005">
            <text:p>-0.0006</text:p>
          </table:table-cell>
          <table:table-cell office:value-type="float" office:value="-0.000256999999999508">
            <text:p>-0.0003</text:p>
          </table:table-cell>
          <table:table-cell office:value-type="float" office:value="-0.000937999999999883">
            <text:p>-0.000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-0.000496000000001384">
            <text:p>-0.0005</text:p>
          </table:table-cell>
          <table:table-cell office:value-type="float" office:value="-0.000743999999998302">
            <text:p>-0.0007</text:p>
          </table:table-cell>
          <table:table-cell office:value-type="float" office:value="-0.000786999999998983">
            <text:p>-0.0008</text:p>
          </table:table-cell>
          <table:table-cell office:value-type="float" office:value="-0.000656999999999464">
            <text:p>-0.0007</text:p>
          </table:table-cell>
          <table:table-cell office:value-type="float" office:value="-0.000937999999999883">
            <text:p>-0.000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-0.000496000000001384">
            <text:p>-0.0005</text:p>
          </table:table-cell>
          <table:table-cell office:value-type="float" office:value="-0.00104399999999827">
            <text:p>-0.0010</text:p>
          </table:table-cell>
          <table:table-cell office:value-type="float" office:value="-0.000886999999998972">
            <text:p>-0.0009</text:p>
          </table:table-cell>
          <table:table-cell office:value-type="float" office:value="-0.000556999999999475">
            <text:p>-0.0006</text:p>
          </table:table-cell>
          <table:table-cell office:value-type="float" office:value="-0.000837999999999894">
            <text:p>-0.000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-0.000596000000001373">
            <text:p>-0.0006</text:p>
          </table:table-cell>
          <table:table-cell office:value-type="float" office:value="-0.000843999999998291">
            <text:p>-0.0008</text:p>
          </table:table-cell>
          <table:table-cell office:value-type="float" office:value="-0.000686999999998994">
            <text:p>-0.0007</text:p>
          </table:table-cell>
          <table:table-cell office:value-type="float" office:value="-0.000656999999999464">
            <text:p>-0.0007</text:p>
          </table:table-cell>
          <table:table-cell office:value-type="float" office:value="-0.000837999999999894">
            <text:p>-0.000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0.000496000000001384">
            <text:p>-0.0005</text:p>
          </table:table-cell>
          <table:table-cell office:value-type="float" office:value="-0.000843999999998291">
            <text:p>-0.0008</text:p>
          </table:table-cell>
          <table:table-cell office:value-type="float" office:value="-0.000786999999998983">
            <text:p>-0.0008</text:p>
          </table:table-cell>
          <table:table-cell office:value-type="float" office:value="-0.000456999999999486">
            <text:p>-0.0005</text:p>
          </table:table-cell>
          <table:table-cell office:value-type="float" office:value="-0.00103799999999987">
            <text:p>-0.0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7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/04/2008</text:date>, <text:time>16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15T17:04:08</meta:creation-date>
    <dc:date>2008-04-21T16:22:30</dc:date>
    <meta:editing-cycles>12</meta:editing-cycles>
    <meta:editing-duration>PT10H57M22S</meta:editing-duration>
    <meta:user-defined meta:name="Info 1"/>
    <meta:user-defined meta:name="Info 2"/>
    <meta:user-defined meta:name="Info 3"/>
    <meta:user-defined meta:name="Info 4"/>
    <meta:document-statistic meta:table-count="3" meta:cell-count="2828"/>
  </office:meta>
</office:document-meta>
</file>